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8.722cm" fo:min-width="0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1.423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8.024cm"/>
    </style:style>
    <style:style style:name="gr5" style:family="graphic" style:parent-style-name="standard">
      <style:graphic-properties draw:stroke="none" svg:stroke-color="#000000" draw:fill="none" draw:fill-color="#ffffff" draw:textarea-horizontal-align="left" draw:auto-grow-height="true" draw:auto-grow-width="false" fo:min-height="9.222cm" fo:min-width="0cm"/>
    </style:style>
    <style:style style:name="gr6" style:family="graphic" style:parent-style-name="standard">
      <style:graphic-properties draw:stroke="dash" draw:stroke-dash="_32__20_Dots_20_1_20_Dash" svg:stroke-color="#000080" draw:fill-color="#ffffff" draw:textarea-horizontal-align="justify" draw:textarea-vertical-align="middle" draw:auto-grow-height="false" fo:min-height="10.75cm" fo:min-width="6cm"/>
    </style:style>
    <style:style style:name="gr7" style:family="graphic" style:parent-style-name="standard">
      <style:graphic-properties draw:stroke="dash" draw:stroke-dash="_32__20_Dots_20_1_20_Dash" svg:stroke-color="#000080" draw:fill-color="#ffffff" draw:textarea-horizontal-align="justify" draw:textarea-vertical-align="middle" draw:auto-grow-height="false" fo:min-height="10.323cm" fo:min-width="5.748cm"/>
    </style:style>
    <style:style style:name="gr8" style:family="graphic" style:parent-style-name="standard">
      <style:graphic-properties svg:stroke-width="0.1cm" svg:stroke-color="#ff8c00" draw:marker-start-width="0.5cm" draw:marker-end-width="0.5cm" draw:fill-color="#000000" draw:textarea-horizontal-align="justify" draw:textarea-vertical-align="middle" draw:auto-grow-height="false" fo:min-height="3.594cm" fo:min-width="2.864cm" fo:padding-top="0.175cm" fo:padding-bottom="0.175cm" fo:padding-left="0.3cm" fo:padding-right="0.3cm"/>
    </style:style>
    <style:style style:name="gr9" style:family="graphic" style:parent-style-name="standard">
      <style:graphic-properties svg:stroke-width="0.1cm" svg:stroke-color="#ff8c00" draw:marker-start-width="0.5cm" draw:marker-end-width="0.5cm" draw:fill-color="#000000" draw:textarea-horizontal-align="justify" draw:textarea-vertical-align="middle" draw:auto-grow-height="false" fo:min-height="3.75cm" fo:min-width="3cm" fo:padding-top="0.175cm" fo:padding-bottom="0.175cm" fo:padding-left="0.3cm" fo:padding-right="0.3cm"/>
    </style:style>
    <style:style style:name="gr10" style:family="graphic" style:parent-style-name="standard">
      <style:graphic-properties svg:stroke-color="#000000" draw:fill-color="#000000" draw:textarea-horizontal-align="justify" draw:textarea-vertical-align="middle" draw:auto-grow-height="false" fo:min-height="1.384cm" fo:min-width="1.23cm"/>
    </style:style>
    <style:style style:name="gr11" style:family="graphic" style:parent-style-name="standard">
      <style:graphic-properties draw:stroke="none" svg:stroke-color="#000000" draw:fill="none" draw:fill-color="#ffffff" draw:textarea-horizontal-align="left" draw:auto-grow-height="true" draw:auto-grow-width="true" fo:min-height="0.589cm" fo:min-width="4.366cm"/>
    </style:style>
    <style:style style:name="gr12" style:family="graphic" style:parent-style-name="standard">
      <style:graphic-properties draw:stroke="none" svg:stroke-color="#000000" draw:fill="none" draw:fill-color="#ffffff" draw:textarea-horizontal-align="left" draw:auto-grow-height="true" draw:auto-grow-width="false" fo:min-height="0.589cm" fo:min-width="2.563cm"/>
    </style:style>
    <style:style style:name="gr13" style:family="graphic" style:parent-style-name="standard">
      <style:graphic-properties draw:stroke="none" svg:stroke-color="#000000" draw:fill="none" draw:fill-color="#000000" draw:textarea-horizontal-align="left" draw:auto-grow-height="true" draw:auto-grow-width="false" fo:min-height="2.365cm" fo:min-width="1.992cm"/>
    </style:style>
    <style:style style:name="gr14" style:family="graphic" style:parent-style-name="standard">
      <style:graphic-properties draw:stroke="none" svg:stroke-color="#a9a9a9" draw:fill="none" draw:fill-color="#000000" draw:textarea-horizontal-align="left" draw:auto-grow-height="true" draw:auto-grow-width="false" fo:min-height="2.761cm" fo:min-width="2.179cm"/>
    </style:style>
    <style:style style:name="gr15" style:family="graphic" style:parent-style-name="standard">
      <style:graphic-properties svg:stroke-color="#000000" draw:fill="none" draw:fill-color="#000000" draw:textarea-vertical-align="middle" draw:auto-grow-height="false" fo:min-height="3.338cm" fo:min-width="0.021cm"/>
    </style:style>
    <style:style style:name="gr16" style:family="graphic" style:parent-style-name="standard">
      <style:graphic-properties draw:stroke="none" svg:stroke-color="#000000" draw:fill="none" draw:fill-color="#000000" draw:textarea-horizontal-align="left" draw:auto-grow-height="true" draw:auto-grow-width="true" fo:min-height="1.255cm" fo:min-width="1.657cm"/>
    </style:style>
    <style:style style:name="gr17" style:family="graphic" style:parent-style-name="standard">
      <style:graphic-properties draw:stroke="none" svg:stroke-color="#000000" draw:fill="none" draw:fill-color="#000000" draw:textarea-horizontal-align="left" draw:auto-grow-height="true" draw:auto-grow-width="false" fo:min-height="1.537cm" fo:min-width="2.717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1.068cm" fo:min-width="1.301cm"/>
    </style:style>
    <style:style style:name="gr20" style:family="graphic" style:parent-style-name="standard">
      <style:graphic-properties draw:stroke="none" svg:stroke-color="#000000" draw:fill="none" draw:fill-color="#ffffff" draw:textarea-horizontal-align="left" draw:auto-grow-height="true" draw:auto-grow-width="false" fo:min-height="1.938cm" fo:min-width="1.546cm"/>
    </style:style>
    <style:style style:name="gr21" style:family="graphic" style:parent-style-name="standard">
      <style:graphic-properties svg:stroke-color="#000000" draw:marker-start="Arrow" draw:marker-start-width="0.3cm" draw:marker-end="Square" draw:marker-end-width="0.3cm" draw:fill-color="#000000"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589cm" fo:min-width="3.008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2.373cm"/>
    </style:style>
    <style:style style:name="gr25" style:family="graphic" style:parent-style-name="standard">
      <style:graphic-properties svg:stroke-color="#000000" draw:marker-start="Arrow" draw:marker-start-width="0.3cm" draw:marker-end="Arrow" draw:marker-end-width="0.3cm" draw:fill-color="#000000" draw:textarea-vertical-align="middle"/>
    </style:style>
    <style:style style:name="gr26" style:family="graphic" style:parent-style-name="standard">
      <style:graphic-properties svg:stroke-color="#000000" draw:fill-color="#696969" draw:textarea-horizontal-align="justify" draw:textarea-vertical-align="middle" draw:auto-grow-height="false" fo:min-height="1.384cm" fo:min-width="1.23cm"/>
    </style:style>
    <style:style style:name="gr27" style:family="graphic" style:parent-style-name="standard">
      <style:graphic-properties svg:stroke-color="#000000" draw:fill-color="#d3d3d3" draw:textarea-horizontal-align="justify" draw:textarea-vertical-align="middle" draw:auto-grow-height="false" fo:min-height="1.384cm" fo:min-width="1.23cm"/>
    </style:style>
    <style:style style:name="gr28" style:family="graphic" style:parent-style-name="standard">
      <style:graphic-properties svg:stroke-color="#000000" draw:fill-color="#e6e6fa" draw:textarea-horizontal-align="justify" draw:textarea-vertical-align="middle" draw:auto-grow-height="false" fo:min-height="1.384cm" fo:min-width="1.231cm"/>
    </style:style>
    <style:style style:name="gr29" style:family="graphic" style:parent-style-name="standard">
      <style:graphic-properties svg:stroke-color="#000000" draw:fill-color="#f0e68c" draw:textarea-horizontal-align="justify" draw:textarea-vertical-align="middle" draw:auto-grow-height="false" fo:min-height="1.384cm" fo:min-width="1.231cm"/>
    </style:style>
    <style:style style:name="gr30" style:family="graphic" style:parent-style-name="standard">
      <style:graphic-properties svg:stroke-color="#000000" draw:fill="none" draw:fill-color="#000000" draw:textarea-vertical-align="middle" draw:auto-grow-height="false" fo:min-height="2.8cm" fo:min-width="0cm"/>
    </style:style>
    <style:style style:name="gr31" style:family="graphic" style:parent-style-name="standard">
      <style:graphic-properties svg:stroke-color="#000000" draw:fill-color="#000000" draw:textarea-horizontal-align="justify" draw:textarea-vertical-align="middle" draw:auto-grow-height="false" fo:min-height="1.45cm" fo:min-width="1.3cm"/>
    </style:style>
    <style:style style:name="gr32" style:family="graphic" style:parent-style-name="standard">
      <style:graphic-properties svg:stroke-color="#000000" draw:fill-color="#696969" draw:textarea-horizontal-align="justify" draw:textarea-vertical-align="middle" draw:auto-grow-height="false" fo:min-height="1.45cm" fo:min-width="1.3cm"/>
    </style:style>
    <style:style style:name="gr33" style:family="graphic" style:parent-style-name="standard">
      <style:graphic-properties svg:stroke-color="#000000" draw:fill-color="#d3d3d3" draw:textarea-horizontal-align="justify" draw:textarea-vertical-align="middle" draw:auto-grow-height="false" fo:min-height="1.45cm" fo:min-width="1.3cm"/>
    </style:style>
    <style:style style:name="gr34" style:family="graphic" style:parent-style-name="standard">
      <style:graphic-properties svg:stroke-color="#000000" draw:fill-color="#e6e6fa" draw:textarea-horizontal-align="justify" draw:textarea-vertical-align="middle" draw:auto-grow-height="false" fo:min-height="1.45cm" fo:min-width="1.3cm"/>
    </style:style>
    <style:style style:name="gr35" style:family="graphic" style:parent-style-name="standard">
      <style:graphic-properties svg:stroke-color="#000000" draw:fill-color="#f0e68c" draw:textarea-horizontal-align="justify" draw:textarea-vertical-align="middle" draw:auto-grow-height="false" fo:min-height="1.45cm" fo:min-width="1.3cm"/>
    </style:style>
    <style:style style:name="gr36" style:family="graphic" style:parent-style-name="standard">
      <style:graphic-properties svg:stroke-color="#000000" draw:fill="none" draw:fill-color="#e6e6fa" draw:textarea-vertical-align="middle" draw:auto-grow-height="false" fo:min-height="3.068cm" fo:min-width="0cm"/>
    </style:style>
    <style:style style:name="gr37" style:family="graphic" style:parent-style-name="objectwithoutfill">
      <style:graphic-properties svg:stroke-color="#000080" draw:marker-end="Arrow" draw:marker-end-width="0.3cm" draw:fill="none" draw:fill-color="#e6e6fa"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628cm" fo:min-width="1.225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false" fo:min-height="1.339cm" fo:min-width="0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false" fo:min-height="0.866cm" fo:min-width="0cm"/>
    </style:style>
    <style:style style:name="gr41" style:family="graphic" style:parent-style-name="standard">
      <style:graphic-properties draw:stroke="none" svg:stroke-color="#000000" draw:fill="none" draw:fill-color="#ffffff" draw:textarea-horizontal-align="left" draw:textarea-vertical-align="middle" draw:auto-grow-height="true" draw:auto-grow-width="false" fo:min-height="1.897cm" fo:min-width="0cm"/>
    </style:style>
    <style:style style:name="gr42" style:family="graphic" style:parent-style-name="objectwithoutfill">
      <style:graphic-properties svg:stroke-color="#000080" draw:marker-start="Square" draw:marker-end="Arrow" draw:marker-end-width="0.3cm" draw:fill="none" draw:fill-color="#e6e6fa" draw:textarea-vertical-align="middle"/>
    </style:style>
    <style:style style:name="gr43" style:family="graphic" style:parent-style-name="standard">
      <style:graphic-properties svg:stroke-color="#000000" draw:fill="none" draw:fill-color="#000000" draw:textarea-vertical-align="middle" draw:auto-grow-height="false" fo:min-height="4.236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45" style:family="graphic" style:parent-style-name="standard">
      <style:graphic-properties svg:stroke-color="#ffffff" draw:fill-color="#ffffff" draw:textarea-horizontal-align="justify" draw:textarea-vertical-align="middle" draw:auto-grow-height="false" fo:min-height="1.25cm" fo:min-width="0cm"/>
    </style:style>
    <style:style style:name="gr46" style:family="graphic" style:parent-style-name="standard">
      <style:graphic-properties draw:stroke="none" svg:stroke-color="#000000" draw:fill="none" draw:fill-color="#000000" draw:textarea-horizontal-align="left" draw:auto-grow-height="true" draw:auto-grow-width="true" fo:min-height="0.949cm" fo:min-width="2.639cm"/>
    </style:style>
    <style:style style:name="gr47" style:family="graphic" style:parent-style-name="standard">
      <style:graphic-properties draw:textarea-horizontal-align="justify" draw:textarea-vertical-align="middle" draw:auto-grow-height="false" fo:min-height="1.729cm" fo:min-width="1.325cm"/>
    </style:style>
    <style:style style:name="gr48" style:family="graphic" style:parent-style-name="standard">
      <style:graphic-properties draw:stroke="dash" draw:stroke-dash="_32__20_Dots_20_1_20_Dash" svg:stroke-color="#000080" draw:fill-color="#ffffff" draw:textarea-horizontal-align="justify" draw:textarea-vertical-align="middle" draw:auto-grow-height="false" fo:min-height="4.35cm" fo:min-width="19.07cm"/>
    </style:style>
    <style:style style:name="gr49" style:family="graphic" style:parent-style-name="standard">
      <style:graphic-properties draw:stroke="solid" svg:stroke-width="0.1cm" svg:stroke-color="#ff8c00" draw:marker-start-width="0.5cm" draw:marker-end-width="0.5cm" draw:fill-color="#000000" draw:textarea-horizontal-align="justify" draw:textarea-vertical-align="middle" draw:auto-grow-height="false" fo:min-height="3.204cm" fo:min-width="2.997cm" fo:padding-top="0.175cm" fo:padding-bottom="0.175cm" fo:padding-left="0.3cm" fo:padding-right="0.3cm"/>
    </style:style>
    <style:style style:name="gr50" style:family="graphic" style:parent-style-name="standard">
      <style:graphic-properties draw:stroke="none" svg:stroke-width="0.1cm" svg:stroke-color="#ff8c00" draw:marker-start-width="0.5cm" draw:marker-end-width="0.5cm" draw:fill="none" draw:fill-color="#000000" draw:textarea-horizontal-align="left" draw:auto-grow-height="true" draw:auto-grow-width="true" fo:min-height="1.666cm" fo:min-width="1.81cm" fo:padding-top="0.175cm" fo:padding-bottom="0.175cm" fo:padding-left="0.3cm" fo:padding-right="0.3cm"/>
    </style:style>
    <style:style style:name="gr51" style:family="graphic" style:parent-style-name="standard">
      <style:graphic-properties svg:stroke-color="#000000" draw:fill="solid" draw:fill-color="#0000cd" draw:textarea-horizontal-align="justify" draw:textarea-vertical-align="middle" draw:auto-grow-height="false" fo:min-height="3.305cm" fo:min-width="3.068cm"/>
    </style:style>
    <style:style style:name="gr52" style:family="graphic" style:parent-style-name="standard">
      <style:graphic-properties draw:stroke="none" svg:stroke-color="#000000" draw:fill="none" draw:fill-color="#0000cd" draw:textarea-horizontal-align="left" draw:auto-grow-height="true" draw:auto-grow-width="true" fo:min-height="2.178cm" fo:min-width="2.001cm"/>
    </style:style>
    <style:style style:name="gr53" style:family="graphic" style:parent-style-name="standard">
      <style:graphic-properties svg:stroke-color="#000000" draw:fill="solid" draw:fill-color="#c0c0c0" draw:textarea-horizontal-align="justify" draw:textarea-vertical-align="middle" draw:auto-grow-height="false" fo:min-height="3.304cm" fo:min-width="3.068cm"/>
    </style:style>
    <style:style style:name="gr54" style:family="graphic" style:parent-style-name="standard">
      <style:graphic-properties draw:stroke="none" svg:stroke-color="#000000" draw:fill="none" draw:fill-color="#000000" draw:textarea-horizontal-align="left" draw:auto-grow-height="true" draw:auto-grow-width="true" fo:min-height="1.666cm" fo:min-width="2.495cm"/>
    </style:style>
    <style:style style:name="gr55" style:family="graphic" style:parent-style-name="standard">
      <style:graphic-properties draw:stroke="none" svg:stroke-width="0.1cm" svg:stroke-color="#ff8c00" draw:marker-start-width="0.5cm" draw:marker-end-width="0.5cm" draw:fill="none" draw:fill-color="#000000" draw:textarea-horizontal-align="justify" draw:textarea-vertical-align="middle" draw:auto-grow-height="false" fo:min-height="0.784cm" fo:min-width="1.418cm" fo:padding-top="0.175cm" fo:padding-bottom="0.175cm" fo:padding-left="0.3cm" fo:padding-right="0.3cm"/>
    </style:style>
    <style:style style:name="gr56" style:family="graphic" style:parent-style-name="standard">
      <style:graphic-properties draw:stroke="none" svg:stroke-color="#000000" draw:fill="none" draw:fill-color="#ffffff" draw:textarea-horizontal-align="left" draw:auto-grow-height="true" draw:auto-grow-width="true" fo:min-height="0.513cm" fo:min-width="2.567cm"/>
    </style:style>
    <style:style style:name="gr57" style:family="graphic" style:parent-style-name="standard">
      <style:graphic-properties draw:stroke="none" svg:stroke-color="#000000" draw:fill="none" draw:fill-color="#ffffff" draw:textarea-horizontal-align="left" draw:auto-grow-height="true" draw:auto-grow-width="true" fo:min-height="0.589cm" fo:min-width="1.999cm"/>
    </style:style>
    <style:style style:name="gr58" style:family="graphic" style:parent-style-name="standard">
      <style:graphic-properties draw:stroke="none" svg:stroke-color="#000000" draw:fill="none" draw:fill-color="#ffffff" draw:textarea-horizontal-align="left" draw:auto-grow-height="true" draw:auto-grow-width="false" fo:min-height="0.475cm" fo:min-width="1.903cm"/>
    </style:style>
    <style:style style:name="gr59" style:family="graphic" style:parent-style-name="standard">
      <style:graphic-properties draw:stroke="none" svg:stroke-color="#000000" draw:fill="none" draw:fill-color="#ffffff" draw:textarea-horizontal-align="left" draw:auto-grow-height="true" draw:auto-grow-width="false" fo:min-height="0.514cm" fo:min-width="1.903cm"/>
    </style:style>
    <style:style style:name="gr60" style:family="graphic" style:parent-style-name="standard">
      <style:graphic-properties draw:stroke="solid" svg:stroke-color="#d3d3d3" draw:fill="none" draw:fill-color="#ffffff" draw:textarea-horizontal-align="left" draw:auto-grow-height="true" draw:auto-grow-width="true" fo:min-height="4.765cm" fo:min-width="4.356cm"/>
    </style:style>
    <style:style style:name="gr61" style:family="graphic" style:parent-style-name="standard">
      <style:graphic-properties draw:stroke="solid" svg:stroke-color="#d3d3d3" draw:fill="none" draw:fill-color="#ffffff" draw:textarea-horizontal-align="left" draw:auto-grow-height="true" draw:auto-grow-width="true" fo:min-height="4.609cm" fo:min-width="7.851cm"/>
    </style:style>
    <style:style style:name="gr62" style:family="graphic" style:parent-style-name="standard">
      <style:graphic-properties draw:stroke="none" svg:stroke-color="#000000" draw:fill="none" draw:fill-color="#ffffff" draw:textarea-horizontal-align="center" draw:auto-grow-height="true" draw:auto-grow-width="false" fo:min-height="0.622cm" fo:min-width="6.125cm"/>
    </style:style>
    <style:style style:name="gr63" style:family="graphic" style:parent-style-name="standard">
      <style:graphic-properties draw:stroke="solid" svg:stroke-color="#c0c0c0" draw:fill="none" draw:fill-color="#ffffff" draw:textarea-horizontal-align="left" draw:auto-grow-height="true" draw:auto-grow-width="true" fo:min-height="4.609cm" fo:min-width="3.3cm"/>
    </style:style>
    <style:style style:name="gr64" style:family="graphic" style:parent-style-name="standard">
      <style:graphic-properties draw:stroke="none" svg:stroke-color="#000000" draw:fill="none" draw:fill-color="#ffffff" draw:textarea-horizontal-align="left" draw:auto-grow-height="true" draw:auto-grow-width="true" fo:min-height="0.513cm" fo:min-width="5.006cm"/>
    </style:style>
    <style:style style:name="gr65" style:family="graphic" style:parent-style-name="standard">
      <style:graphic-properties svg:stroke-color="#8b0000" draw:fill="none" draw:textarea-vertical-align="middle" draw:auto-grow-height="false" fo:min-height="9.704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13cm" fo:min-width="2.288cm"/>
    </style:style>
    <style:style style:name="gr67" style:family="graphic" style:parent-style-name="standard">
      <style:graphic-properties draw:stroke="none" svg:stroke-color="#000000" draw:fill="none" draw:fill-color="#ffffff" draw:textarea-horizontal-align="center" draw:auto-grow-height="true" draw:auto-grow-width="false" fo:min-height="0.951cm" fo:min-width="1.903cm"/>
    </style:style>
    <style:style style:name="gr68" style:family="graphic" style:parent-style-name="standard">
      <style:graphic-properties svg:stroke-color="#dc143c" draw:fill="none" draw:textarea-horizontal-align="justify" draw:textarea-vertical-align="middle" draw:auto-grow-height="false" fo:min-height="3.996cm" fo:min-width="4cm"/>
    </style:style>
    <style:style style:name="gr69" style:family="graphic" style:parent-style-name="standard">
      <style:graphic-properties draw:stroke="none" svg:stroke-color="#000000" draw:fill="none" draw:fill-color="#ffffff" draw:textarea-horizontal-align="justify" draw:auto-grow-height="true" draw:auto-grow-width="false" fo:min-height="1.025cm" fo:min-width="0cm"/>
    </style:style>
    <style:style style:name="gr70" style:family="graphic" style:parent-style-name="standard">
      <style:graphic-properties draw:textarea-horizontal-align="justify" draw:textarea-vertical-align="middle" draw:auto-grow-height="false" fo:min-height="0.952cm" fo:min-width="0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7.211cm"/>
    </style:style>
    <style:style style:name="gr72" style:family="graphic" style:parent-style-name="standard">
      <style:graphic-properties draw:stroke="dash" draw:stroke-dash="_32__20_Dots_20_1_20_Dash" svg:stroke-color="#000080" draw:fill-color="#ffffff" draw:textarea-horizontal-align="justify" draw:textarea-vertical-align="middle" draw:auto-grow-height="false" fo:min-height="1.55cm" fo:min-width="12.7cm"/>
    </style:style>
    <style:style style:name="gr73" style:family="graphic" style:parent-style-name="standard">
      <style:graphic-properties draw:stroke="solid" svg:stroke-width="0.1cm" svg:stroke-color="#ff8c00" draw:marker-start-width="0.5cm" draw:marker-end-width="0.5cm" draw:fill-color="#000000" draw:textarea-horizontal-align="justify" draw:textarea-vertical-align="middle" draw:auto-grow-height="false" fo:min-height="0.672cm" fo:min-width="2.047cm" fo:padding-top="0.175cm" fo:padding-bottom="0.175cm" fo:padding-left="0.3cm" fo:padding-right="0.3cm"/>
    </style:style>
    <style:style style:name="gr74" style:family="graphic" style:parent-style-name="standard">
      <style:graphic-properties draw:stroke="none" svg:stroke-width="0.1cm" svg:stroke-color="#ff8c00" draw:marker-start-width="0.5cm" draw:marker-end-width="0.5cm" draw:fill="none" draw:fill-color="#000000" draw:textarea-horizontal-align="center" draw:auto-grow-height="true" draw:auto-grow-width="true" fo:min-height="0.556cm" fo:min-width="1.001cm" fo:padding-top="0.175cm" fo:padding-bottom="0.175cm" fo:padding-left="0.3cm" fo:padding-right="0.3cm"/>
    </style:style>
    <style:style style:name="gr75" style:family="graphic" style:parent-style-name="standard">
      <style:graphic-properties svg:stroke-color="#000000" draw:fill="solid" draw:fill-color="#0000cd" draw:textarea-horizontal-align="justify" draw:textarea-vertical-align="middle" draw:auto-grow-height="false" fo:min-height="0.853cm" fo:min-width="2.126cm"/>
    </style:style>
    <style:style style:name="gr76" style:family="graphic" style:parent-style-name="standard">
      <style:graphic-properties draw:stroke="none" svg:stroke-color="#000000" draw:fill="none" draw:fill-color="#0000cd" draw:textarea-horizontal-align="center" draw:auto-grow-height="true" draw:auto-grow-width="true" fo:min-height="0.556cm" fo:min-width="1.341cm"/>
    </style:style>
    <style:style style:name="gr77" style:family="graphic" style:parent-style-name="standard">
      <style:graphic-properties svg:stroke-color="#000000" draw:fill="solid" draw:fill-color="#c0c0c0" draw:textarea-horizontal-align="justify" draw:textarea-vertical-align="middle" draw:auto-grow-height="false" fo:min-height="0.851cm" fo:min-width="2.125cm"/>
    </style:style>
    <style:style style:name="gr78" style:family="graphic" style:parent-style-name="standard">
      <style:graphic-properties draw:stroke="none" svg:stroke-color="#000000" draw:fill="none" draw:fill-color="#000000" draw:textarea-horizontal-align="center" draw:auto-grow-height="true" draw:auto-grow-width="true" fo:min-height="0.556cm" fo:min-width="1.704cm"/>
    </style:style>
    <style:style style:name="gr79" style:family="graphic" style:parent-style-name="standard">
      <style:graphic-properties svg:stroke-width="0.05cm" svg:stroke-color="#696969" draw:marker-start-width="0.355cm" draw:marker-end-width="0.355cm" draw:fill="none" draw:textarea-horizontal-align="justify" draw:textarea-vertical-align="middle" draw:auto-grow-height="false" fo:min-height="5.15cm" fo:min-width="22.4cm" fo:padding-top="0.15cm" fo:padding-bottom="0.15cm" fo:padding-left="0.275cm" fo:padding-right="0.275cm"/>
    </style:style>
    <style:style style:name="gr80" style:family="graphic" style:parent-style-name="objectwithoutfill">
      <style:graphic-properties draw:stroke="dash" draw:stroke-dash="_32__20_Dots_20_1_20_Dash" svg:stroke-width="0cm" svg:stroke-color="#000080" draw:marker-start-width="0.2cm" draw:marker-end-width="0.2cm" draw:fill="none" draw:textarea-vertical-align="middle" fo:padding-top="0.125cm" fo:padding-bottom="0.125cm" fo:padding-left="0.25cm" fo:padding-right="0.25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false" fo:min-height="0.618cm" fo:min-width="0cm"/>
    </style:style>
    <style:style style:name="gr82" style:family="graphic" style:parent-style-name="standard">
      <style:graphic-properties draw:stroke="none" svg:stroke-color="#000000" draw:fill="none" draw:fill-color="#ffffff" draw:textarea-horizontal-align="left" draw:auto-grow-height="true" draw:auto-grow-width="true" fo:min-height="0.475cm" fo:min-width="1.937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1.674cm"/>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3.198cm"/>
    </style:style>
    <style:style style:name="gr85" style:family="graphic" style:parent-style-name="standard">
      <style:graphic-properties draw:stroke="none" svg:stroke-color="#000000" draw:fill="none" draw:fill-color="#ffffff" draw:textarea-horizontal-align="left" draw:auto-grow-height="true" draw:auto-grow-width="false" fo:min-height="0.549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475cm" fo:min-width="2.619cm"/>
    </style:style>
    <style:style style:name="gr87" style:family="graphic" style:parent-style-name="standard">
      <style:graphic-properties draw:stroke="none" svg:stroke-color="#000000" draw:fill="none" draw:fill-color="#ffffff" draw:textarea-horizontal-align="left" draw:auto-grow-height="true" draw:auto-grow-width="true" fo:min-height="0.475cm" fo:min-width="4.142cm"/>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4.236cm"/>
    </style:style>
    <style:style style:name="gr89" style:family="graphic" style:parent-style-name="objectwithoutfill">
      <style:graphic-properties svg:stroke-color="#808080" draw:marker-end="Arrow" draw:marker-end-width="0.3cm" draw:fill="none" draw:textarea-vertical-align="middle"/>
    </style:style>
    <style:style style:name="gr90" style:family="graphic" style:parent-style-name="standard">
      <style:graphic-properties draw:stroke="none" svg:stroke-color="#000000" draw:fill="none" draw:fill-color="#ffffff" draw:textarea-horizontal-align="left" draw:auto-grow-height="true" draw:auto-grow-width="true" fo:min-height="0.552cm" fo:min-width="0.764cm"/>
    </style:style>
    <style:style style:name="gr91" style:family="graphic" style:parent-style-name="standard">
      <style:graphic-properties draw:stroke="none" svg:stroke-color="#000000" draw:fill="none" draw:fill-color="#ffffff" draw:textarea-horizontal-align="left" draw:auto-grow-height="true" draw:auto-grow-width="true" fo:min-height="0.552cm" fo:min-width="0.654cm"/>
    </style:style>
    <style:style style:name="gr92" style:family="graphic" style:parent-style-name="standard">
      <style:graphic-properties draw:stroke="none" svg:stroke-color="#000000" draw:fill="none" draw:fill-color="#ffffff" draw:textarea-horizontal-align="left" draw:auto-grow-height="true" draw:auto-grow-width="true" fo:min-height="0.552cm" fo:min-width="0.358cm"/>
    </style:style>
    <style:style style:name="gr93" style:family="graphic" style:parent-style-name="standard">
      <style:graphic-properties draw:stroke="none" svg:stroke-color="#000000" draw:fill="none" draw:fill-color="#ffffff" draw:textarea-horizontal-align="left" draw:auto-grow-height="true" draw:auto-grow-width="true" fo:min-height="0.552cm" fo:min-width="2.826cm"/>
    </style:style>
    <style:style style:name="gr94" style:family="graphic" style:parent-style-name="objectwithoutfill">
      <style:graphic-properties svg:stroke-color="#808080" draw:fill="none" draw:textarea-vertical-align="middle"/>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false" fo:min-height="0.949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0.823cm" fo:min-width="2.064cm"/>
    </style:style>
    <style:style style:name="gr97" style:family="graphic" style:parent-style-name="standard">
      <style:graphic-properties draw:stroke="none" svg:stroke-color="#000000" draw:fill="none" draw:fill-color="#ffffff" draw:textarea-horizontal-align="left" draw:auto-grow-height="true" draw:auto-grow-width="true" fo:min-height="0.475cm" fo:min-width="2.614cm"/>
    </style:style>
    <style:style style:name="gr98" style:family="graphic" style:parent-style-name="standard">
      <style:graphic-properties draw:stroke="none" svg:stroke-color="#000000" draw:fill="none" draw:fill-color="#ffffff" draw:textarea-horizontal-align="left" draw:auto-grow-height="true" draw:auto-grow-width="true" fo:min-height="0.886cm" fo:min-width="2.631cm"/>
    </style:style>
    <style:style style:name="gr99" style:family="graphic" style:parent-style-name="standard">
      <style:graphic-properties draw:stroke="none" svg:stroke-color="#000000" draw:fill="none" draw:fill-color="#ffffff" draw:textarea-horizontal-align="left" draw:auto-grow-height="true" draw:auto-grow-width="true" fo:min-height="0.475cm" fo:min-width="4.371cm"/>
    </style:style>
    <style:style style:name="gr100" style:family="graphic" style:parent-style-name="objectwithoutfill">
      <style:graphic-properties svg:stroke-width="0.1cm" svg:stroke-color="#dc143c" draw:marker-start-width="0.5cm" draw:marker-end="Arrow" draw:marker-end-width="0.6cm" draw:fill="none" draw:textarea-vertical-align="middle" fo:padding-top="0.175cm" fo:padding-bottom="0.175cm" fo:padding-left="0.3cm" fo:padding-right="0.3cm"/>
    </style:style>
    <style:style style:name="gr10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false" fo:min-height="0.624cm" fo:min-width="6.125cm"/>
    </style:style>
    <style:style style:name="gr103" style:family="graphic" style:parent-style-name="standard">
      <style:graphic-properties draw:stroke="dash" draw:stroke-dash="_32__20_Dots_20_1_20_Dash" svg:stroke-color="#000080" draw:fill-color="#ffffff" draw:textarea-horizontal-align="justify" draw:textarea-vertical-align="middle" draw:auto-grow-height="false" fo:min-height="12.35cm" fo:min-width="26.5cm"/>
    </style:style>
    <style:style style:name="gr104" style:family="graphic" style:parent-style-name="standard">
      <style:graphic-properties draw:stroke="solid" svg:stroke-width="0.2cm" svg:stroke-color="#ff8c00" draw:marker-start-width="0.8cm" draw:marker-end-width="0.8cm" draw:fill-color="#000000" draw:textarea-horizontal-align="justify" draw:textarea-vertical-align="middle" draw:auto-grow-height="false" fo:min-height="10.65cm" fo:min-width="6.9cm" fo:padding-top="0.225cm" fo:padding-bottom="0.225cm" fo:padding-left="0.35cm" fo:padding-right="0.35cm"/>
    </style:style>
    <style:style style:name="gr105" style:family="graphic" style:parent-style-name="standard">
      <style:graphic-properties svg:stroke-color="#000000" draw:fill="solid" draw:fill-color="#0000cd" draw:textarea-horizontal-align="justify" draw:textarea-vertical-align="middle" draw:auto-grow-height="false" fo:min-height="10.75cm" fo:min-width="7cm"/>
    </style:style>
    <style:style style:name="gr106" style:family="graphic" style:parent-style-name="standard">
      <style:graphic-properties svg:stroke-color="#000000" draw:fill="solid" draw:fill-color="#c0c0c0" draw:textarea-horizontal-align="justify" draw:textarea-vertical-align="middle" draw:auto-grow-height="false" fo:min-height="10.75cm" fo:min-width="7cm"/>
    </style:style>
    <style:style style:name="gr107" style:family="graphic" style:parent-style-name="standard">
      <style:graphic-properties svg:stroke-color="#000000" draw:fill-color="#ff8c00" draw:textarea-horizontal-align="justify" draw:textarea-vertical-align="middle" draw:auto-grow-height="false" fo:min-height="0.393cm" fo:min-width="1.553cm"/>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4.947cm"/>
    </style:style>
    <style:style style:name="gr109" style:family="graphic" style:parent-style-name="standard">
      <style:graphic-properties draw:stroke="none" svg:stroke-color="#000000" draw:fill="none" draw:fill-color="#ffffff" draw:textarea-horizontal-align="left" draw:auto-grow-height="true" draw:auto-grow-width="true" fo:min-height="0.513cm" fo:min-width="4.701cm"/>
    </style:style>
    <style:style style:name="gr110" style:family="graphic" style:parent-style-name="standard">
      <style:graphic-properties draw:stroke="none" svg:stroke-color="#000000" draw:fill="none" draw:fill-color="#ffffff" draw:textarea-horizontal-align="left" draw:auto-grow-height="true" draw:auto-grow-width="true" fo:min-height="0.513cm" fo:min-width="5.946cm"/>
    </style:style>
    <style:style style:name="gr111" style:family="graphic" style:parent-style-name="standard">
      <style:graphic-properties svg:stroke-color="#000000" draw:fill-color="#ffffff" draw:textarea-horizontal-align="justify" draw:textarea-vertical-align="middle" draw:auto-grow-height="false" fo:min-height="0.549cm" fo:min-width="1.001cm"/>
    </style:style>
    <style:style style:name="gr112" style:family="graphic" style:parent-style-name="standard">
      <style:graphic-properties draw:stroke="none" svg:stroke-color="#000000" draw:fill="none" draw:fill-color="#ffffff" draw:textarea-horizontal-align="left" draw:auto-grow-height="true" draw:auto-grow-width="true" fo:min-height="0.513cm" fo:min-width="1.958cm"/>
    </style:style>
    <style:style style:name="gr113" style:family="graphic" style:parent-style-name="standard">
      <style:graphic-properties draw:stroke="none" svg:stroke-color="#000000" draw:fill="none" draw:fill-color="#ffffff" draw:textarea-horizontal-align="left" draw:auto-grow-height="true" draw:auto-grow-width="true" fo:min-height="0.513cm" fo:min-width="0.713cm"/>
    </style:style>
    <style:style style:name="gr114" style:family="graphic" style:parent-style-name="standard">
      <style:graphic-properties draw:textarea-horizontal-align="justify" draw:textarea-vertical-align="middle" draw:auto-grow-height="false" fo:min-height="0cm" fo:min-width="0cm"/>
    </style:style>
    <style:style style:name="gr115" style:family="graphic" style:parent-style-name="objectwithoutfill">
      <style:graphic-properties draw:fill="none" draw:textarea-vertical-align="middle"/>
    </style:style>
    <style:style style:name="gr116" style:family="graphic" style:parent-style-name="standard">
      <style:graphic-properties draw:stroke="none" svg:stroke-color="#000000" draw:fill="none" draw:fill-color="#ffffff" draw:textarea-horizontal-align="left" draw:auto-grow-height="true" draw:auto-grow-width="true" fo:min-height="0.589cm" fo:min-width="5.823cm"/>
    </style:style>
    <style:style style:name="gr117" style:family="graphic" style:parent-style-name="standard">
      <style:graphic-properties draw:stroke="none" svg:stroke-color="#000000" draw:fill="none" draw:fill-color="#ffffff" draw:textarea-horizontal-align="center" draw:auto-grow-height="true" draw:auto-grow-width="true" fo:min-height="8.233cm" fo:min-width="6.365cm"/>
    </style:style>
    <style:style style:name="gr118" style:family="graphic" style:parent-style-name="standard">
      <style:graphic-properties draw:stroke="none" svg:stroke-color="#000000" draw:fill="none" draw:fill-color="#ffffff" draw:textarea-horizontal-align="center" draw:auto-grow-height="true" draw:auto-grow-width="true" fo:min-height="1.177cm" fo:min-width="5.958cm"/>
    </style:style>
    <style:style style:name="gr119" style:family="graphic" style:parent-style-name="standard">
      <style:graphic-properties draw:stroke="none" svg:stroke-color="#000000" draw:fill="none" draw:fill-color="#ffffff" draw:textarea-horizontal-align="left" draw:auto-grow-height="true" draw:auto-grow-width="true" fo:min-height="7.207cm" fo:min-width="5.395cm"/>
    </style:style>
    <style:style style:name="gr120" style:family="graphic" style:parent-style-name="standard">
      <style:graphic-properties draw:stroke="none" svg:stroke-color="#000000" draw:fill="none" draw:fill-color="#ffffff" draw:textarea-horizontal-align="left" draw:auto-grow-height="true" draw:auto-grow-width="true" fo:min-height="2.353cm" fo:min-width="4.739cm"/>
    </style:style>
    <style:style style:name="gr121" style:family="graphic" style:parent-style-name="standard">
      <style:graphic-properties draw:stroke="none" svg:stroke-color="#000000" draw:fill="none" draw:fill-color="#ffffff" draw:textarea-horizontal-align="left" draw:auto-grow-height="true" draw:auto-grow-width="true" fo:min-height="2.049cm" fo:min-width="2.136cm"/>
    </style:style>
    <style:style style:name="gr122" style:family="graphic" style:parent-style-name="standard">
      <style:graphic-properties draw:fill="none" draw:textarea-vertical-align="middle" draw:auto-grow-height="false" fo:min-height="4.584cm" fo:min-width="0cm"/>
    </style:style>
    <style:style style:name="gr123" style:family="graphic" style:parent-style-name="standard">
      <style:graphic-properties draw:stroke="none" svg:stroke-color="#000000" draw:fill="none" draw:fill-color="#ffffff" draw:textarea-horizontal-align="left" draw:auto-grow-height="true" draw:auto-grow-width="true" fo:min-height="0.433cm" fo:min-width="1.196cm"/>
    </style:style>
    <style:style style:name="gr124" style:family="graphic" style:parent-style-name="standard">
      <style:graphic-properties draw:stroke="none" svg:stroke-color="#000000" draw:fill="none" draw:fill-color="#ffffff" draw:textarea-horizontal-align="center" draw:auto-grow-height="true" draw:auto-grow-width="true" fo:min-height="0.649cm" fo:min-width="5.958cm"/>
    </style:style>
    <style:style style:name="gr125" style:family="graphic" style:parent-style-name="standard">
      <style:graphic-properties draw:stroke="none" svg:stroke-color="#000000" draw:fill="none" draw:fill-color="#ffffff" draw:textarea-horizontal-align="left" draw:auto-grow-height="true" draw:auto-grow-width="true" fo:min-height="0.433cm" fo:min-width="0.929cm"/>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9.112cm"/>
    </style:style>
    <style:style style:name="gr127" style:family="graphic" style:parent-style-name="standard">
      <style:graphic-properties draw:stroke="none" svg:stroke-color="#000000" draw:fill="none" draw:fill-color="#ffffff" draw:textarea-horizontal-align="center" draw:auto-grow-height="true" draw:auto-grow-width="true" fo:min-height="0.712cm" fo:min-width="12.278cm"/>
    </style:style>
    <style:style style:name="gr128" style:family="graphic" style:parent-style-name="standard">
      <style:graphic-properties draw:stroke="none" draw:fill="none" fo:min-height="8.563cm"/>
    </style:style>
    <style:style style:name="gr129" style:family="graphic" style:parent-style-name="standard">
      <style:graphic-properties draw:stroke="none" svg:stroke-color="#000000" draw:fill="none" draw:fill-color="#ffffff" draw:textarea-horizontal-align="center" draw:auto-grow-height="true" draw:auto-grow-width="true" fo:min-height="0.712cm" fo:min-width="5.361cm"/>
    </style:style>
    <style:style style:name="gr130" style:family="graphic" style:parent-style-name="standard">
      <style:graphic-properties draw:stroke="none" draw:fill="none" fo:min-height="3.845cm"/>
    </style:style>
    <style:style style:name="gr131" style:family="graphic" style:parent-style-name="standard">
      <style:graphic-properties draw:stroke="none" draw:fill="none" fo:min-height="15.25cm"/>
    </style:style>
    <style:style style:name="gr132" style:family="graphic" style:parent-style-name="standard">
      <style:graphic-properties draw:stroke="none" draw:fill="none" fo:min-height="7.889cm"/>
    </style:style>
    <style:style style:name="gr133" style:family="graphic" style:parent-style-name="standard">
      <style:graphic-properties draw:stroke="solid" svg:stroke-width="0.2cm" svg:stroke-color="#ff8c00" draw:marker-start-width="0.8cm" draw:marker-end-width="0.8cm" draw:fill-color="#000000" draw:textarea-horizontal-align="justify" draw:textarea-vertical-align="middle" draw:auto-grow-height="false" fo:min-height="10.55cm" fo:min-width="6.8cm" fo:padding-top="0.225cm" fo:padding-bottom="0.225cm" fo:padding-left="0.35cm" fo:padding-right="0.35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6.547cm"/>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8.977cm"/>
    </style:style>
    <style:style style:name="gr136" style:family="graphic" style:parent-style-name="standard">
      <style:graphic-properties draw:stroke="none" svg:stroke-color="#000000" draw:fill="none" draw:fill-color="#ffffff" draw:textarea-horizontal-align="left" draw:auto-grow-height="true" draw:auto-grow-width="true" fo:min-height="8.722cm" fo:min-width="18.6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10.992cm"/>
    </style:style>
    <style:style style:name="pr1" style:family="presentation" style:parent-style-name="Predeterminado-title">
      <style:graphic-properties fo:min-height="1.472cm"/>
    </style:style>
    <style:style style:name="pr2" style:family="presentation" style:parent-style-name="Predeterminado-notes">
      <style:graphic-properties draw:fill-color="#ffffff" fo:min-height="13.364cm"/>
    </style:style>
    <style:style style:name="pr3" style:family="presentation" style:parent-style-name="Predeterminado-title">
      <style:graphic-properties fo:min-height="1.772cm"/>
    </style:style>
    <style:style style:name="P1" style:family="paragraph">
      <style:text-properties fo:font-size="32pt" style:font-size-asian="32pt" style:font-size-complex="32pt"/>
    </style:style>
    <style:style style:name="P2" style:family="paragraph">
      <style:paragraph-properties fo:margin-top="0.1cm" fo:margin-bottom="0cm"/>
    </style:style>
    <style:style style:name="P3" style:family="paragraph">
      <loext:graphic-properties draw:fill="none" draw:fill-color="#ffffff"/>
      <style:paragraph-properties fo:margin-top="0.1cm" fo:margin-bottom="0cm"/>
      <style:text-properties fo:font-size="18pt"/>
    </style:style>
    <style:style style:name="P4" style:family="paragraph">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color="#ffffff"/>
      <style:text-properties fo:font-size="20pt"/>
    </style:style>
    <style:style style:name="P7" style:family="paragraph">
      <loext:graphic-properties draw:fill="none" draw:fill-color="#ffffff"/>
      <style:paragraph-properties fo:text-align="center"/>
      <style:text-properties fo:color="#b70208" fo:font-size="15pt" fo:font-weight="bold" style:font-size-asian="15pt" style:font-weight-asian="bold" style:font-size-complex="15pt" style:font-weight-complex="bold"/>
    </style:style>
    <style:style style:name="P8" style:family="paragraph">
      <style:paragraph-properties fo:margin-top="0.1cm" fo:margin-bottom="0cm" fo:text-align="center"/>
    </style:style>
    <style:style style:name="P9" style:family="paragraph">
      <style:paragraph-properties fo:margin-left="1.2cm" fo:margin-right="1cm" fo:margin-top="0.1cm" fo:margin-bottom="0cm" fo:text-align="justify" fo:text-indent="0cm"/>
    </style:style>
    <style:style style:name="P10" style:family="paragraph">
      <style:paragraph-properties fo:margin-top="0.2cm" fo:margin-bottom="0cm"/>
    </style:style>
    <style:style style:name="P11" style:family="paragraph">
      <loext:graphic-properties draw:fill="none" draw:fill-color="#ffffff"/>
      <style:paragraph-properties fo:margin-top="0.1cm" fo:margin-bottom="0cm" fo:text-align="center"/>
      <style:text-properties fo:font-size="18pt"/>
    </style:style>
    <style:style style:name="P12" style:family="paragraph">
      <loext:graphic-properties draw:fill-color="#ffffff"/>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text-properties fo:color="#b70208" fo:font-size="15pt" fo:font-weight="bold" style:font-size-asian="15pt" style:font-weight-asian="bold" style:font-size-complex="15pt" style:font-weight-complex="bold"/>
    </style:style>
    <style:style style:name="P15"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16" style:family="paragraph">
      <loext:graphic-properties draw:fill="none" draw:fill-color="#000000"/>
      <style:paragraph-properties fo:text-align="center"/>
      <style:text-properties fo:color="#ffffff" fo:font-size="16pt" style:font-size-asian="16pt" style:font-size-complex="16pt"/>
    </style:style>
    <style:style style:name="P17" style:family="paragraph">
      <style:paragraph-properties fo:margin-top="0.2cm" fo:margin-bottom="0cm" fo:text-align="center"/>
    </style:style>
    <style:style style:name="P18" style:family="paragraph">
      <loext:graphic-properties draw:fill="none" draw:fill-color="#000000"/>
      <style:paragraph-properties fo:margin-top="0.2cm" fo:margin-bottom="0cm" fo:text-align="center"/>
      <style:text-properties fo:color="#ce181e" fo:font-size="13pt" style:font-size-asian="13pt" style:font-size-complex="13pt"/>
    </style:style>
    <style:style style:name="P19" style:family="paragraph">
      <loext:graphic-properties draw:fill="none" draw:fill-color="#000000"/>
      <style:paragraph-properties fo:text-align="center"/>
    </style:style>
    <style:style style:name="P20" style:family="paragraph">
      <loext:graphic-properties draw:fill="none" draw:fill-color="#000000"/>
      <style:paragraph-properties fo:text-align="center"/>
      <style:text-properties fo:color="#ce181e" fo:font-size="13pt" fo:font-weight="bold" style:font-size-asian="13pt" style:font-weight-asian="bold" style:font-size-complex="13pt" style:font-weight-complex="bold"/>
    </style:style>
    <style:style style:name="P21" style:family="paragraph">
      <loext:graphic-properties draw:fill="none"/>
      <style:paragraph-properties fo:text-align="center"/>
      <style:text-properties fo:font-size="15pt" style:font-size-asian="15pt" style:font-size-complex="15pt"/>
    </style:style>
    <style:style style:name="P22" style:family="paragraph">
      <loext:graphic-properties draw:fill="none" draw:fill-color="#ffffff"/>
      <style:paragraph-properties fo:text-align="center"/>
    </style:style>
    <style:style style:name="P23" style:family="paragraph">
      <loext:graphic-properties draw:fill="none" draw:fill-color="#ffffff"/>
      <style:text-properties fo:font-size="15pt" fo:font-weight="bold" style:font-size-asian="15pt" style:font-weight-asian="bold" style:font-size-complex="15pt" style:font-weight-complex="bold"/>
    </style:style>
    <style:style style:name="P24" style:family="paragraph">
      <loext:graphic-properties draw:fill="none" draw:fill-color="#ffffff"/>
      <style:text-properties fo:font-size="14pt" style:font-size-asian="14pt" style:font-size-complex="14pt"/>
    </style:style>
    <style:style style:name="P25" style:family="paragraph">
      <loext:graphic-properties draw:fill-color="#696969"/>
      <style:paragraph-properties fo:text-align="center"/>
    </style:style>
    <style:style style:name="P26" style:family="paragraph">
      <loext:graphic-properties draw:fill-color="#d3d3d3"/>
      <style:paragraph-properties fo:text-align="center"/>
    </style:style>
    <style:style style:name="P27" style:family="paragraph">
      <loext:graphic-properties draw:fill-color="#e6e6fa"/>
      <style:paragraph-properties fo:text-align="center"/>
    </style:style>
    <style:style style:name="P28" style:family="paragraph">
      <loext:graphic-properties draw:fill-color="#f0e68c"/>
      <style:paragraph-properties fo:text-align="center"/>
    </style:style>
    <style:style style:name="P29" style:family="paragraph">
      <loext:graphic-properties draw:fill="none" draw:fill-color="#e6e6fa"/>
      <style:paragraph-properties fo:text-align="center"/>
    </style:style>
    <style:style style:name="P30" style:family="paragraph">
      <loext:graphic-properties draw:fill="none" draw:fill-color="#ffffff"/>
      <style:text-properties fo:font-size="16pt" style:font-size-asian="16pt" style:font-size-complex="16pt"/>
    </style:style>
    <style:style style:name="P31" style:family="paragraph">
      <loext:graphic-properties draw:fill="none" draw:fill-color="#ffffff"/>
      <style:paragraph-properties fo:text-align="center"/>
      <style:text-properties fo:color="#ce181e" fo:font-weight="bold" style:font-weight-asian="bold" style:font-weight-complex="bold"/>
    </style:style>
    <style:style style:name="P32" style:family="paragraph">
      <loext:graphic-properties draw:fill="none" draw:fill-color="#ffffff"/>
      <style:paragraph-properties fo:text-align="center"/>
      <style:text-properties fo:color="#ce181e" fo:font-size="12pt" fo:font-weight="normal" style:font-size-asian="12pt" style:font-weight-asian="normal" style:font-size-complex="12pt" style:font-weight-complex="normal"/>
    </style:style>
    <style:style style:name="P33" style:family="paragraph">
      <loext:graphic-properties draw:fill="none" draw:fill-color="#ffffff"/>
      <style:paragraph-properties fo:text-align="center"/>
      <style:text-properties fo:color="#ce181e" fo:font-size="12pt" style:font-size-asian="12pt" style:font-size-complex="12pt"/>
    </style:style>
    <style:style style:name="P34" style:family="paragraph">
      <loext:graphic-properties draw:fill="none" draw:fill-color="#000000"/>
      <style:paragraph-properties fo:text-align="center"/>
      <style:text-properties fo:color="#ce181e" fo:font-size="12pt" fo:font-weight="bold" style:font-size-asian="12pt" style:font-weight-asian="bold" style:font-size-complex="12pt" style:font-weight-complex="bold"/>
    </style:style>
    <style:style style:name="P35" style:family="paragraph">
      <loext:graphic-properties draw:fill-color="#ffffff"/>
    </style:style>
    <style:style style:name="P36" style:family="paragraph">
      <loext:graphic-properties draw:fill="solid" draw:fill-color="#0000cd"/>
      <style:paragraph-properties fo:text-align="center"/>
    </style:style>
    <style:style style:name="P37" style:family="paragraph">
      <loext:graphic-properties draw:fill="none" draw:fill-color="#0000cd"/>
      <style:paragraph-properties fo:text-align="center"/>
      <style:text-properties fo:color="#ffff00" fo:font-size="16pt" style:font-size-asian="16pt" style:font-size-complex="16pt"/>
    </style:style>
    <style:style style:name="P38" style:family="paragraph">
      <loext:graphic-properties draw:fill="solid" draw:fill-color="#c0c0c0"/>
      <style:paragraph-properties fo:text-align="center"/>
    </style:style>
    <style:style style:name="P39" style:family="paragraph">
      <loext:graphic-properties draw:fill="none" draw:fill-color="#000000"/>
      <style:paragraph-properties fo:text-align="center"/>
      <style:text-properties fo:color="#000080" fo:font-size="14pt" style:font-size-asian="14pt" style:font-size-complex="14pt"/>
    </style:style>
    <style:style style:name="P40" style:family="paragraph">
      <style:paragraph-properties fo:text-align="center"/>
      <style:text-properties fo:font-size="15pt"/>
    </style:style>
    <style:style style:name="P41" style:family="paragraph">
      <loext:graphic-properties draw:fill="none" draw:fill-color="#000000"/>
      <style:paragraph-properties fo:text-align="center"/>
      <style:text-properties fo:color="#ffffff" fo:font-size="15pt" style:font-size-asian="15pt" style:font-size-complex="15pt"/>
    </style:style>
    <style:style style:name="P42" style:family="paragraph">
      <style:text-properties fo:font-size="13pt"/>
    </style:style>
    <style:style style:name="P43" style:family="paragraph">
      <loext:graphic-properties draw:fill="none" draw:fill-color="#ffffff"/>
      <style:text-properties fo:font-size="13pt" style:font-size-asian="13pt" style:font-size-complex="13pt"/>
    </style:style>
    <style:style style:name="P44" style:family="paragraph">
      <style:paragraph-properties fo:text-align="center"/>
      <style:text-properties fo:font-size="18pt"/>
    </style:style>
    <style:style style:name="P45" style:family="paragraph">
      <loext:graphic-properties draw:fill="none" draw:fill-color="#ffffff"/>
      <style:paragraph-properties fo:text-align="center"/>
      <style:text-properties fo:font-size="18pt"/>
    </style:style>
    <style:style style:name="P46" style:family="paragraph">
      <loext:graphic-properties draw:fill="none"/>
      <style:paragraph-properties fo:text-align="center"/>
    </style:style>
    <style:style style:name="P47" style:family="paragraph">
      <style:paragraph-properties fo:text-align="center"/>
      <style:text-properties fo:font-size="13pt"/>
    </style:style>
    <style:style style:name="P48" style:family="paragraph">
      <style:paragraph-properties fo:text-align="start"/>
      <style:text-properties fo:font-size="13pt"/>
    </style:style>
    <style:style style:name="P49" style:family="paragraph">
      <loext:graphic-properties draw:fill="none" draw:fill-color="#ffffff"/>
      <style:paragraph-properties fo:text-align="center"/>
      <style:text-properties fo:font-size="13pt" style:font-size-asian="13pt" style:font-size-complex="13pt"/>
    </style:style>
    <style:style style:name="P50" style:family="paragraph">
      <style:paragraph-properties fo:text-align="start"/>
      <style:text-properties fo:font-size="18pt"/>
    </style:style>
    <style:style style:name="P51" style:family="paragraph">
      <loext:graphic-properties draw:fill="none" draw:fill-color="#ffffff"/>
      <style:paragraph-properties fo:text-align="start"/>
      <style:text-properties fo:color="#ce181e" fo:font-size="18pt" fo:font-weight="bold" style:font-weight-asian="bold" style:font-weight-complex="bold"/>
    </style:style>
    <style:style style:name="P52" style:family="paragraph">
      <loext:graphic-properties draw:fill="none" draw:fill-color="#ffffff"/>
      <style:text-properties fo:color="#ce181e" fo:font-size="13pt" fo:font-weight="bold" style:font-size-asian="13pt" style:font-weight-asian="bold" style:font-size-complex="13pt" style:font-weight-complex="bold"/>
    </style:style>
    <style:style style:name="P53" style:family="paragraph">
      <style:text-properties fo:font-size="18pt"/>
    </style:style>
    <style:style style:name="P54" style:family="paragraph">
      <loext:graphic-properties draw:fill="none" draw:fill-color="#ffffff"/>
      <style:text-properties fo:font-size="18pt"/>
    </style:style>
    <style:style style:name="P55" style:family="paragraph">
      <style:paragraph-properties fo:text-align="center"/>
      <style:text-properties fo:font-size="12pt"/>
    </style:style>
    <style:style style:name="P56" style:family="paragraph">
      <loext:graphic-properties draw:fill="none" draw:fill-color="#ffffff"/>
      <style:paragraph-properties fo:text-align="center"/>
      <style:text-properties fo:font-size="12pt" style:font-size-asian="12pt" style:font-size-complex="12pt"/>
    </style:style>
    <style:style style:name="P57" style:family="paragraph">
      <style:text-properties fo:font-size="12pt"/>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none" draw:fill-color="#ffffff"/>
      <style:text-properties fo:color="#ce181e" fo:font-size="18pt"/>
    </style:style>
    <style:style style:name="P60" style:family="paragraph">
      <style:text-properties fo:color="#ce181e" fo:font-size="18pt" fo:font-weight="bold" style:font-weight-asian="bold" style:font-weight-complex="bold"/>
    </style:style>
    <style:style style:name="P61" style:family="paragraph">
      <loext:graphic-properties draw:fill="none" draw:fill-color="#ffffff"/>
      <style:text-properties fo:color="#ce181e" fo:font-size="18pt" fo:font-weight="bold" style:font-weight-asian="bold" style:font-weight-complex="bold"/>
    </style:style>
    <style:style style:name="P62" style:family="paragraph">
      <style:text-properties fo:color="#ce181e" fo:font-weight="bold" style:font-weight-asian="bold" style:font-weight-complex="bold"/>
    </style:style>
    <style:style style:name="P63" style:family="paragraph">
      <loext:graphic-properties draw:fill="none" draw:fill-color="#ffffff"/>
      <style:text-properties fo:color="#ce181e" fo:font-weight="bold" style:font-weight-asian="bold" style:font-weight-complex="bold"/>
    </style:style>
    <style:style style:name="P64" style:family="paragraph">
      <loext:graphic-properties draw:fill-color="#ff8c00"/>
      <style:paragraph-properties fo:text-align="center"/>
    </style:style>
    <style:style style:name="P65" style:family="paragraph">
      <loext:graphic-properties draw:fill="none" draw:fill-color="#ffffff"/>
    </style:style>
    <style:style style:name="P66" style:family="paragraph">
      <loext:graphic-properties draw:fill-color="#ffffff"/>
      <style:paragraph-properties fo:text-align="center"/>
      <style:text-properties fo:font-size="10pt" style:font-size-asian="10pt" style:font-size-complex="10pt"/>
    </style:style>
    <style:style style:name="P67" style:family="paragraph">
      <loext:graphic-properties draw:fill="none" draw:fill-color="#ffffff"/>
      <style:text-properties fo:color="#ffffff"/>
    </style:style>
    <style:style style:name="P68" style:family="paragraph">
      <style:paragraph-properties fo:margin-top="0.15cm" fo:margin-bottom="0cm"/>
    </style:style>
    <style:style style:name="P69" style:family="paragraph">
      <loext:graphic-properties draw:fill="none" draw:fill-color="#ffffff"/>
      <style:text-properties fo:color="#ff8c00"/>
    </style:style>
    <style:style style:name="P70" style:family="paragraph">
      <loext:graphic-properties draw:fill="none" draw:fill-color="#ffffff"/>
      <style:paragraph-properties fo:text-align="center"/>
      <style:text-properties fo:color="#ffffff"/>
    </style:style>
    <style:style style:name="P71" style:family="paragraph">
      <loext:graphic-properties draw:fill="none" draw:fill-color="#ffffff"/>
      <style:paragraph-properties fo:text-align="center"/>
      <style:text-properties fo:color="#f9b201"/>
    </style:style>
    <style:style style:name="P72" style:family="paragraph">
      <loext:graphic-properties draw:fill="none" draw:fill-color="#ffffff"/>
      <style:text-properties fo:color="#ce181e" fo:font-size="13pt" fo:font-weight="normal" style:font-size-asian="13pt" style:font-weight-asian="normal" style:font-size-complex="13pt" style:font-weight-complex="normal"/>
    </style:style>
    <style:style style:name="P73" style:family="paragraph">
      <loext:graphic-properties draw:fill="none" draw:fill-color="#ffffff"/>
      <style:text-properties fo:font-weight="bold" style:font-weight-asian="bold" style:font-weight-complex="bold"/>
    </style:style>
    <style:style style:name="P74" style:family="paragraph">
      <loext:graphic-properties draw:fill="none" draw:fill-color="#ffffff"/>
      <style:text-properties fo:font-size="11pt" style:font-size-asian="11pt" style:font-size-complex="11pt"/>
    </style:style>
    <style:style style:name="P75" style:family="paragraph">
      <loext:graphic-properties draw:fill="none" draw:fill-color="#ffffff"/>
      <style:paragraph-properties fo:text-align="center"/>
      <style:text-properties fo:color="#000000"/>
    </style:style>
    <style:style style:name="P76" style:family="paragraph">
      <style:paragraph-properties fo:margin-left="1.3cm" fo:margin-right="0cm" fo:margin-top="0.2cm" fo:margin-bottom="0cm" fo:text-indent="0cm"/>
    </style:style>
    <style:style style:name="P77" style:family="paragraph">
      <style:paragraph-properties fo:margin-left="0cm" fo:margin-right="0cm" fo:margin-top="0.2cm" fo:margin-bottom="0cm" fo:text-indent="0cm"/>
    </style:style>
    <style:style style:name="P78" style:family="paragraph">
      <loext:graphic-properties draw:fill="none"/>
      <style:paragraph-properties fo:margin-top="0.2cm" fo:margin-bottom="0cm"/>
      <style:text-properties fo:font-size="12pt" style:font-size-asian="12pt" style:font-size-complex="12pt"/>
    </style:style>
    <style:style style:name="P79" style:family="paragraph">
      <style:paragraph-properties fo:margin-left="0cm" fo:margin-right="0cm" fo:margin-top="0.2cm" fo:margin-bottom="0cm" fo:line-height="100%" fo:text-indent="0cm"/>
    </style:style>
    <style:style style:name="P80" style:family="paragraph">
      <style:paragraph-properties fo:margin-top="0.42cm" fo:margin-bottom="0.35cm"/>
    </style:style>
    <style:style style:name="P81" style:family="paragraph">
      <loext:graphic-properties draw:fill="none"/>
      <style:paragraph-properties fo:margin-top="0.42cm" fo:margin-bottom="0.35cm"/>
      <style:text-properties fo:font-size="10pt" style:font-size-asian="10pt" style:font-size-complex="10pt"/>
    </style:style>
    <style:style style:name="P82" style:family="paragraph">
      <style:paragraph-properties fo:margin-top="0cm" fo:margin-bottom="0cm" fo:text-align="center">
        <style:tab-stops/>
      </style:paragraph-properties>
    </style:style>
    <style:style style:name="P83" style:family="paragraph">
      <style:paragraph-properties fo:margin-top="0cm" fo:margin-bottom="0cm" fo:text-align="start">
        <style:tab-stops/>
      </style:paragraph-properties>
    </style:style>
    <style:style style:name="P84" style:family="paragraph">
      <loext:graphic-properties draw:fill="none" draw:fill-color="#ffffff"/>
      <style:paragraph-properties fo:margin-top="0.15cm" fo:margin-bottom="0.3cm" fo:text-align="center">
        <style:tab-stops/>
      </style:paragraph-properties>
      <style:text-properties fo:font-size="18pt"/>
    </style:style>
    <style:style style:name="T1" style:family="text">
      <style:text-properties fo:font-size="32pt" fo:language="en" fo:country="US" style:font-size-asian="32pt" style:font-size-complex="32pt"/>
    </style:style>
    <style:style style:name="T2" style:family="text">
      <style:text-properties fo:font-size="18pt"/>
    </style:style>
    <style:style style:name="T3" style:family="text">
      <style:text-properties fo:color="#00008b" fo:font-size="12pt" style:font-size-asian="12pt" style:font-size-complex="12pt"/>
    </style:style>
    <style:style style:name="T4" style:family="text">
      <style:text-properties fo:color="#b70208" fo:font-size="15pt" fo:font-weight="bold" style:font-size-asian="15pt" style:font-weight-asian="bold" style:font-size-complex="15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4pt" fo:font-weight="normal" style:font-size-asian="13pt" style:font-weight-asian="normal" style:font-size-complex="13pt" style:font-weight-complex="normal"/>
    </style:style>
    <style:style style:name="T7" style:family="text">
      <style:text-properties fo:font-size="14pt" fo:font-weight="bold" style:font-size-asian="13pt" style:font-weight-asian="bold" style:font-size-complex="13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style:font-size-asian="16pt" style:font-size-complex="16pt"/>
    </style:style>
    <style:style style:name="T10" style:family="text">
      <style:text-properties fo:font-variant="normal" fo:text-transform="non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80"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8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color="#000080" fo:font-size="12pt" style:font-size-asian="12pt" style:font-size-complex="12pt"/>
    </style:style>
    <style:style style:name="T15" style:family="text">
      <style:text-properties fo:color="#b70208" fo:font-size="15pt" fo:language="en" fo:country="US" fo:font-weight="bold" style:font-size-asian="15pt" style:font-weight-asian="bold" style:font-size-complex="15pt" style:font-weight-complex="bold"/>
    </style:style>
    <style:style style:name="T16" style:family="text">
      <style:text-properties fo:font-size="15pt" fo:language="en" fo:country="US" fo:font-weight="bold" style:font-size-asian="15pt" style:font-weight-asian="bold" style:font-size-complex="15pt"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color="#ffffff" fo:font-size="16pt" style:font-size-asian="16pt" style:font-size-complex="16pt"/>
    </style:style>
    <style:style style:name="T19" style:family="text">
      <style:text-properties fo:color="#ff8c00" fo:font-size="14pt" style:font-size-asian="14pt" style:font-size-complex="14pt"/>
    </style:style>
    <style:style style:name="T20" style:family="text">
      <style:text-properties fo:color="#ce181e" fo:font-size="13pt" fo:language="en" fo:country="US" style:text-underline-style="solid" style:text-underline-width="auto" style:text-underline-color="font-color" fo:font-weight="bold" style:font-size-asian="13pt" style:font-weight-asian="bold" style:font-size-complex="13pt" style:font-weight-complex="bold"/>
    </style:style>
    <style:style style:name="T21" style:family="text">
      <style:text-properties fo:color="#ce181e" fo:font-size="13pt" style:text-underline-style="solid" style:text-underline-width="auto" style:text-underline-color="font-color" fo:font-weight="bold" style:font-size-asian="13pt" style:font-weight-asian="bold" style:font-size-complex="13pt" style:font-weight-complex="bold"/>
    </style:style>
    <style:style style:name="T22" style:family="text">
      <style:text-properties fo:color="#ce181e" fo:font-size="13pt" style:font-size-asian="13pt" style:font-size-complex="13pt"/>
    </style:style>
    <style:style style:name="T23" style:family="text">
      <style:text-properties fo:color="#ce181e" fo:font-size="13pt" fo:language="en" fo:country="US" style:font-size-asian="13pt" style:font-size-complex="13pt"/>
    </style:style>
    <style:style style:name="T24" style:family="text">
      <style:text-properties fo:color="#ce181e" fo:font-size="13pt" fo:language="es" fo:country="ES" style:font-size-asian="13pt" style:font-size-complex="13pt"/>
    </style:style>
    <style:style style:name="T25" style:family="text">
      <style:text-properties fo:color="#ce181e" fo:font-size="13pt" fo:language="ca" fo:country="ES" fo:font-weight="bold" style:font-size-asian="13pt" style:font-weight-asian="bold" style:font-size-complex="13pt" style:font-weight-complex="bold"/>
    </style:style>
    <style:style style:name="T26" style:family="text">
      <style:text-properties fo:font-size="14pt" fo:language="en" fo:country="US" style:font-size-asian="14pt" style:font-size-complex="14pt"/>
    </style:style>
    <style:style style:name="T27" style:family="text">
      <style:text-properties fo:font-size="13pt" fo:language="en" fo:country="US" style:font-size-asian="13pt" style:font-size-complex="13pt"/>
    </style:style>
    <style:style style:name="T28" style:family="text">
      <style:text-properties fo:color="#00008b" fo:font-size="11pt" fo:language="en" fo:country="US" style:font-size-asian="11pt" style:font-size-complex="11pt"/>
    </style:style>
    <style:style style:name="T29" style:family="text">
      <style:text-properties fo:font-size="14pt" style:font-size-asian="14pt" style:font-size-complex="14pt"/>
    </style:style>
    <style:style style:name="T30" style:family="text">
      <style:text-properties fo:color="#ce181e" fo:font-weight="bold" style:font-weight-asian="bold" style:font-weight-complex="bold"/>
    </style:style>
    <style:style style:name="T31" style:family="text">
      <style:text-properties fo:color="#ce181e" fo:font-size="16pt" fo:language="en" fo:country="US" fo:font-weight="bold" style:font-size-asian="16pt" style:font-weight-asian="bold" style:font-size-complex="16pt" style:font-weight-complex="bold"/>
    </style:style>
    <style:style style:name="T32" style:family="text">
      <style:text-properties fo:color="#000000" fo:font-size="10pt" fo:font-weight="normal" style:font-size-asian="10pt" style:font-weight-asian="normal" style:font-size-complex="10pt" style:font-weight-complex="normal"/>
    </style:style>
    <style:style style:name="T33" style:family="text">
      <style:text-properties fo:color="#ce181e" fo:font-size="12pt" fo:language="en" fo:country="US" style:font-size-asian="12pt" style:font-size-complex="12pt"/>
    </style:style>
    <style:style style:name="T34" style:family="text">
      <style:text-properties fo:color="#ce181e" fo:font-size="12pt" fo:language="en" fo:country="US" fo:font-weight="bold" style:font-size-asian="12pt" style:font-weight-asian="bold" style:font-size-complex="12pt" style:font-weight-complex="bold"/>
    </style:style>
    <style:style style:name="T35" style:family="text">
      <style:text-properties fo:color="#ce181e" fo:font-size="12pt" fo:language="ca" fo:country="ES" fo:font-weight="bold" style:font-size-asian="12pt" style:font-weight-asian="bold" style:font-size-complex="12pt" style:font-weight-complex="bold"/>
    </style:style>
    <style:style style:name="T36" style:family="text">
      <style:text-properties fo:color="#ffffff" fo:font-size="14pt" style:font-size-asian="14pt" style:font-size-complex="14pt"/>
    </style:style>
    <style:style style:name="T37" style:family="text">
      <style:text-properties fo:color="#ffff00" fo:font-size="14pt" style:font-size-asian="14pt" style:font-size-complex="14pt"/>
    </style:style>
    <style:style style:name="T38" style:family="text">
      <style:text-properties fo:color="#ffff00" fo:font-size="13pt" style:font-size-asian="13pt" style:font-size-complex="13pt"/>
    </style:style>
    <style:style style:name="T39" style:family="text">
      <style:text-properties fo:color="#000080" fo:font-size="14pt" style:font-size-asian="14pt" style:font-size-complex="14pt"/>
    </style:style>
    <style:style style:name="T40" style:family="text">
      <style:text-properties fo:color="#ffffff" fo:font-size="15pt" style:font-size-asian="15pt" style:font-size-complex="15pt"/>
    </style:style>
    <style:style style:name="T41" style:family="text">
      <style:text-properties fo:font-size="13pt" style:font-size-asian="13pt" style:font-size-complex="13pt"/>
    </style:style>
    <style:style style:name="T42" style:family="text">
      <style:text-properties fo:font-size="15pt" style:font-size-asian="15pt" style:font-size-complex="15pt"/>
    </style:style>
    <style:style style:name="T43" style:family="text">
      <style:text-properties fo:font-size="12pt" style:font-size-asian="12pt" style:font-size-complex="12pt"/>
    </style:style>
    <style:style style:name="T44" style:family="text">
      <style:text-properties fo:color="#000080" fo:font-size="13pt" style:font-size-asian="13pt" style:font-size-complex="13pt"/>
    </style:style>
    <style:style style:name="T45"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46" style:family="text">
      <style:text-properties fo:color="#ce181e" fo:font-size="14pt" fo:font-weight="bold" style:font-size-asian="14pt" style:font-weight-asian="bold" style:font-size-complex="14pt" style:font-weight-complex="bold"/>
    </style:style>
    <style:style style:name="T47" style:family="text">
      <style:text-properties fo:color="#ce181e" fo:font-size="13pt" fo:font-weight="bold" style:font-size-asian="13pt" style:font-weight-asian="bold" style:font-size-complex="13pt" style:font-weight-complex="bold"/>
    </style:style>
    <style:style style:name="T48" style:family="text">
      <style:text-properties fo:color="#ce181e" fo:font-size="12pt" style:font-size-asian="12pt" style:font-size-complex="12pt"/>
    </style:style>
    <style:style style:name="T49" style:family="text">
      <style:text-properties fo:color="#000000" fo:font-size="12pt" fo:font-weight="normal" style:font-size-asian="12pt" style:font-weight-asian="normal" style:font-size-complex="12pt" style:font-weight-complex="normal"/>
    </style:style>
    <style:style style:name="T50" style:family="text">
      <style:text-properties fo:font-size="12pt" fo:font-weight="bold" style:font-size-asian="12pt" style:font-weight-asian="bold" style:font-size-complex="12pt" style:font-weight-complex="bold"/>
    </style:style>
    <style:style style:name="T51" style:family="text">
      <style:text-properties fo:color="#ce181e" fo:font-size="14pt" style:font-size-asian="14pt" style:font-size-complex="14pt"/>
    </style:style>
    <style:style style:name="T52" style:family="text">
      <style:text-properties fo:font-size="10.5pt" style:font-size-asian="10.5pt" style:font-size-complex="10.5pt"/>
    </style:style>
    <style:style style:name="T53" style:family="text">
      <style:text-properties fo:color="#ce181e" fo:font-size="15pt" fo:font-weight="bold" style:font-size-asian="15pt" style:font-weight-asian="bold" style:font-size-complex="15pt" style:font-weight-complex="bold"/>
    </style:style>
    <style:style style:name="T54" style:family="text">
      <style:text-properties fo:font-variant="normal" fo:text-transform="none" fo:color="#00000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55" style:family="text">
      <style:text-properties fo:color="#708090" fo:font-size="13pt" style:font-size-asian="13pt" style:font-size-complex="13pt"/>
    </style:style>
    <style:style style:name="T56" style:family="text">
      <style:text-properties fo:color="#ff8c00" fo:font-size="15pt" style:text-underline-style="solid" style:text-underline-width="auto" style:text-underline-color="font-color" style:font-size-asian="15pt" style:font-size-complex="15pt"/>
    </style:style>
    <style:style style:name="T57" style:family="text">
      <style:text-properties fo:color="#ff8c00" fo:font-size="15pt" style:font-size-asian="15pt" style:font-size-complex="15pt"/>
    </style:style>
    <style:style style:name="T58" style:family="text">
      <style:text-properties fo:color="#ff8c00" fo:font-size="12pt" style:font-size-asian="12pt" style:font-size-complex="12pt"/>
    </style:style>
    <style:style style:name="T59" style:family="text">
      <style:text-properties fo:color="#f9b201" fo:font-size="15pt" style:text-underline-style="solid" style:text-underline-width="auto" style:text-underline-color="font-color" style:font-size-asian="15pt" style:font-size-complex="15pt"/>
    </style:style>
    <style:style style:name="T60" style:family="text">
      <style:text-properties fo:color="#f9b201" fo:font-size="15pt" style:font-size-asian="15pt" style:font-size-complex="15pt"/>
    </style:style>
    <style:style style:name="T61" style:family="text">
      <style:text-properties fo:color="#ce181e" fo:font-size="15pt" style:text-underline-style="solid" style:text-underline-width="auto" style:text-underline-color="font-color" fo:font-weight="normal" style:font-size-asian="15pt" style:font-weight-asian="normal" style:font-size-complex="15pt" style:font-weight-complex="normal"/>
    </style:style>
    <style:style style:name="T62" style:family="text">
      <style:text-properties fo:color="#ce181e" fo:font-size="15pt" fo:font-weight="normal" style:font-size-asian="15pt" style:font-weight-asian="normal" style:font-size-complex="15pt" style:font-weight-complex="normal"/>
    </style:style>
    <style:style style:name="T63" style:family="text">
      <style:text-properties fo:font-size="13pt" fo:font-weight="bold" style:font-size-asian="13pt" style:font-weight-asian="bold" style:font-size-complex="13pt" style:font-weight-complex="bold"/>
    </style:style>
    <style:style style:name="T64" style:family="text">
      <style:text-properties fo:font-size="11pt" style:font-size-asian="11pt" style:font-size-complex="11pt"/>
    </style:style>
    <style:style style:name="T65" style:family="text">
      <style:text-properties fo:color="#000000" fo:font-size="15pt" style:font-size-asian="15pt" style:font-size-complex="15pt"/>
    </style:style>
    <style:style style:name="T66" style:family="text">
      <style:text-properties fo:color="#ce181e" fo:font-size="18pt" fo:font-weight="bold" style:font-size-asian="15pt" style:font-weight-asian="bold" style:font-size-complex="15pt" style:font-weight-complex="bold"/>
    </style:style>
    <style:style style:name="T67" style:family="text">
      <style:text-properties fo:color="#00008b" fo:font-size="15pt" fo:font-weight="normal" style:font-size-asian="13pt" style:font-weight-asian="normal" style:font-size-complex="13pt" style:font-weight-complex="normal"/>
    </style:style>
    <style:style style:name="T68" style:family="text">
      <style:text-properties fo:font-size="12pt" fo:font-weight="normal" style:font-size-asian="12pt" style:font-weight-asian="normal" style:font-size-complex="12pt" style:font-weight-complex="normal"/>
    </style:style>
    <style:style style:name="T69" style:family="text">
      <style:text-properties fo:color="#000080" fo:font-size="12pt" fo:font-weight="normal" style:font-size-asian="12pt" style:font-weight-asian="normal" style:font-size-complex="12pt" style:font-weight-complex="normal"/>
    </style:style>
    <style:style style:name="T7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2" style:family="text">
      <style:text-properties fo:color="#778899" fo:font-size="12pt" fo:font-weight="bold" style:font-size-asian="12pt" style:font-weight-asian="bold" style:font-size-complex="12pt" style:font-weight-complex="bold"/>
    </style:style>
    <style:style style:name="T73" style:family="text">
      <style:text-properties fo:font-size="10pt" style:font-size-asian="10pt" style:font-size-complex="10pt"/>
    </style:style>
    <style:style style:name="T74" style:family="text">
      <style:text-properties fo:color="#000000" fo:font-size="12pt" fo:font-weight="bold" style:font-size-asian="12pt" style:font-weight-asian="bold" style:font-size-complex="12pt" style:font-weight-complex="bold"/>
    </style:style>
    <style:style style:name="T75" style:family="text">
      <style:text-properties fo:color="#000080" fo:font-size="12pt" fo:font-weight="bold" style:font-size-asian="12pt" style:font-weight-asian="bold" style:font-size-complex="12pt" style:font-weight-complex="bold"/>
    </style:style>
    <style:style style:name="T76" style:family="text">
      <style:text-properties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5.1cm" svg:height="1.472cm" svg:x="11.4cm" svg:y="0.328cm" presentation:class="title" presentation:user-transformed="true">
          <draw:text-box>
            <text:p><text:span text:style-name="T1">GIT</text:span></text:p>
          </draw:text-box>
        </draw:frame>
        <draw:frame draw:style-name="gr1" draw:text-style-name="P3" draw:layer="layout" svg:width="17.8cm" svg:height="8.972cm" svg:x="5.1cm" svg:y="3.9cm">
          <draw:text-box>
            <text:list text:style-name="L1">
              <text:list-item>
                <text:p text:style-name="P2"><text:span text:style-name="T2">Notes on </text:span><text:span text:style-name="T2">Linux </text:span><text:span text:style-name="T2">comman</text:span><text:span text:style-name="T2">ds and </text:span><text:span text:style-name="T2">windows </text:span><text:span text:style-name="T2">git shell</text:span></text:p>
              </text:list-item>
              <text:list-item>
                <text:p text:style-name="P2"><text:span text:style-name="T2">Some </text:span><text:span text:style-name="T2">schemes</text:span></text:p>
              </text:list-item>
              <text:list-item>
                <text:p text:style-name="P2"><text:span text:style-name="T2">Git config </text:span><text:span text:style-name="T2">file</text:span></text:p>
              </text:list-item>
              <text:list-item>
                <text:p text:style-name="P2"><text:span text:style-name="T2">Make a </text:span><text:span text:style-name="T2">clone of </text:span><text:span text:style-name="T2">the repo </text:span><text:span text:style-name="T2">in your </text:span><text:span text:style-name="T2">server</text:span></text:p>
              </text:list-item>
              <text:list-item>
                <text:p text:style-name="P2"><text:span text:style-name="T2">Working </text:span><text:span text:style-name="T2">locally</text:span></text:p>
              </text:list-item>
              <text:list-item>
                <text:p text:style-name="P2"><text:span text:style-name="T2">Updating </text:span><text:span text:style-name="T2">git server </text:span><text:span text:style-name="T2">repo</text:span></text:p>
              </text:list-item>
              <text:list-item>
                <text:p text:style-name="P2"><text:span text:style-name="T2">Working </text:span><text:span text:style-name="T2">as a </text:span><text:span text:style-name="T2">network </text:span><text:span text:style-name="T2">colaborat</text:span><text:span text:style-name="T2">or</text:span></text:p>
              </text:list-item>
              <text:list-item>
                <text:p text:style-name="P2"><text:span text:style-name="T2">List of </text:span><text:span text:style-name="T2">useful </text:span><text:span text:style-name="T2">comman</text:span><text:span text:style-name="T2">ds, and </text:span><text:span text:style-name="T2">tipical </text:span><text:span text:style-name="T2">series of </text:span><text:span text:style-name="T2">comman</text:span><text:span text:style-name="T2">ds</text:span></text:p>
              </text:list-item>
              <text:list-item>
                <text:p text:style-name="P2"><text:span text:style-name="T2">List of </text:span><text:span text:style-name="T2">tutorials</text:span></text:p>
              </text:list-item>
            </text:list>
          </draw:text-box>
        </draw:frame>
        <draw:frame draw:style-name="gr2" draw:text-style-name="P5" draw:layer="layout" svg:width="25.6cm" svg:height="1.673cm" svg:x="1cm" svg:y="12.439cm">
          <draw:text-box>
            <text:p text:style-name="P4"><text:span text:style-name="T3">https://git-</text:span><text:span text:style-name="T3">scm.com/ <text:s text:c="2"/>– <text:s/></text:span><text:span text:style-name="T3"><text:a xlink:href="http://git-cheatsheet.com/" xlink:type="simple">http://git-cheatsheet.com/</text:a></text:span></text:p>
            <text:p><text:span text:style-name="T3"/></text:p>
            <text:p text:style-name="P4"><text:span text:style-name="T3"><text:a xlink:href="https://www.w3schools.com/git/default.asp" xlink:type="simple">https://www.w3schools.com/git/default.asp</text:a></text:span><text:span text:style-name="T3"><text:s text:c="2"/>– <text:s/></text:span><text:span text:style-name="T3">https://www.w3do</text:span><text:span text:style-name="T3">cs.com/learn-</text:span><text:span text:style-name="T3">git.html</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1" draw:text-style-name="P1" draw:layer="layout" svg:width="5.1cm" svg:height="1.472cm" svg:x="11.4cm" svg:y="0.328cm" presentation:class="title" presentation:user-transformed="true">
          <draw:text-box>
            <text:p><text:span text:style-name="T1">GIT</text:span></text:p>
          </draw:text-box>
        </draw:frame>
        <draw:frame draw:style-name="gr4" draw:text-style-name="P7" draw:layer="layout" svg:width="8.524cm" svg:height="1.427cm" svg:x="9.7cm" svg:y="1.7cm">
          <draw:text-box>
            <text:p text:style-name="P4"><text:span text:style-name="T4">First </text:span><text:span text:style-name="T4">definitions</text:span><text:span text:style-name="T4"><text:line-break/></text:span><text:span text:style-name="T4">(working </text:span><text:span text:style-name="T4">with a git </text:span><text:span text:style-name="T4">server repo) </text:span></text:p>
          </draw:text-box>
        </draw:frame>
        <draw:frame draw:style-name="gr5" draw:text-style-name="P11" draw:layer="layout" svg:width="22.6cm" svg:height="9.472cm" svg:x="2.7cm" svg:y="4cm">
          <draw:text-box>
            <text:p text:style-name="P8"><text:span text:style-name="T5">GIT</text:span></text:p>
            <text:p text:style-name="P9"><text:span text:style-name="T6">Git </text:span><text:span text:style-name="T6">is a </text:span><text:span text:style-name="T7">distr</text:span><text:span text:style-name="T7">ibut</text:span><text:span text:style-name="T7">ed </text:span><text:span text:style-name="T7">vers</text:span><text:span text:style-name="T7">ion </text:span><text:span text:style-name="T7">cont</text:span><text:span text:style-name="T7">rol </text:span><text:span text:style-name="T7">syst</text:span><text:span text:style-name="T7">em</text:span><text:span text:style-name="T6">: </text:span><text:span text:style-name="T6">trac</text:span><text:span text:style-name="T6">king </text:span><text:span text:style-name="T6">cha</text:span><text:span text:style-name="T6">nge</text:span><text:span text:style-name="T6">s in </text:span><text:span text:style-name="T6">any </text:span><text:span text:style-name="T6">set </text:span><text:span text:style-name="T6">of </text:span><text:span text:style-name="T6">files, </text:span><text:span text:style-name="T6">usu</text:span><text:span text:style-name="T6">ally </text:span><text:span text:style-name="T6">use</text:span><text:span text:style-name="T6">d for </text:span><text:span text:style-name="T6">coor</text:span><text:span text:style-name="T6">dina</text:span><text:span text:style-name="T6">ting </text:span><text:span text:style-name="T6">work </text:span><text:span text:style-name="T6">amo</text:span><text:span text:style-name="T6">ng </text:span><text:span text:style-name="T6">prog</text:span><text:span text:style-name="T6">ram</text:span><text:span text:style-name="T6">mer</text:span><text:span text:style-name="T6">s </text:span><text:span text:style-name="T6">colla</text:span><text:span text:style-name="T6">bora</text:span><text:span text:style-name="T6">tivel</text:span><text:span text:style-name="T6">y. </text:span></text:p>
            <text:p text:style-name="P9"><text:span text:style-name="T8"/></text:p>
            <text:p text:style-name="P8"><text:span text:style-name="T5">Notes on </text:span><text:span text:style-name="T5">Linux </text:span><text:span text:style-name="T5">commands </text:span><text:span text:style-name="T5">and </text:span><text:span text:style-name="T5">windows </text:span><text:span text:style-name="T5">“git bash”</text:span></text:p>
            <text:list text:style-name="L1">
              <text:list-item>
                <text:list>
                  <text:list-item>
                    <text:list>
                      <text:list-item>
                        <text:p text:style-name="P10"><text:span text:style-name="T9">Linux </text:span><text:span text:style-name="T9">shell </text:span><text:span text:style-name="T9">for </text:span><text:span text:style-name="T9">bash </text:span><text:span text:style-name="T9">com</text:span><text:span text:style-name="T9">mand</text:span><text:span text:style-name="T9">s </text:span><text:span text:style-name="T9">works </text:span><text:span text:style-name="T9">for </text:span><text:span text:style-name="T9">GIT !</text:span></text:p>
                      </text:list-item>
                      <text:list-item>
                        <text:p text:style-name="P10"><text:span text:style-name="T10">Wind</text:span><text:span text:style-name="T10">ows</text:span><text:span text:style-name="T11"><text:line-break/></text:span><text:span text:style-name="T12">Git </text:span><text:span text:style-name="T12">Bash</text:span><text:span text:style-name="T13"> is </text:span><text:span text:style-name="T13">an </text:span><text:span text:style-name="T13">applicat</text:span><text:span text:style-name="T13">ion for </text:span><text:span text:style-name="T13">Microso</text:span><text:span text:style-name="T13">ft </text:span><text:span text:style-name="T13">Windo</text:span><text:span text:style-name="T13">ws </text:span><text:span text:style-name="T13">environ</text:span><text:span text:style-name="T13">ments </text:span><text:span text:style-name="T13">that </text:span><text:span text:style-name="T13">provide</text:span><text:span text:style-name="T13">s an </text:span><text:span text:style-name="T13">emulati</text:span><text:span text:style-name="T13">on </text:span><text:span text:style-name="T13">layer </text:span><text:span text:style-name="T13">for a Git </text:span><text:span text:style-name="T13">comma</text:span><text:span text:style-name="T13">nd-line </text:span><text:span text:style-name="T13">experie</text:span><text:span text:style-name="T13">nce. Wi</text:span><text:span text:style-name="T13">ndows </text:span><text:span text:style-name="T13">has </text:span><text:span text:style-name="T13">a native </text:span><text:span text:style-name="T13">comma</text:span><text:span text:style-name="T13">nd-</text:span><text:span text:style-name="T13">line inte</text:span><text:span text:style-name="T13">rface, C</text:span><text:span text:style-name="T13">omman</text:span><text:span text:style-name="T13">d </text:span><text:span text:style-name="T13">Prompt, </text:span><text:span text:style-name="T13">but to </text:span><text:span text:style-name="T13">use </text:span><text:span text:style-name="T13">Bash </text:span><text:span text:style-name="T13">on a </text:span><text:span text:style-name="T13">Windo</text:span><text:span text:style-name="T13">ws </text:span><text:span text:style-name="T13">comput</text:span><text:span text:style-name="T13">er, we </text:span><text:span text:style-name="T13">need to </text:span><text:span text:style-name="T13">downlo</text:span><text:span text:style-name="T13">ad and </text:span><text:span text:style-name="T13">install a </text:span><text:span text:style-name="T13">progra</text:span><text:span text:style-name="T13">m </text:span><text:span text:style-name="T13">called </text:span><text:span text:style-name="T13">“Git </text:span><text:span text:style-name="T13">Bash”.</text:span><text:span text:style-name="T13"><text:line-break/></text:span><text:span text:style-name="T13">When </text:span><text:span text:style-name="T13">GIT </text:span><text:span text:style-name="T13">versión </text:span><text:span text:style-name="T13">for </text:span><text:span text:style-name="T13">window</text:span><text:span text:style-name="T13">s is </text:span><text:span text:style-name="T13">donwlo</text:span><text:span text:style-name="T13">aded, </text:span><text:span text:style-name="T13">check </text:span><text:span text:style-name="T13">you </text:span><text:span text:style-name="T13">select </text:span><text:span text:style-name="T13">“GIT </text:span><text:span text:style-name="T13">BASH” </text:span><text:span text:style-name="T13">option </text:span><text:span text:style-name="T13">in the </text:span><text:span text:style-name="T13">compo</text:span><text:span text:style-name="T13">nents </text:span><text:span text:style-name="T13">window</text:span><text:span text:style-name="T13">.</text:span><text:span text:style-name="T13"><text:line-break/></text:span><text:span text:style-name="T12">LINK--</text:span><text:span text:style-name="T12">&gt;</text:span><text:span text:style-name="T13"> </text:span><text:span text:style-name="T13"><text:a xlink:href="https://www.makeuseof.com/install-git-git-bash-windows/" xlink:type="simple">https://www.makeuseof.com/install-git-git-bash-windows/</text:a></text:span><text:span text:style-name="T14"><text:s text:c="2"/></text:span><text:span text:style-name="T14"><text:line-break/></text:span><text:span text:style-name="T14"/></text:p>
                      </text:list-item>
                    </text:list>
                  </text:list-item>
                </text:list>
                <text:p text:style-name="P2"><text:span text:style-name="T9"/></text:p>
              </text:list-item>
            </text:list>
          </draw:text-box>
        </draw:fram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custom-shape draw:style-name="gr6" draw:text-style-name="P12" draw:layer="layout" svg:width="6.5cm" svg:height="11cm" svg:x="3cm" svg:y="3.5cm">
          <text:p/>
          <draw:enhanced-geometry svg:viewBox="0 0 21600 21600" draw:type="rectangle" draw:enhanced-path="M 0 0 L 21600 0 21600 21600 0 21600 0 0 Z N"/>
        </draw:custom-shape>
        <draw:custom-shape draw:style-name="gr7" draw:text-style-name="P12" draw:layer="layout" svg:width="6.248cm" svg:height="10.573cm" svg:x="17cm" svg:y="3.698cm">
          <text:p/>
          <draw:enhanced-geometry svg:viewBox="0 0 21600 21600" draw:type="rectangle" draw:enhanced-path="M 0 0 L 21600 0 21600 21600 0 21600 0 0 Z N"/>
        </draw:custom-shape>
        <draw:frame presentation:style-name="pr1" draw:text-style-name="P1" draw:layer="layout" svg:width="5.1cm" svg:height="1.472cm" svg:x="11.4cm" svg:y="0.328cm" presentation:class="title" presentation:user-transformed="true">
          <draw:text-box>
            <text:p><text:span text:style-name="T1">GIT</text:span></text:p>
          </draw:text-box>
        </draw:frame>
        <draw:custom-shape draw:style-name="gr8" draw:text-style-name="P13" draw:layer="layout" svg:width="3.364cm" svg:height="3.844cm" svg:x="18.442cm" svg:y="4.275cm">
          <text:p/>
          <draw:enhanced-geometry svg:viewBox="0 0 21600 21600" draw:type="rectangle" draw:enhanced-path="M 0 0 L 21600 0 21600 21600 0 21600 0 0 Z N"/>
        </draw:custom-shape>
        <draw:custom-shape draw:style-name="gr9" draw:text-style-name="P13" draw:layer="layout" svg:width="3.5cm" svg:height="4cm" svg:x="4.4cm" svg:y="4.1cm">
          <text:p/>
          <draw:enhanced-geometry svg:viewBox="0 0 21600 21600" draw:type="rectangle" draw:enhanced-path="M 0 0 L 21600 0 21600 21600 0 21600 0 0 Z N"/>
        </draw:custom-shape>
        <draw:custom-shape draw:style-name="gr10" draw:text-style-name="P13" draw:layer="layout" svg:width="1.73cm" svg:height="1.634cm" svg:x="20.557cm" svg:y="10.715cm">
          <text:p/>
          <draw:enhanced-geometry svg:viewBox="0 0 21600 21600" draw:type="rectangle" draw:enhanced-path="M 0 0 L 21600 0 21600 21600 0 21600 0 0 Z N"/>
        </draw:custom-shape>
        <draw:frame draw:style-name="gr11" draw:text-style-name="P14" draw:layer="layout" svg:width="4.866cm" svg:height="0.839cm" svg:x="11.6cm" svg:y="1.6cm">
          <draw:text-box>
            <text:p><text:span text:style-name="T15">Basic</text:span><text:span text:style-name="T4"> </text:span><text:span text:style-name="T15">Big</text:span><text:span text:style-name="T4"> </text:span><text:span text:style-name="T15">Picture</text:span></text:p>
          </draw:text-box>
        </draw:frame>
        <draw:frame draw:style-name="gr12" draw:text-style-name="P15" draw:layer="layout" svg:width="3.366cm" svg:height="0.839cm" svg:x="18.434cm" svg:y="2.729cm">
          <draw:text-box>
            <text:p text:style-name="P4"><text:span text:style-name="T16"><text:s/></text:span><text:span text:style-name="T16">GIT</text:span><text:span text:style-name="T17"> </text:span><text:span text:style-name="T16">Server</text:span></text:p>
          </draw:text-box>
        </draw:frame>
        <draw:frame draw:style-name="gr13" draw:text-style-name="P16" draw:layer="layout" svg:width="2.707cm" svg:height="2.615cm" svg:x="18.793cm" svg:y="5.14cm">
          <draw:text-box>
            <text:p text:style-name="P4"><text:span text:style-name="T18">Owner</text:span><text:span text:style-name="T18"><text:line-break/></text:span><text:span text:style-name="T18">Repo</text:span><text:span text:style-name="T18"><text:line-break/></text:span><text:span text:style-name="T19">(ORIGIN)</text:span></text:p>
          </draw:text-box>
        </draw:frame>
        <draw:frame draw:style-name="gr14" draw:text-style-name="P18" draw:layer="layout" svg:width="2.679cm" svg:height="3.011cm" svg:x="23.632cm" svg:y="4.659cm">
          <draw:text-box>
            <text:p text:style-name="P17"><text:span text:style-name="T20">Exam</text:span><text:span text:style-name="T21">ples</text:span></text:p>
            <text:p text:style-name="P17"><text:span text:style-name="T22">GitLab</text:span><text:span text:style-name="T22"><text:line-break/></text:span><text:span text:style-name="T23">GitHub</text:span><text:span text:style-name="T22"><text:line-break/></text:span><text:span text:style-name="T23">Bare</text:span><text:span text:style-name="T22"><text:line-break/></text:span><text:span text:style-name="T24">BicBucket</text:span></text:p>
          </draw:text-box>
        </draw:frame>
        <draw:custom-shape draw:style-name="gr15" draw:text-style-name="P19" draw:layer="layout" svg:width="1.442cm" svg:height="3.844cm" svg:x="22.094cm" svg:y="4.275cm">
          <text:p/>
          <draw:enhanced-geometry svg:viewBox="0 0 21600 21600" draw:glue-points="0 0 0 21600 21600 10800" draw:text-areas="0 ?f9 7800 ?f10" draw:type="right-brace" draw:modifiers="2305.22369407648 10910.67233191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16" draw:layer="layout" svg:width="2.157cm" svg:height="1.505cm" svg:x="5.166cm" svg:y="5.401cm">
          <draw:text-box>
            <text:p text:style-name="P4"><text:span text:style-name="T18">Owner</text:span><text:span text:style-name="T18"><text:line-break/></text:span><text:span text:style-name="T18">PC</text:span></text:p>
          </draw:text-box>
        </draw:frame>
        <draw:frame draw:style-name="gr17" draw:text-style-name="P20" draw:layer="layout" svg:width="3.802cm" svg:height="1.787cm" svg:x="23.698cm" svg:y="11.39cm">
          <draw:text-box>
            <text:p text:style-name="P4"><text:span text:style-name="T25"><text:s/></text:span><text:span text:style-name="T25">Colaborators</text:span><text:span text:style-name="T25"><text:line-break/></text:span><text:span text:style-name="T25">Repo</text:span><text:span text:style-name="T25"><text:line-break/></text:span><text:span text:style-name="T25">FORK’s</text:span></text:p>
          </draw:text-box>
        </draw:frame>
        <draw:line draw:style-name="gr18" draw:text-style-name="P21" draw:layer="layout" svg:x1="20.364cm" svg:y1="8.312cm" svg:x2="20.364cm" svg:y2="9.754cm">
          <text:p/>
        </draw:line>
        <draw:frame draw:style-name="gr19" draw:text-style-name="P22" draw:layer="layout" svg:width="2.059cm" svg:height="1.318cm" svg:x="20.641cm" svg:y="8.412cm">
          <draw:text-box>
            <text:p text:style-name="P4"><text:span text:style-name="T26">FORK</text:span><text:line-break/><text:span text:style-name="T27">repo</text:span></text:p>
          </draw:text-box>
        </draw:frame>
        <draw:line draw:style-name="gr18" draw:text-style-name="P21" draw:layer="layout" svg:x1="19.98cm" svg:y1="9.753cm" svg:x2="19.98cm" svg:y2="8.22cm">
          <text:p/>
        </draw:line>
        <draw:frame draw:style-name="gr20" draw:text-style-name="P22" draw:layer="layout" svg:width="2.216cm" svg:height="2.188cm" svg:x="17.584cm" svg:y="8.412cm">
          <draw:text-box>
            <text:p text:style-name="P4"><text:span text:style-name="T26">PULL</text:span><text:line-break/><text:span text:style-name="T27">request</text:span><text:span text:style-name="T27"><text:line-break/></text:span><text:span text:style-name="T28">for owner</text:span><text:span text:style-name="T28"><text:line-break/></text:span><text:span text:style-name="T28">decision</text:span></text:p>
          </draw:text-box>
        </draw:frame>
        <draw:line draw:style-name="gr21" draw:text-style-name="P13" draw:layer="layout" svg:x1="10.1cm" svg:y1="4.2cm" svg:x2="16cm" svg:y2="4.2cm">
          <text:p/>
        </draw:line>
        <draw:frame draw:style-name="gr22" draw:text-style-name="P22" draw:layer="layout" svg:width="4.1cm" svg:height="0.806cm" svg:x="11.5cm" svg:y="3.3cm">
          <draw:text-box>
            <text:p text:style-name="P4"><text:span text:style-name="T26">CLONE repo</text:span></text:p>
          </draw:text-box>
        </draw:frame>
        <draw:frame draw:style-name="gr23" draw:text-style-name="P23" draw:layer="layout" svg:width="3.508cm" svg:height="0.839cm" svg:x="4.401cm" svg:y="2.5cm">
          <draw:text-box>
            <text:p><text:span text:style-name="T17">Local Game</text:span></text:p>
          </draw:text-box>
        </draw:frame>
        <draw:frame draw:style-name="gr24" draw:text-style-name="P24" draw:layer="layout" svg:width="2.873cm" svg:height="0.806cm" svg:x="4.502cm" svg:y="9.2cm">
          <draw:text-box>
            <text:p><text:span text:style-name="T29">Local Files</text:span></text:p>
          </draw:text-box>
        </draw:frame>
        <draw:line draw:style-name="gr25" draw:text-style-name="P13" draw:layer="layout" svg:x1="9.961cm" svg:y1="10.625cm" svg:x2="16.34cm" svg:y2="7.375cm">
          <text:p/>
        </draw:line>
        <draw:custom-shape draw:style-name="gr26" draw:text-style-name="P25" draw:layer="layout" svg:width="1.73cm" svg:height="1.634cm" svg:x="20.076cm" svg:y="11.003cm">
          <text:p/>
          <draw:enhanced-geometry svg:viewBox="0 0 21600 21600" draw:type="rectangle" draw:enhanced-path="M 0 0 L 21600 0 21600 21600 0 21600 0 0 Z N"/>
        </draw:custom-shape>
        <draw:custom-shape draw:style-name="gr27" draw:text-style-name="P26" draw:layer="layout" svg:width="1.73cm" svg:height="1.634cm" svg:x="19.307cm" svg:y="11.388cm">
          <text:p/>
          <draw:enhanced-geometry svg:viewBox="0 0 21600 21600" draw:type="rectangle" draw:enhanced-path="M 0 0 L 21600 0 21600 21600 0 21600 0 0 Z N"/>
        </draw:custom-shape>
        <draw:custom-shape draw:style-name="gr28" draw:text-style-name="P27" draw:layer="layout" svg:width="1.731cm" svg:height="1.634cm" svg:x="18.826cm" svg:y="11.772cm">
          <text:p/>
          <draw:enhanced-geometry svg:viewBox="0 0 21600 21600" draw:type="rectangle" draw:enhanced-path="M 0 0 L 21600 0 21600 21600 0 21600 0 0 Z N"/>
        </draw:custom-shape>
        <draw:custom-shape draw:style-name="gr29" draw:text-style-name="P28" draw:layer="layout" svg:width="1.731cm" svg:height="1.634cm" svg:x="18.057cm" svg:y="12.157cm">
          <text:p/>
          <draw:enhanced-geometry svg:viewBox="0 0 21600 21600" draw:type="rectangle" draw:enhanced-path="M 0 0 L 21600 0 21600 21600 0 21600 0 0 Z N"/>
        </draw:custom-shape>
        <draw:custom-shape draw:style-name="gr30" draw:text-style-name="P19" draw:layer="layout" svg:width="0.962cm" svg:height="3.268cm" svg:x="23.056cm" svg:y="10.523cm">
          <text:p/>
          <draw:enhanced-geometry svg:viewBox="0 0 21600 21600" draw:glue-points="0 0 0 21600 21600 10800" draw:text-areas="0 ?f9 7800 ?f10" draw:type="right-brace" draw:modifiers="2305.22369407648 10910.67233191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1" draw:text-style-name="P13" draw:layer="layout" svg:width="1.8cm" svg:height="1.7cm" svg:x="6.9cm" svg:y="10.3cm">
          <text:p/>
          <draw:enhanced-geometry svg:viewBox="0 0 21600 21600" draw:type="rectangle" draw:enhanced-path="M 0 0 L 21600 0 21600 21600 0 21600 0 0 Z N"/>
        </draw:custom-shape>
        <draw:custom-shape draw:style-name="gr32" draw:text-style-name="P25" draw:layer="layout" svg:width="1.8cm" svg:height="1.7cm" svg:x="6.4cm" svg:y="10.6cm">
          <text:p/>
          <draw:enhanced-geometry svg:viewBox="0 0 21600 21600" draw:type="rectangle" draw:enhanced-path="M 0 0 L 21600 0 21600 21600 0 21600 0 0 Z N"/>
        </draw:custom-shape>
        <draw:custom-shape draw:style-name="gr33" draw:text-style-name="P26" draw:layer="layout" svg:width="1.8cm" svg:height="1.7cm" svg:x="5.6cm" svg:y="11cm">
          <text:p/>
          <draw:enhanced-geometry svg:viewBox="0 0 21600 21600" draw:type="rectangle" draw:enhanced-path="M 0 0 L 21600 0 21600 21600 0 21600 0 0 Z N"/>
        </draw:custom-shape>
        <draw:custom-shape draw:style-name="gr34" draw:text-style-name="P27" draw:layer="layout" svg:width="1.8cm" svg:height="1.7cm" svg:x="5.1cm" svg:y="11.4cm">
          <text:p/>
          <draw:enhanced-geometry svg:viewBox="0 0 21600 21600" draw:type="rectangle" draw:enhanced-path="M 0 0 L 21600 0 21600 21600 0 21600 0 0 Z N"/>
        </draw:custom-shape>
        <draw:custom-shape draw:style-name="gr35" draw:text-style-name="P28" draw:layer="layout" svg:width="1.8cm" svg:height="1.7cm" svg:x="4.3cm" svg:y="11.8cm">
          <text:p/>
          <draw:enhanced-geometry svg:viewBox="0 0 21600 21600" draw:type="rectangle" draw:enhanced-path="M 0 0 L 21600 0 21600 21600 0 21600 0 0 Z N"/>
        </draw:custom-shape>
        <draw:custom-shape draw:style-name="gr36" draw:text-style-name="P29" draw:layer="layout" svg:width="0.5cm" svg:height="3.5cm" svg:x="3.4cm" svg:y="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37" draw:text-style-name="P29" draw:layer="layout" svg:x1="10cm" svg:y1="5.6cm" svg:x2="16.1cm" svg:y2="5.6cm">
          <text:p/>
        </draw:line>
        <draw:frame draw:style-name="gr38" draw:text-style-name="P30" draw:layer="layout" svg:width="1.725cm" svg:height="0.878cm" svg:x="12.2cm" svg:y="4.7cm">
          <draw:text-box>
            <text:p><text:span text:style-name="T9">push</text:span></text:p>
          </draw:text-box>
        </draw:frame>
        <draw:line draw:style-name="gr37" draw:text-style-name="P29" draw:layer="layout" svg:x1="15.8cm" svg:y1="6cm" svg:x2="10cm" svg:y2="6cm">
          <text:p/>
        </draw:line>
        <draw:frame draw:style-name="gr38" draw:text-style-name="P30" draw:layer="layout" svg:width="1.725cm" svg:height="0.878cm" svg:x="12.201cm" svg:y="6cm">
          <draw:text-box>
            <text:p><text:span text:style-name="T9">fetch</text:span></text:p>
          </draw:text-box>
        </draw:frame>
        <draw:frame draw:style-name="gr39" draw:text-style-name="P31" draw:layer="layout" svg:width="4.06cm" svg:height="1.589cm" draw:transform="rotate (0.471238898038469) translate (10.87cm 8.837cm)">
          <draw:text-box>
            <text:p text:style-name="P4"><text:span text:style-name="T30"><text:s/></text:span><text:span text:style-name="T30">u</text:span><text:span text:style-name="T31">pstream *</text:span></text:p>
          </draw:text-box>
        </draw:frame>
        <draw:frame draw:style-name="gr40" draw:text-style-name="P31" draw:layer="layout" svg:width="3.411cm" svg:height="1.116cm" draw:transform="rotate (0.471238898038469) translate (11.378cm 9.847cm)">
          <draw:text-box>
            <text:p text:style-name="P4"><text:span text:style-name="T30"><text:s/></text:span></text:p>
          </draw:text-box>
        </draw:frame>
        <draw:frame draw:style-name="gr41" draw:text-style-name="P32" draw:layer="layout" svg:width="8.944cm" svg:height="2.147cm" draw:transform="rotate (0.471238898038469) translate (9.021cm 10.362cm)">
          <draw:text-box>
            <text:p text:style-name="P4"><text:span text:style-name="T32">git remote add </text:span><text:span text:style-name="T32">upstream </text:span><text:span text:style-name="T32"><text:a xlink:href="mailto:git@github.com" xlink:type="simple">git@github.com</text:a></text:span><text:span text:style-name="T32">:owner.git</text:span></text:p>
          </draw:text-box>
        </draw:frame>
        <draw:line draw:style-name="gr42" draw:text-style-name="P29" draw:layer="layout" svg:x1="10cm" svg:y1="12.3cm" svg:x2="16.1cm" svg:y2="12.3cm">
          <text:p/>
        </draw:line>
        <draw:frame draw:style-name="gr38" draw:text-style-name="P30" draw:layer="layout" svg:width="1.725cm" svg:height="0.878cm" svg:x="12.2cm" svg:y="11.4cm">
          <draw:text-box>
            <text:p><text:span text:style-name="T9">push</text:span></text:p>
          </draw:text-box>
        </draw:frame>
        <draw:line draw:style-name="gr42" draw:text-style-name="P29" draw:layer="layout" svg:x1="15.8cm" svg:y1="12.6cm" svg:x2="10cm" svg:y2="12.6cm">
          <text:p/>
        </draw:line>
        <draw:frame draw:style-name="gr38" draw:text-style-name="P30" draw:layer="layout" svg:width="1.725cm" svg:height="0.878cm" svg:x="12.201cm" svg:y="12.6cm">
          <draw:text-box>
            <text:p><text:span text:style-name="T9">fetch</text:span></text:p>
          </draw:text-box>
        </draw:frame>
        <draw:custom-shape draw:style-name="gr43" draw:text-style-name="P19" draw:layer="layout" svg:width="0.962cm" svg:height="4.806cm" draw:transform="skewX (-0.000872664625997199) rotate (1.91986217719376) translate (17.886cm 11.988cm)">
          <text:p/>
          <draw:enhanced-geometry svg:viewBox="0 0 21600 21600" draw:mirror-horizontal="false" draw:mirror-vertical="false" draw:glue-points="0 0 0 21600 21600 10800" draw:text-areas="0 ?f9 7800 ?f10" draw:type="right-brace" draw:modifiers="2305.22369407648 13225.194961007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33" draw:layer="layout" svg:width="6.472cm" svg:height="1.199cm" svg:x="10.028cm" svg:y="13.6cm">
          <draw:text-box>
            <text:p text:style-name="P4"><text:span text:style-name="T33">* : </text:span><text:span text:style-name="T34">“upstream”</text:span><text:span text:style-name="T33"> is </text:span><text:span text:style-name="T33">an example of </text:span><text:span text:style-name="T33">remote name</text:span></text:p>
          </draw:text-box>
        </draw:frame>
        <draw:custom-shape draw:style-name="gr45" draw:text-style-name="P12" draw:layer="layout" svg:width="0.5cm" svg:height="1.5cm" svg:x="2.7cm" svg:y="10.7cm">
          <text:p/>
          <draw:enhanced-geometry svg:viewBox="0 0 21600 21600" draw:type="rectangle" draw:enhanced-path="M 0 0 L 21600 0 21600 21600 0 21600 0 0 Z N"/>
        </draw:custom-shape>
        <draw:frame draw:style-name="gr46" draw:text-style-name="P34" draw:layer="layout" svg:width="3.139cm" svg:height="1.199cm" svg:x="0.567cm" svg:y="10.802cm">
          <draw:text-box>
            <text:p text:style-name="P4"><text:span text:style-name="T35">Colaborators</text:span><text:span text:style-name="T35"><text:line-break/></text:span><text:span text:style-name="T35">PC’s</text:span></text:p>
          </draw:text-box>
        </draw:frame>
        <presentation:notes draw:style-name="dp2">
          <draw:page-thumbnail draw:style-name="gr3" draw:layer="layout" svg:width="19.798cm" svg:height="11.136cm" svg:x="0.6cm" svg:y="2.257cm" draw:page-number="3" presentation:class="page"/>
          <draw:frame presentation:style-name="pr2" draw:text-style-name="P3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custom-shape draw:style-name="gr47" draw:text-style-name="P4" draw:layer="layout" svg:width="4.5cm" svg:height="4.9cm" svg:x="23cm" svg:y="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12" draw:layer="layout" svg:width="19.57cm" svg:height="4.6cm" svg:x="0.93cm" svg:y="3.7cm">
          <text:p/>
          <draw:enhanced-geometry svg:viewBox="0 0 21600 21600" draw:type="rectangle" draw:enhanced-path="M 0 0 L 21600 0 21600 21600 0 21600 0 0 Z N"/>
        </draw:custom-shape>
        <draw:g>
          <draw:custom-shape draw:style-name="gr49" draw:text-style-name="P13" draw:layer="layout" svg:width="3.597cm" svg:height="3.554cm" svg:x="1.706cm" svg:y="4.302cm">
            <text:p/>
            <draw:enhanced-geometry svg:viewBox="0 0 21600 21600" draw:type="rectangle" draw:enhanced-path="M 0 0 L 21600 0 21600 21600 0 21600 0 0 Z N"/>
          </draw:custom-shape>
          <draw:frame draw:style-name="gr50" draw:text-style-name="P16" draw:layer="layout" svg:width="2.41cm" svg:height="2.016cm" svg:x="2.288cm" svg:y="5.103cm">
            <draw:text-box>
              <text:p text:style-name="P4"><text:span text:style-name="T36">Working</text:span><text:span text:style-name="T36"><text:line-break/></text:span><text:span text:style-name="T36">Tree</text:span><text:span text:style-name="T36"><text:line-break/></text:span><text:span text:style-name="T36">(WT)</text:span></text:p>
            </draw:text-box>
          </draw:frame>
        </draw:g>
        <draw:g>
          <draw:custom-shape draw:style-name="gr51" draw:text-style-name="P36" draw:layer="layout" svg:width="3.568cm" svg:height="3.555cm" svg:x="8.958cm" svg:y="4.399cm">
            <text:p/>
            <draw:enhanced-geometry svg:viewBox="0 0 21600 21600" draw:type="rectangle" draw:enhanced-path="M 0 0 L 21600 0 21600 21600 0 21600 0 0 Z N"/>
          </draw:custom-shape>
          <draw:frame draw:style-name="gr52" draw:text-style-name="P37" draw:layer="layout" svg:width="2.501cm" svg:height="2.428cm" svg:x="9.536cm" svg:y="5.006cm">
            <draw:text-box>
              <text:p text:style-name="P4"><text:span text:style-name="T37">Staging</text:span></text:p>
              <text:p text:style-name="P4"><text:span text:style-name="T37">Area</text:span></text:p>
              <text:p text:style-name="P4"><text:span text:style-name="T37">(SA)</text:span></text:p>
              <text:p text:style-name="P4"><text:span text:style-name="T38">INDEX</text:span></text:p>
            </draw:text-box>
          </draw:frame>
        </draw:g>
        <draw:g>
          <draw:custom-shape draw:style-name="gr53" draw:text-style-name="P38" draw:layer="layout" svg:width="3.568cm" svg:height="3.554cm" svg:x="16.095cm" svg:y="4.402cm">
            <text:p/>
            <draw:enhanced-geometry svg:viewBox="0 0 21600 21600" draw:type="rectangle" draw:enhanced-path="M 0 0 L 21600 0 21600 21600 0 21600 0 0 Z N"/>
          </draw:custom-shape>
          <draw:frame draw:style-name="gr54" draw:text-style-name="P39" draw:layer="layout" svg:width="2.995cm" svg:height="1.916cm" svg:x="16.571cm" svg:y="5.203cm">
            <draw:text-box>
              <text:p text:style-name="P4"><text:span text:style-name="T39">History of</text:span><text:span text:style-name="T39"><text:line-break/></text:span><text:span text:style-name="T39">Commits</text:span><text:span text:style-name="T39"><text:line-break/></text:span><text:span text:style-name="T39">(H)</text:span></text:p>
            </draw:text-box>
          </draw:frame>
        </draw:g>
        <draw:custom-shape draw:style-name="gr55" draw:text-style-name="P41" draw:layer="layout" svg:width="2.018cm" svg:height="1.134cm" svg:x="23.88cm" svg:y="3.5cm">
          <text:p text:style-name="P40"><text:span text:style-name="T40">(origin)</text:span></text:p>
          <draw:enhanced-geometry svg:viewBox="0 0 21600 21600" draw:type="rectangle" draw:enhanced-path="M 0 0 L 21600 0 21600 21600 0 21600 0 0 Z N"/>
        </draw:custom-shape>
        <draw:frame draw:style-name="gr56" draw:text-style-name="P43" draw:layer="layout" svg:width="3.067cm" svg:height="0.763cm" svg:x="23.58cm" svg:y="3.421cm">
          <draw:text-box>
            <text:p text:style-name="P42"><text:span text:style-name="T41">Repo Server</text:span></text:p>
          </draw:text-box>
        </draw:frame>
        <draw:frame draw:style-name="gr57" draw:text-style-name="P45" draw:layer="layout" svg:width="2.499cm" svg:height="0.839cm" svg:x="2.301cm" svg:y="2.822cm">
          <draw:text-box>
            <text:p text:style-name="P44"><text:span text:style-name="T42">Your PC</text:span></text:p>
          </draw:text-box>
        </draw:frame>
        <draw:line draw:style-name="gr18" draw:text-style-name="P46" draw:layer="layout" svg:x1="6.08cm" svg:y1="5.405cm" svg:x2="8.382cm" svg:y2="5.405cm">
          <text:p/>
        </draw:line>
        <draw:frame draw:style-name="gr58" draw:text-style-name="P45" draw:layer="layout" svg:width="3.222cm" svg:height="0.725cm" svg:x="5.836cm" svg:y="4.635cm">
          <draw:text-box>
            <text:p text:style-name="P44"><text:span text:style-name="T43"><text:s/></text:span><text:span text:style-name="T43">git add file</text:span></text:p>
          </draw:text-box>
        </draw:frame>
        <draw:frame draw:style-name="gr59" draw:text-style-name="P45" draw:layer="layout" svg:width="2.958cm" svg:height="0.764cm" svg:x="12.942cm" svg:y="4.836cm">
          <draw:text-box>
            <text:p text:style-name="P44"><text:span text:style-name="T43"><text:s/></text:span><text:span text:style-name="T43">git commit</text:span></text:p>
          </draw:text-box>
        </draw:frame>
        <draw:frame draw:style-name="gr60" draw:text-style-name="P49" draw:layer="layout" svg:width="4.856cm" svg:height="5.015cm" svg:x="6.442cm" svg:y="9.485cm">
          <draw:text-box>
            <text:p text:style-name="P47"><text:span text:style-name="T41">SA</text:span></text:p>
            <text:p text:style-name="P42"><text:span text:style-name="T41">git status</text:span></text:p>
            <text:p text:style-name="P48"><text:span text:style-name="T41">git status -s</text:span></text:p>
            <text:p text:style-name="P42"><text:span text:style-name="T41">git commit -m </text:span><text:span text:style-name="T41">“msg”</text:span></text:p>
            <text:p text:style-name="P42"><text:span text:style-name="T41">git commit -a </text:span></text:p>
            <text:p text:style-name="P42"><text:span text:style-name="T41">git ls-files</text:span></text:p>
            <text:p text:style-name="P42"><text:span text:style-name="T44">gitYourAlias</text:span></text:p>
            <text:p text:style-name="P42"><text:span text:style-name="T41"/></text:p>
          </draw:text-box>
        </draw:frame>
        <draw:frame draw:style-name="gr61" draw:text-style-name="P49" draw:layer="layout" svg:width="8.351cm" svg:height="4.859cm" svg:x="12.357cm" svg:y="9.541cm">
          <draw:text-box>
            <text:p text:style-name="P47"><text:span text:style-name="T41">H</text:span></text:p>
            <text:p text:style-name="P42"><text:span text:style-name="T41">git log, git </text:span><text:span text:style-name="T41">reflog, git tree, </text:span><text:span text:style-name="T41">git show</text:span></text:p>
            <text:p text:style-name="P48"><text:span text:style-name="T45">git log --oneline, </text:span><text:span text:style-name="T45">git </text:span><text:span text:style-name="T41">log --stat</text:span></text:p>
            <text:p text:style-name="P48"><text:span text:style-name="T41">git log --oneline </text:span><text:span text:style-name="T41">--graph</text:span></text:p>
            <text:p text:style-name="P42"><text:span text:style-name="T41">git diff --staged</text:span></text:p>
            <text:p text:style-name="P42"><text:span text:style-name="T41">git diff comm1 </text:span><text:span text:style-name="T41">coom2</text:span></text:p>
            <text:p text:style-name="P42"><text:span text:style-name="T41">git difftool --</text:span><text:span text:style-name="T41">tool=”tool” com1 </text:span><text:span text:style-name="T41">com2</text:span></text:p>
            <text:p text:style-name="P42"><text:span text:style-name="T41">git reset -a “sha </text:span><text:span text:style-name="T41">str” / reset </text:span><text:span text:style-name="T41">HEAD file <text:s text:c="2"/></text:span></text:p>
            <text:p text:style-name="P42"><text:span text:style-name="T44">gitYourAlias</text:span></text:p>
          </draw:text-box>
        </draw:frame>
        <draw:frame draw:style-name="gr62" draw:text-style-name="P51" draw:layer="layout" svg:width="13.642cm" svg:height="0.872cm" svg:x="4.455cm" svg:y="8.613cm">
          <draw:text-box>
            <text:p text:style-name="P50"><text:span text:style-name="T46"><text:s/></text:span><text:span text:style-name="T46">Some </text:span><text:span text:style-name="T46">Typical </text:span><text:span text:style-name="T46">Commands</text:span></text:p>
          </draw:text-box>
        </draw:frame>
        <draw:frame draw:style-name="gr63" draw:text-style-name="P49" draw:layer="layout" svg:width="3.8cm" svg:height="4.859cm" svg:x="1.5cm" svg:y="9.541cm">
          <draw:text-box>
            <text:p text:style-name="P47"><text:span text:style-name="T41">WT <text:s text:c="3"/></text:span></text:p>
            <text:p text:style-name="P42"><text:span text:style-name="T41">git “editor” file</text:span></text:p>
            <text:p text:style-name="P42"><text:span text:style-name="T41">git help, git grep</text:span></text:p>
            <text:p text:style-name="P42"><text:span text:style-name="T41">git config --list</text:span></text:p>
            <text:p text:style-name="P42"><text:span text:style-name="T41">git add file</text:span></text:p>
            <text:p text:style-name="P42"><text:span text:style-name="T41">git rm file</text:span></text:p>
            <text:p text:style-name="P42"><text:span text:style-name="T44">gitYourAlias</text:span></text:p>
            <text:p text:style-name="P42"><text:span text:style-name="T41"/></text:p>
            <text:p text:style-name="P42"><text:span text:style-name="T41">Gitignore file</text:span></text:p>
          </draw:text-box>
        </draw:frame>
        <draw:frame draw:style-name="gr64" draw:text-style-name="P52" draw:layer="layout" svg:width="5.506cm" svg:height="0.763cm" svg:x="11.9cm" svg:y="2.7cm">
          <draw:text-box>
            <text:p text:style-name="P42"><text:span text:style-name="T47">the hidden </text:span><text:span text:style-name="T47">magic of git</text:span></text:p>
          </draw:text-box>
        </draw:frame>
        <draw:custom-shape draw:style-name="gr65" draw:text-style-name="P46" draw:layer="layout" svg:width="0.936cm" svg:height="10.5cm" draw:transform="rotate (1.5707963267949) translate (9.1cm 4.29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6" draw:text-style-name="P54" draw:layer="layout" svg:width="2.788cm" svg:height="0.763cm" draw:transform="rotate (0.523598775598299) translate (20.496cm 5.946cm)">
          <draw:text-box>
            <text:p text:style-name="P53"><text:span text:style-name="T41">INTERNET</text:span></text:p>
          </draw:text-box>
        </draw:frame>
        <draw:line draw:style-name="gr18" draw:text-style-name="P46" draw:layer="layout" svg:x1="8.3cm" svg:y1="5.9cm" svg:x2="6cm" svg:y2="5.9cm">
          <text:p/>
        </draw:line>
        <draw:line draw:style-name="gr18" draw:text-style-name="P46" draw:layer="layout" svg:x1="13.281cm" svg:y1="5.805cm" svg:x2="15.583cm" svg:y2="5.805cm">
          <text:p/>
        </draw:line>
        <draw:line draw:style-name="gr18" draw:text-style-name="P46" draw:layer="layout" svg:x1="15.501cm" svg:y1="6.3cm" svg:x2="13.201cm" svg:y2="6.3cm">
          <text:p/>
        </draw:line>
        <draw:frame draw:style-name="gr67" draw:text-style-name="P45" draw:layer="layout" svg:width="3.9cm" svg:height="1.201cm" svg:x="5.336cm" svg:y="5.936cm">
          <draw:text-box>
            <text:p text:style-name="P44"><text:span text:style-name="T43"><text:s/></text:span><text:span text:style-name="T43">git checkout </text:span><text:span text:style-name="T43"><text:line-break/></text:span><text:span text:style-name="T43">file/commit</text:span></text:p>
          </draw:text-box>
        </draw:frame>
        <draw:frame draw:style-name="gr58" draw:text-style-name="P45" draw:layer="layout" svg:width="2.764cm" svg:height="0.725cm" svg:x="5.836cm" svg:y="7.237cm">
          <draw:text-box>
            <text:p text:style-name="P44"><text:span text:style-name="T43"><text:s text:c="2"/></text:span><text:span text:style-name="T43">git difftool</text:span></text:p>
          </draw:text-box>
        </draw:frame>
        <draw:line draw:style-name="gr18" draw:text-style-name="P46" draw:layer="layout" svg:x1="20.832cm" svg:y1="5.58cm" svg:x2="22.826cm" svg:y2="4.429cm">
          <text:p/>
        </draw:line>
        <draw:line draw:style-name="gr18" draw:text-style-name="P46" draw:layer="layout" svg:x1="22.964cm" svg:y1="5.532cm" svg:x2="21.169cm" svg:y2="6.568cm">
          <text:p/>
        </draw:line>
        <draw:frame draw:style-name="gr59" draw:text-style-name="P45" draw:layer="layout" svg:width="2.158cm" svg:height="0.764cm" draw:transform="rotate (0.523598775598299) translate (21.394cm 7.126cm)">
          <draw:text-box>
            <text:p text:style-name="P44"><text:span text:style-name="T43"><text:s/></text:span><text:span text:style-name="T48">git fetch</text:span></text:p>
          </draw:text-box>
        </draw:frame>
        <draw:frame draw:style-name="gr59" draw:text-style-name="P45" draw:layer="layout" svg:width="2.158cm" svg:height="0.764cm" draw:transform="rotate (0.523598775598299) translate (20.395cm 5.026cm)">
          <draw:text-box>
            <text:p text:style-name="P44"><text:span text:style-name="T43"><text:s/></text:span><text:span text:style-name="T48">git push</text:span></text:p>
          </draw:text-box>
        </draw:frame>
        <draw:frame draw:style-name="gr59" draw:text-style-name="P45" draw:layer="layout" svg:width="2.958cm" svg:height="0.764cm" svg:x="12.942cm" svg:y="6.536cm">
          <draw:text-box>
            <text:p text:style-name="P44"><text:span text:style-name="T43"><text:s text:c="4"/></text:span><text:span text:style-name="T43">git reset</text:span></text:p>
          </draw:text-box>
        </draw:frame>
        <draw:frame draw:style-name="gr58" draw:text-style-name="P45" draw:layer="layout" svg:width="2.482cm" svg:height="0.725cm" draw:transform="rotate (0.523598775598299) translate (21.096cm 6.626cm)">
          <draw:text-box>
            <text:p text:style-name="P44"><text:span text:style-name="T43"><text:s/></text:span><text:span text:style-name="T49">git clone</text:span></text:p>
          </draw:text-box>
        </draw:frame>
        <draw:custom-shape draw:style-name="gr27" draw:text-style-name="P26" draw:layer="layout" svg:width="1.73cm" svg:height="1.634cm" svg:x="24.807cm" svg:y="10.189cm">
          <text:p/>
          <draw:enhanced-geometry svg:viewBox="0 0 21600 21600" draw:type="rectangle" draw:enhanced-path="M 0 0 L 21600 0 21600 21600 0 21600 0 0 Z N"/>
        </draw:custom-shape>
        <draw:custom-shape draw:style-name="gr28" draw:text-style-name="P27" draw:layer="layout" svg:width="1.731cm" svg:height="1.634cm" svg:x="24.326cm" svg:y="10.573cm">
          <text:p/>
          <draw:enhanced-geometry svg:viewBox="0 0 21600 21600" draw:type="rectangle" draw:enhanced-path="M 0 0 L 21600 0 21600 21600 0 21600 0 0 Z N"/>
        </draw:custom-shape>
        <draw:custom-shape draw:style-name="gr29" draw:text-style-name="P28" draw:layer="layout" svg:width="1.731cm" svg:height="1.634cm" svg:x="23.557cm" svg:y="10.958cm">
          <text:p/>
          <draw:enhanced-geometry svg:viewBox="0 0 21600 21600" draw:type="rectangle" draw:enhanced-path="M 0 0 L 21600 0 21600 21600 0 21600 0 0 Z N"/>
        </draw:custom-shape>
        <draw:custom-shape draw:style-name="gr68" draw:text-style-name="P46" draw:layer="layout" svg:width="4.5cm" svg:height="4.246cm" svg:x="22.8cm" svg:y="9.354cm">
          <text:p/>
          <draw:enhanced-geometry svg:viewBox="0 0 21600 21600" draw:type="rectangle" draw:enhanced-path="M 0 0 L 21600 0 21600 21600 0 21600 0 0 Z N"/>
        </draw:custom-shape>
        <draw:frame draw:style-name="gr69" draw:text-style-name="P45" draw:layer="layout" svg:width="4.4cm" svg:height="1.275cm" svg:x="23cm" svg:y="7.9cm">
          <draw:text-box>
            <text:p text:style-name="P44"><text:span text:style-name="T41">Colaborators</text:span><text:span text:style-name="T41"><text:line-break/></text:span><text:span text:style-name="T41">NetWork</text:span></text:p>
          </draw:text-box>
        </draw:frame>
        <draw:custom-shape draw:style-name="gr70" draw:text-style-name="P4" draw:layer="layout" svg:width="0.5cm" svg:height="1.5cm" svg:x="24.8cm" svg:y="5.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3" draw:text-style-name="P1" draw:layer="layout" svg:width="3.3cm" svg:height="1.772cm" svg:x="0.1cm" svg:y="0.1cm" presentation:class="title" presentation:user-transformed="true">
          <draw:text-box>
            <text:p><text:span text:style-name="T1">GIT</text:span></text:p>
          </draw:text-box>
        </draw:frame>
        <draw:frame draw:style-name="gr71" draw:text-style-name="P54" draw:layer="layout" svg:width="7.711cm" svg:height="0.962cm" svg:x="10.194cm" svg:y="0.6cm">
          <draw:text-box>
            <text:p text:style-name="P53">Working in master branch</text:p>
          </draw:text-box>
        </draw:fram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g>
          <draw:custom-shape draw:style-name="gr72" draw:text-style-name="P12" draw:layer="layout" svg:width="13.2cm" svg:height="1.8cm" svg:x="7.2cm" svg:y="1.7cm">
            <text:p/>
            <draw:enhanced-geometry svg:viewBox="0 0 21600 21600" draw:type="rectangle" draw:enhanced-path="M 0 0 L 21600 0 21600 21600 0 21600 0 0 Z N"/>
          </draw:custom-shape>
          <draw:custom-shape draw:style-name="gr73" draw:text-style-name="P13" draw:layer="layout" svg:width="2.647cm" svg:height="1.022cm" svg:x="8.271cm" svg:y="2.062cm">
            <text:p/>
            <draw:enhanced-geometry svg:viewBox="0 0 21600 21600" draw:type="rectangle" draw:enhanced-path="M 0 0 L 21600 0 21600 21600 0 21600 0 0 Z N"/>
          </draw:custom-shape>
          <draw:frame draw:style-name="gr74" draw:text-style-name="P16" draw:layer="layout" svg:width="1.601cm" svg:height="0.906cm" svg:x="8.799cm" svg:y="2.199cm">
            <draw:text-box>
              <text:p text:style-name="P4"><text:span text:style-name="T36">WT</text:span></text:p>
            </draw:text-box>
          </draw:frame>
          <draw:custom-shape draw:style-name="gr75" draw:text-style-name="P36" draw:layer="layout" svg:width="2.626cm" svg:height="1.103cm" svg:x="12.407cm" svg:y="2.051cm">
            <text:p/>
            <draw:enhanced-geometry svg:viewBox="0 0 21600 21600" draw:type="rectangle" draw:enhanced-path="M 0 0 L 21600 0 21600 21600 0 21600 0 0 Z N"/>
          </draw:custom-shape>
          <draw:frame draw:style-name="gr76" draw:text-style-name="P37" draw:layer="layout" svg:width="1.841cm" svg:height="0.806cm" svg:x="12.732cm" svg:y="2.279cm">
            <draw:text-box>
              <text:p text:style-name="P4"><text:span text:style-name="T37">SA</text:span></text:p>
            </draw:text-box>
          </draw:frame>
          <draw:custom-shape draw:style-name="gr77" draw:text-style-name="P38" draw:layer="layout" svg:width="2.625cm" svg:height="1.101cm" svg:x="16.459cm" svg:y="2.053cm">
            <text:p/>
            <draw:enhanced-geometry svg:viewBox="0 0 21600 21600" draw:type="rectangle" draw:enhanced-path="M 0 0 L 21600 0 21600 21600 0 21600 0 0 Z N"/>
          </draw:custom-shape>
          <draw:frame draw:style-name="gr78" draw:text-style-name="P39" draw:layer="layout" svg:width="2.204cm" svg:height="0.806cm" svg:x="16.709cm" svg:y="2.259cm">
            <draw:text-box>
              <text:p text:style-name="P4"><text:span text:style-name="T39">H</text:span></text:p>
            </draw:text-box>
          </draw:frame>
        </draw:g>
        <draw:frame presentation:style-name="pr3" draw:text-style-name="P1" draw:layer="layout" svg:width="3.3cm" svg:height="1.772cm" svg:x="0.1cm" svg:y="0.1cm" presentation:class="title" presentation:user-transformed="true">
          <draw:text-box>
            <text:p><text:span text:style-name="T1">GIT</text:span></text:p>
          </draw:text-box>
        </draw:frame>
        <draw:frame draw:style-name="gr71" draw:text-style-name="P54" draw:layer="layout" svg:width="7.711cm" svg:height="0.962cm" svg:x="10.194cm" svg:y="0.6cm">
          <draw:text-box>
            <text:p text:style-name="P53">Working in the branch</text:p>
          </draw:text-box>
        </draw:frame>
        <draw:custom-shape draw:style-name="gr79" draw:text-style-name="P46" draw:layer="layout" svg:width="23cm" svg:height="5.5cm" svg:x="2.6cm" svg:y="5cm">
          <text:p/>
          <draw:enhanced-geometry svg:viewBox="0 0 21600 21600" draw:mirror-horizontal="false" draw:mirror-vertical="false" draw:type="rectangle" draw:enhanced-path="M 0 0 L 21600 0 21600 21600 0 21600 0 0 Z N"/>
        </draw:custom-shape>
        <draw:line draw:style-name="gr80" draw:text-style-name="P46" draw:layer="layout" svg:x1="6.9cm" svg:y1="5.9cm" svg:x2="6.9cm" svg:y2="10.4cm">
          <text:p/>
        </draw:line>
        <draw:frame draw:style-name="gr81" draw:text-style-name="P56" draw:layer="layout" svg:width="3.093cm" svg:height="0.868cm" svg:x="3.4cm" svg:y="9.3cm">
          <draw:text-box>
            <text:p text:style-name="P55"><text:span text:style-name="T43">Create file “F”</text:span></text:p>
          </draw:text-box>
        </draw:frame>
        <draw:frame draw:style-name="gr82" draw:text-style-name="P58" draw:layer="layout" svg:width="2.437cm" svg:height="0.725cm" svg:x="7.5cm" svg:y="9.001cm">
          <draw:text-box>
            <text:p text:style-name="P57"><text:span text:style-name="T43">git add “F”</text:span></text:p>
          </draw:text-box>
        </draw:frame>
        <draw:frame draw:style-name="gr83" draw:text-style-name="P58" draw:layer="layout" svg:width="2.195cm" svg:height="0.725cm" svg:x="11.5cm" svg:y="9.4cm">
          <draw:text-box>
            <text:p text:style-name="P57"><text:span text:style-name="T43">“</text:span><text:span text:style-name="T43">F” in </text:span><text:span text:style-name="T50">SA</text:span></text:p>
          </draw:text-box>
        </draw:frame>
        <draw:frame draw:style-name="gr84" draw:text-style-name="P58" draw:layer="layout" svg:width="3.698cm" svg:height="0.725cm" svg:x="15.101cm" svg:y="9.202cm">
          <draw:text-box>
            <text:p text:style-name="P57"><text:span text:style-name="T43">git commit -m “F”</text:span></text:p>
          </draw:text-box>
        </draw:frame>
        <draw:frame draw:style-name="gr85" draw:text-style-name="P58" draw:layer="layout" svg:width="3.9cm" svg:height="0.799cm" svg:x="20.2cm" svg:y="9.401cm">
          <draw:text-box>
            <text:p text:style-name="P57"><text:span text:style-name="T43">“</text:span><text:span text:style-name="T43">F” in </text:span><text:span text:style-name="T50">H</text:span><text:span text:style-name="T43"> (SHA 1)</text:span></text:p>
          </draw:text-box>
        </draw:frame>
        <draw:frame draw:style-name="gr81" draw:text-style-name="P56" draw:layer="layout" svg:width="3.093cm" svg:height="0.868cm" svg:x="3.4cm" svg:y="8.1cm">
          <draw:text-box>
            <text:p text:style-name="P55"><text:span text:style-name="T43">Modify file “F”</text:span></text:p>
          </draw:text-box>
        </draw:frame>
        <draw:frame draw:style-name="gr82" draw:text-style-name="P58" draw:layer="layout" svg:width="2.437cm" svg:height="0.725cm" svg:x="7.5cm" svg:y="7.901cm">
          <draw:text-box>
            <text:p text:style-name="P57"><text:span text:style-name="T43">git add “F”</text:span></text:p>
          </draw:text-box>
        </draw:frame>
        <draw:frame draw:style-name="gr86" draw:text-style-name="P58" draw:layer="layout" svg:width="3.139cm" svg:height="0.725cm" svg:x="11.1cm" svg:y="8.1cm">
          <draw:text-box>
            <text:p text:style-name="P57"><text:span text:style-name="T43">“</text:span><text:span text:style-name="T43">F Mod” in </text:span><text:span text:style-name="T50">SA</text:span></text:p>
          </draw:text-box>
        </draw:frame>
        <draw:frame draw:style-name="gr87" draw:text-style-name="P58" draw:layer="layout" svg:width="4.642cm" svg:height="0.725cm" svg:x="14.901cm" svg:y="7.802cm">
          <draw:text-box>
            <text:p text:style-name="P57"><text:span text:style-name="T43">git commit -m “F </text:span><text:span text:style-name="T43">Mod”</text:span></text:p>
          </draw:text-box>
        </draw:frame>
        <draw:frame draw:style-name="gr88" draw:text-style-name="P58" draw:layer="layout" svg:width="4.736cm" svg:height="0.725cm" svg:x="19.6cm" svg:y="8.101cm">
          <draw:text-box>
            <text:p text:style-name="P57"><text:span text:style-name="T43">“</text:span><text:span text:style-name="T43">F (mod)” in </text:span><text:span text:style-name="T50">H</text:span><text:span text:style-name="T43"> </text:span><text:span text:style-name="T43">(SHA 2)</text:span></text:p>
          </draw:text-box>
        </draw:frame>
        <draw:line draw:style-name="gr89" draw:text-style-name="P46" draw:layer="layout" svg:x1="7.2cm" svg:y1="8.526cm" svg:x2="10.4cm" svg:y2="8.5cm">
          <text:p/>
        </draw:line>
        <draw:frame draw:style-name="gr90" draw:text-style-name="P54" draw:layer="layout" svg:width="1.268cm" svg:height="0.806cm" svg:x="4.7cm" svg:y="5.1cm">
          <draw:text-box>
            <text:p text:style-name="P53"><text:span text:style-name="T29">WT</text:span></text:p>
          </draw:text-box>
        </draw:frame>
        <draw:frame draw:style-name="gr91" draw:text-style-name="P54" draw:layer="layout" svg:width="1.162cm" svg:height="0.806cm" svg:x="11.8cm" svg:y="5.1cm">
          <draw:text-box>
            <text:p text:style-name="P53"><text:span text:style-name="T29">SA</text:span></text:p>
          </draw:text-box>
        </draw:frame>
        <draw:frame draw:style-name="gr92" draw:text-style-name="P54" draw:layer="layout" svg:width="0.858cm" svg:height="0.806cm" svg:x="21.8cm" svg:y="5.1cm">
          <draw:text-box>
            <text:p text:style-name="P53"><text:span text:style-name="T29">H</text:span></text:p>
          </draw:text-box>
        </draw:frame>
        <draw:frame draw:style-name="gr93" draw:text-style-name="P59" draw:layer="layout" svg:width="3.338cm" svg:height="0.806cm" svg:x="7.2cm" svg:y="5.1cm">
          <draw:text-box>
            <text:p text:style-name="P53"><text:span text:style-name="T51">git command</text:span></text:p>
          </draw:text-box>
        </draw:frame>
        <draw:line draw:style-name="gr89" draw:text-style-name="P46" draw:layer="layout" svg:x1="7.2cm" svg:y1="9.817cm" svg:x2="10.4cm" svg:y2="9.791cm">
          <text:p/>
        </draw:line>
        <draw:line draw:style-name="gr89" draw:text-style-name="P46" draw:layer="layout" svg:x1="15.3cm" svg:y1="8.5cm" svg:x2="19.1cm" svg:y2="8.5cm">
          <text:p/>
        </draw:line>
        <draw:line draw:style-name="gr89" draw:text-style-name="P46" draw:layer="layout" svg:x1="15.3cm" svg:y1="9.9cm" svg:x2="19.1cm" svg:y2="9.9cm">
          <text:p/>
        </draw:line>
        <draw:frame draw:style-name="gr93" draw:text-style-name="P59" draw:layer="layout" svg:width="3.338cm" svg:height="0.806cm" svg:x="15.5cm" svg:y="5.1cm">
          <draw:text-box>
            <text:p text:style-name="P53"><text:span text:style-name="T51">git command</text:span></text:p>
          </draw:text-box>
        </draw:frame>
        <draw:line draw:style-name="gr94" draw:text-style-name="P46" draw:layer="layout" svg:x1="3cm" svg:y1="5.9cm" svg:x2="25.2cm" svg:y2="5.9cm">
          <text:p/>
        </draw:line>
        <draw:line draw:style-name="gr80" draw:text-style-name="P46" draw:layer="layout" svg:x1="10.7cm" svg:y1="5.9cm" svg:x2="10.7cm" svg:y2="10.4cm">
          <text:p/>
        </draw:line>
        <draw:line draw:style-name="gr80" draw:text-style-name="P46" draw:layer="layout" svg:x1="14.7cm" svg:y1="5.9cm" svg:x2="14.7cm" svg:y2="10.4cm">
          <text:p/>
        </draw:line>
        <draw:line draw:style-name="gr80" draw:text-style-name="P46" draw:layer="layout" svg:x1="19.6cm" svg:y1="6.1cm" svg:x2="19.6cm" svg:y2="10.4cm">
          <text:p/>
        </draw:line>
        <draw:frame draw:style-name="gr95" draw:text-style-name="P56" draw:layer="layout" svg:width="3.093cm" svg:height="1.199cm" svg:x="3.4cm" svg:y="6.535cm">
          <draw:text-box>
            <text:p text:style-name="P55"><text:span text:style-name="T43">First “F” restored</text:span></text:p>
          </draw:text-box>
        </draw:frame>
        <draw:frame draw:style-name="gr96" draw:text-style-name="P58" draw:layer="layout" svg:width="2.564cm" svg:height="1.073cm" svg:x="7.5cm" svg:y="6.101cm">
          <draw:text-box>
            <text:p text:style-name="P57"><text:span text:style-name="T52">git checkout </text:span></text:p>
            <text:p text:style-name="P57"><text:span text:style-name="T52">SHA 1 “F”</text:span></text:p>
          </draw:text-box>
        </draw:frame>
        <draw:frame draw:style-name="gr97" draw:text-style-name="P58" draw:layer="layout" svg:width="3.135cm" svg:height="0.725cm" svg:x="11.1cm" svg:y="6.7cm">
          <draw:text-box>
            <text:p text:style-name="P57"><text:span text:style-name="T43">First “F” in </text:span><text:span text:style-name="T50">SA</text:span></text:p>
          </draw:text-box>
        </draw:frame>
        <draw:frame draw:style-name="gr98" draw:text-style-name="P58" draw:layer="layout" svg:width="3.131cm" svg:height="1.136cm" svg:x="15.601cm" svg:y="6.002cm">
          <draw:text-box>
            <text:p text:style-name="P57"><text:span text:style-name="T52">git commit -m </text:span><text:span text:style-name="T52"><text:line-break/></text:span><text:span text:style-name="T52">“first F restored</text:span><text:span text:style-name="T43">”</text:span></text:p>
          </draw:text-box>
        </draw:frame>
        <draw:frame draw:style-name="gr99" draw:text-style-name="P58" draw:layer="layout" svg:width="4.872cm" svg:height="0.725cm" svg:x="19.6cm" svg:y="6.701cm">
          <draw:text-box>
            <text:p text:style-name="P57"><text:span text:style-name="T43">“</text:span><text:span text:style-name="T43">F (first)” in </text:span><text:span text:style-name="T50">H</text:span><text:span text:style-name="T43"> </text:span><text:span text:style-name="T43">(SHA “3”)</text:span></text:p>
          </draw:text-box>
        </draw:frame>
        <draw:line draw:style-name="gr89" draw:text-style-name="P46" draw:layer="layout" svg:x1="15.3cm" svg:y1="7.1cm" svg:x2="19.1cm" svg:y2="7.1cm">
          <text:p/>
        </draw:line>
        <draw:line draw:style-name="gr89" draw:text-style-name="P46" draw:layer="layout" svg:x1="7.2cm" svg:y1="7.217cm" svg:x2="10.4cm" svg:y2="7.191cm">
          <text:p/>
        </draw:line>
        <draw:line draw:style-name="gr100" draw:text-style-name="P46" draw:layer="layout" svg:x1="24.7cm" svg:y1="10.1cm" svg:x2="24.7cm" svg:y2="6.1cm">
          <text:p/>
        </draw:line>
        <draw:frame draw:style-name="gr101" draw:text-style-name="P61" draw:layer="layout" svg:width="2.657cm" svg:height="0.839cm" draw:transform="rotate (1.5707963267949) translate (24.71cm 9.65cm)">
          <draw:text-box>
            <text:p text:style-name="P60"><text:span text:style-name="T53">time line</text:span></text:p>
          </draw:text-box>
        </draw:frame>
        <draw:frame draw:style-name="gr101" draw:text-style-name="P63" draw:layer="layout" svg:width="0.777cm" svg:height="0.802cm" svg:x="2.8cm" svg:y="9.3cm">
          <draw:text-box>
            <text:p text:style-name="P62"><text:span text:style-name="T46">1</text:span></text:p>
          </draw:text-box>
        </draw:frame>
        <draw:frame draw:style-name="gr101" draw:text-style-name="P63" draw:layer="layout" svg:width="0.777cm" svg:height="0.802cm" svg:x="2.801cm" svg:y="8.1cm">
          <draw:text-box>
            <text:p text:style-name="P62"><text:span text:style-name="T46">2</text:span></text:p>
          </draw:text-box>
        </draw:frame>
        <draw:frame draw:style-name="gr101" draw:text-style-name="P63" draw:layer="layout" svg:width="0.777cm" svg:height="0.802cm" svg:x="2.802cm" svg:y="6.7cm">
          <draw:text-box>
            <text:p text:style-name="P62"><text:span text:style-name="T46">3</text:span></text:p>
          </draw:text-box>
        </draw:frame>
        <draw:frame draw:style-name="gr102" draw:text-style-name="P51" draw:layer="layout" svg:width="15.6cm" svg:height="0.874cm" svg:x="2.4cm" svg:y="4.2cm">
          <draw:text-box>
            <text:p text:style-name="P50"><text:span text:style-name="T46">Typical </text:span><text:span text:style-name="T46">sequences </text:span><text:span text:style-name="T46">of “git add”, </text:span><text:span text:style-name="T46">“git commit” </text:span><text:span text:style-name="T46">and “git </text:span><text:span text:style-name="T46">checkout”</text:span></text:p>
          </draw:text-box>
        </draw:frame>
        <presentation:notes draw:style-name="dp2">
          <draw:page-thumbnail draw:style-name="gr3"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custom-shape draw:style-name="gr103" draw:text-style-name="P12" draw:layer="layout" svg:width="27cm" svg:height="12.6cm" svg:x="0.5cm" svg:y="2.4cm">
          <text:p/>
          <draw:enhanced-geometry svg:viewBox="0 0 21600 21600" draw:type="rectangle" draw:enhanced-path="M 0 0 L 21600 0 21600 21600 0 21600 0 0 Z N"/>
        </draw:custom-shape>
        <draw:g>
          <draw:custom-shape draw:style-name="gr104" draw:text-style-name="P13" draw:layer="layout" svg:width="7.5cm" svg:height="11cm" svg:x="1.5cm" svg:y="3.402cm">
            <text:p/>
            <draw:enhanced-geometry svg:viewBox="0 0 21600 21600" draw:type="rectangle" draw:enhanced-path="M 0 0 L 21600 0 21600 21600 0 21600 0 0 Z N"/>
          </draw:custom-shape>
        </draw:g>
        <draw:g>
          <draw:custom-shape draw:style-name="gr105" draw:text-style-name="P36" draw:layer="layout" svg:width="7.5cm" svg:height="11cm" svg:x="10.2cm" svg:y="3.399cm">
            <text:p/>
            <draw:enhanced-geometry svg:viewBox="0 0 21600 21600" draw:type="rectangle" draw:enhanced-path="M 0 0 L 21600 0 21600 21600 0 21600 0 0 Z N"/>
          </draw:custom-shape>
        </draw:g>
        <draw:g>
          <draw:custom-shape draw:style-name="gr106" draw:text-style-name="P38" draw:layer="layout" svg:width="7.5cm" svg:height="11cm" svg:x="18.965cm" svg:y="3.402cm">
            <text:p/>
            <draw:enhanced-geometry svg:viewBox="0 0 21600 21600" draw:type="rectangle" draw:enhanced-path="M 0 0 L 21600 0 21600 21600 0 21600 0 0 Z N"/>
          </draw:custom-shape>
        </draw:g>
        <draw:custom-shape draw:style-name="gr107" draw:text-style-name="P64" draw:layer="layout" svg:width="2.901cm" svg:height="0.909cm" svg:x="22.9cm" svg:y="13.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4" draw:layer="layout" svg:width="2.901cm" svg:height="0.909cm" svg:x="22.902cm" svg:y="1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64" draw:layer="layout" svg:width="2.901cm" svg:height="0.909cm" svg:x="22.904cm" svg:y="7.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65" draw:layer="layout" svg:width="5.447cm" svg:height="0.763cm" svg:x="2.6cm" svg:y="2.6cm">
          <draw:text-box>
            <text:p><text:span text:style-name="T45">Working </text:span><text:span text:style-name="T45">Tree -</text:span><text:span text:style-name="T54"> </text:span><text:span text:style-name="T48">Visible </text:span><text:span text:style-name="T48">dir</text:span></text:p>
          </draw:text-box>
        </draw:frame>
        <draw:frame draw:style-name="gr109" draw:text-style-name="P65" draw:layer="layout" svg:width="5.201cm" svg:height="0.763cm" svg:x="11.201cm" svg:y="2.601cm">
          <draw:text-box>
            <text:p><text:span text:style-name="T41">Staging </text:span><text:span text:style-name="T41">Area – </text:span><text:span text:style-name="T55">Hide dir</text:span></text:p>
          </draw:text-box>
        </draw:frame>
        <draw:frame draw:style-name="gr110" draw:text-style-name="P65" draw:layer="layout" svg:width="6.446cm" svg:height="0.763cm" svg:x="19.602cm" svg:y="2.602cm">
          <draw:text-box>
            <text:p><text:span text:style-name="T41">History of </text:span><text:span text:style-name="T41">Commits – </text:span><text:span text:style-name="T55">Hide dir</text:span></text:p>
          </draw:text-box>
        </draw:frame>
        <draw:g>
          <draw:custom-shape draw:style-name="gr111" draw:text-style-name="P66" draw:layer="layout" svg:width="1.5cm" svg:height="0.798cm" svg:x="20.904cm" svg:y="8.002cm">
            <text:p/>
            <draw:enhanced-geometry svg:viewBox="0 0 21600 21600" draw:text-areas="0 0 21600 21600" draw:type="pentagon-right" draw:modifiers="17973.6175882745" draw:enhanced-path="M 0 0 L ?f0 0 21600 10800 ?f0 21600 0 21600 Z N">
              <draw:equation draw:name="f0" draw:formula="$0 "/>
              <draw:handle draw:handle-position="$0 top" draw:handle-range-x-minimum="0" draw:handle-range-x-maximum="21600"/>
            </draw:enhanced-geometry>
          </draw:custom-shape>
        </draw:g>
        <draw:frame draw:style-name="gr112" draw:text-style-name="P65" draw:layer="layout" svg:width="2.458cm" svg:height="0.763cm" svg:x="23.09cm" svg:y="13.2cm">
          <draw:text-box>
            <text:p><text:span text:style-name="T41">Commit 1</text:span></text:p>
          </draw:text-box>
        </draw:frame>
        <draw:frame draw:style-name="gr113" draw:text-style-name="P65" draw:layer="layout" svg:width="1.213cm" svg:height="0.763cm" svg:x="23.8cm" svg:y="11.7cm">
          <draw:text-box>
            <text:p><text:span text:style-name="T41">C 2</text:span></text:p>
          </draw:text-box>
        </draw:frame>
        <draw:frame draw:style-name="gr113" draw:text-style-name="P65" draw:layer="layout" svg:width="1.213cm" svg:height="0.763cm" svg:x="23.801cm" svg:y="11.701cm">
          <draw:text-box>
            <text:p><text:span text:style-name="T41">C 2</text:span></text:p>
          </draw:text-box>
        </draw:frame>
        <draw:frame draw:style-name="gr113" draw:text-style-name="P65" draw:layer="layout" svg:width="1.213cm" svg:height="0.763cm" svg:x="23.801cm" svg:y="8.001cm">
          <draw:text-box>
            <text:p><text:span text:style-name="T41">C n</text:span></text:p>
          </draw:text-box>
        </draw:frame>
        <draw:custom-shape draw:style-name="gr114" draw:text-style-name="P4" draw:layer="layout" svg:width="0.2cm" svg:height="0.2cm" svg:x="24.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 draw:layer="layout" svg:width="0.2cm" svg:height="0.2cm" svg:x="24.3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 draw:layer="layout" svg:width="0.2cm" svg:height="0.2cm" svg:x="24.3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 draw:layer="layout" svg:width="0.2cm" svg:height="0.2cm" svg:x="24.303cm" svg:y="9.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 draw:layer="layout" svg:width="0.2cm" svg:height="0.2cm" svg:x="24.303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5" draw:text-style-name="P46" draw:layer="layout" svg:x1="24.4cm" svg:y1="12.548cm" svg:x2="24.4cm" svg:y2="13.091cm">
          <text:p/>
        </draw:line>
        <draw:frame draw:style-name="gr116" draw:text-style-name="P67" draw:layer="layout" svg:width="6.323cm" svg:height="0.839cm" svg:x="2.1cm" svg:y="3.9cm">
          <draw:text-box>
            <text:p><text:span text:style-name="T40">Subdirs &amp;Files of Project</text:span></text:p>
          </draw:text-box>
        </draw:frame>
        <draw:frame draw:style-name="gr117" draw:text-style-name="P69" draw:layer="layout" svg:width="6.865cm" svg:height="8.483cm" svg:x="1.8cm" svg:y="5.101cm">
          <draw:text-box>
            <text:p text:style-name="P4"><text:span text:style-name="T56">File operations</text:span></text:p>
            <text:p text:style-name="P68"><text:span text:style-name="T57">- Create, Edit &amp; </text:span></text:p>
            <text:p><text:span text:style-name="T57"><text:s text:c="2"/></text:span><text:span text:style-name="T57">Remove files </text:span></text:p>
            <text:p text:style-name="P17"><text:span text:style-name="T56">Some GIT options</text:span></text:p>
            <text:p><text:span text:style-name="T57">- “init” project or “clone” </text:span><text:span text:style-name="T57"><text:line-break/></text:span><text:span text:style-name="T57"> <text:s/>project</text:span></text:p>
            <text:p><text:span text:style-name="T57">- add config params</text:span><text:span text:style-name="T57"><text:line-break/></text:span><text:span text:style-name="T57">- status </text:span></text:p>
            <text:p><text:span text:style-name="T57">- add files to SA</text:span></text:p>
            <text:p><text:span text:style-name="T57">- diff tools </text:span></text:p>
            <text:p><text:span text:style-name="T57">- remove files from WT</text:span><text:span text:style-name="T58">&amp;</text:span><text:span text:style-name="T57">SA</text:span></text:p>
            <text:p><text:span text:style-name="T57">- undo </text:span></text:p>
            <text:p><text:span text:style-name="T57">- help</text:span></text:p>
          </draw:text-box>
        </draw:frame>
        <draw:frame draw:style-name="gr118" draw:text-style-name="P70" draw:layer="layout" svg:width="6.458cm" svg:height="1.427cm" svg:x="10.701cm" svg:y="3.7cm">
          <draw:text-box>
            <text:p text:style-name="P4"><text:span text:style-name="T40">S</text:span><text:span text:style-name="T40">u</text:span><text:span text:style-name="T40">b</text:span><text:span text:style-name="T40">-</text:span><text:span text:style-name="T40">d</text:span><text:span text:style-name="T40">ir</text:span><text:span text:style-name="T40">s </text:span><text:span text:style-name="T40">a</text:span><text:span text:style-name="T40">n</text:span><text:span text:style-name="T40">d </text:span><text:span text:style-name="T40">fil</text:span><text:span text:style-name="T40">e</text:span><text:span text:style-name="T40">s </text:span></text:p>
            <text:p text:style-name="P4"><text:span text:style-name="T40">t</text:span><text:span text:style-name="T40">h</text:span><text:span text:style-name="T40">a</text:span><text:span text:style-name="T40">t </text:span><text:span text:style-name="T40">h</text:span><text:span text:style-name="T40">a</text:span><text:span text:style-name="T40">v</text:span><text:span text:style-name="T40">e </text:span><text:span text:style-name="T40">b</text:span><text:span text:style-name="T40">e</text:span><text:span text:style-name="T40">e</text:span><text:span text:style-name="T40">n </text:span><text:span text:style-name="T40">s</text:span><text:span text:style-name="T40">t</text:span><text:span text:style-name="T40">a</text:span><text:span text:style-name="T40">g</text:span><text:span text:style-name="T40">e</text:span><text:span text:style-name="T40">d</text:span></text:p>
          </draw:text-box>
        </draw:frame>
        <draw:frame draw:style-name="gr119" draw:text-style-name="P71" draw:layer="layout" svg:width="5.895cm" svg:height="7.457cm" svg:x="11.101cm" svg:y="5.301cm">
          <draw:text-box>
            <text:p text:style-name="P4"><text:span text:style-name="T59">GIT </text:span><text:span text:style-name="T59">options</text:span></text:p>
            <text:p text:style-name="P68"><text:span text:style-name="T60">- commit </text:span><text:span text:style-name="T60">after</text:span></text:p>
            <text:p><text:span text:style-name="T60"><text:s text:c="2"/></text:span><text:span text:style-name="T60">add, </text:span><text:span text:style-name="T60">rm, …. </text:span><text:span text:style-name="T60">in WT</text:span><text:span text:style-name="T60"><text:line-break/></text:span><text:span text:style-name="T60"> <text:s/>In rm </text:span><text:span text:style-name="T60">case, </text:span><text:span text:style-name="T60">affected </text:span><text:span text:style-name="T60"><text:line-break/></text:span><text:span text:style-name="T60"> <text:s/>file(s) </text:span><text:span text:style-name="T60">are </text:span><text:span text:style-name="T60">removed</text:span></text:p>
            <text:p><text:span text:style-name="T60"><text:s text:c="2"/></text:span><text:span text:style-name="T60">from </text:span><text:span text:style-name="T60">WT and </text:span><text:span text:style-name="T60">SA, but </text:span><text:span text:style-name="T60"><text:line-break/></text:span><text:span text:style-name="T60"> <text:s/>not </text:span><text:span text:style-name="T60">from H, </text:span><text:span text:style-name="T60">until</text:span></text:p>
            <text:p><text:span text:style-name="T60"><text:s text:c="2"/></text:span><text:span text:style-name="T60">a </text:span><text:span text:style-name="T60">commit </text:span><text:span text:style-name="T60">is done</text:span></text:p>
            <text:p><text:span text:style-name="T60">- diff --</text:span><text:span text:style-name="T60">staged </text:span><text:span text:style-name="T60">to </text:span><text:span text:style-name="T60"><text:line-break/></text:span><text:span text:style-name="T60"> <text:s/></text:span><text:span text:style-name="T60">compare </text:span><text:span text:style-name="T60">SA with </text:span><text:span text:style-name="T60">H</text:span></text:p>
            <text:p><text:span text:style-name="T60">- </text:span><text:span text:style-name="T60">checkout </text:span><text:span text:style-name="T60">-- file <text:s/></text:span></text:p>
            <text:p><text:span text:style-name="T60"/></text:p>
          </draw:text-box>
        </draw:frame>
        <draw:frame draw:style-name="gr120" draw:text-style-name="P72" draw:layer="layout" svg:width="5.239cm" svg:height="2.603cm" svg:x="20.273cm" svg:y="5cm">
          <draw:text-box>
            <text:p text:style-name="P4"><text:span text:style-name="T61">Yo</text:span><text:span text:style-name="T61">ur </text:span><text:span text:style-name="T61">GI</text:span><text:span text:style-name="T61">T </text:span><text:span text:style-name="T61">op</text:span><text:span text:style-name="T61">tio</text:span><text:span text:style-name="T61">ns</text:span></text:p>
            <text:p><text:span text:style-name="T62">- </text:span><text:span text:style-name="T62">log </text:span><text:span text:style-name="T62">“p</text:span><text:span text:style-name="T62">ar</text:span><text:span text:style-name="T62">a</text:span><text:span text:style-name="T62">m</text:span><text:span text:style-name="T62">s”</text:span></text:p>
            <text:p><text:span text:style-name="T62">- </text:span><text:span text:style-name="T62">re</text:span><text:span text:style-name="T62">se</text:span><text:span text:style-name="T62">t </text:span><text:span text:style-name="T62">“p</text:span><text:span text:style-name="T62">ar</text:span><text:span text:style-name="T62">a</text:span><text:span text:style-name="T62">m</text:span><text:span text:style-name="T62">s”</text:span><text:span text:style-name="T62"><text:line-break/></text:span><text:span text:style-name="T62">- </text:span><text:span text:style-name="T62">ch</text:span><text:span text:style-name="T62">ec</text:span><text:span text:style-name="T62">ko</text:span><text:span text:style-name="T62">ut </text:span><text:span text:style-name="T62">“p</text:span><text:span text:style-name="T62">ar</text:span><text:span text:style-name="T62">a</text:span><text:span text:style-name="T62">m</text:span><text:span text:style-name="T62">s”</text:span></text:p>
          </draw:text-box>
        </draw:frame>
        <draw:frame draw:style-name="gr121" draw:text-style-name="P73" draw:layer="layout" svg:width="2.636cm" svg:height="2.299cm" svg:x="19.4cm" svg:y="9.8cm">
          <draw:text-box>
            <text:p><text:span text:style-name="T63">Commits </text:span><text:span text:style-name="T63"><text:line-break/></text:span><text:span text:style-name="T63">meta data</text:span><text:span text:style-name="T63"><text:line-break/></text:span><text:span text:style-name="T63">and files</text:span><text:span text:style-name="T63"><text:line-break/></text:span><text:span text:style-name="T63">history</text:span></text:p>
          </draw:text-box>
        </draw:frame>
        <draw:custom-shape draw:style-name="gr122" draw:text-style-name="P46" draw:layer="layout" svg:width="0.704cm" svg:height="5.1cm" svg:x="22.1cm" svg:y="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74" draw:layer="layout" svg:width="1.696cm" svg:height="0.683cm" svg:x="20.7cm" svg:y="8.1cm">
          <draw:text-box>
            <text:p><text:span text:style-name="T64">Mas</text:span><text:span text:style-name="T64">ter</text:span></text:p>
          </draw:text-box>
        </draw:frame>
        <draw:frame draw:style-name="gr124" draw:text-style-name="P75" draw:layer="layout" svg:width="6.458cm" svg:height="0.899cm" svg:x="19.601cm" svg:y="3.901cm">
          <draw:text-box>
            <text:p text:style-name="P4"><text:span text:style-name="T65">All </text:span><text:span text:style-name="T65">cronolog</text:span><text:span text:style-name="T65">ical </text:span><text:span text:style-name="T65">commits </text:span></text:p>
          </draw:text-box>
        </draw:frame>
        <draw:frame presentation:style-name="pr3" draw:text-style-name="P1" draw:layer="layout" svg:width="3.3cm" svg:height="1.772cm" svg:x="0.1cm" svg:y="0.1cm" presentation:class="title" presentation:user-transformed="true">
          <draw:text-box>
            <text:p><text:span text:style-name="T1">GIT</text:span></text:p>
          </draw:text-box>
        </draw:frame>
        <draw:g>
          <draw:custom-shape draw:style-name="gr111" draw:text-style-name="P66" draw:layer="layout" svg:width="1.5cm" svg:height="0.798cm" svg:x="19.305cm" svg:y="8.003cm">
            <text:p/>
            <draw:enhanced-geometry svg:viewBox="0 0 21600 21600" draw:text-areas="0 0 21600 21600" draw:type="pentagon-right" draw:modifiers="17973.6175882745" draw:enhanced-path="M 0 0 L ?f0 0 21600 10800 ?f0 21600 0 21600 Z N">
              <draw:equation draw:name="f0" draw:formula="$0 "/>
              <draw:handle draw:handle-position="$0 top" draw:handle-range-x-minimum="0" draw:handle-range-x-maximum="21600"/>
            </draw:enhanced-geometry>
          </draw:custom-shape>
        </draw:g>
        <draw:frame draw:style-name="gr125" draw:text-style-name="P74" draw:layer="layout" svg:width="1.429cm" svg:height="0.683cm" svg:x="19.301cm" svg:y="8.101cm">
          <draw:text-box>
            <text:p><text:span text:style-name="T64">Head</text:span></text:p>
          </draw:text-box>
        </draw:frame>
        <draw:frame draw:style-name="gr126" draw:text-style-name="P54" draw:layer="layout" svg:width="9.612cm" svg:height="0.962cm" svg:x="9.294cm" svg:y="0.6cm">
          <draw:text-box>
            <text:p><text:span text:style-name="T2">Worki</text:span><text:span text:style-name="T2">ng in </text:span><text:span text:style-name="T2">“local </text:span><text:span text:style-name="T2">branc</text:span><text:span text:style-name="T2">h”</text:span></text:p>
          </draw:text-box>
        </draw:frame>
        <presentation:notes draw:style-name="dp2">
          <draw:page-thumbnail draw:style-name="gr3"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g>
          <draw:custom-shape draw:style-name="gr72" draw:text-style-name="P12" draw:layer="layout" svg:width="13.2cm" svg:height="1.8cm" svg:x="7.2cm" svg:y="1.7cm">
            <text:p/>
            <draw:enhanced-geometry svg:viewBox="0 0 21600 21600" draw:type="rectangle" draw:enhanced-path="M 0 0 L 21600 0 21600 21600 0 21600 0 0 Z N"/>
          </draw:custom-shape>
          <draw:custom-shape draw:style-name="gr73" draw:text-style-name="P13" draw:layer="layout" svg:width="2.647cm" svg:height="1.022cm" svg:x="8.271cm" svg:y="2.062cm">
            <text:p/>
            <draw:enhanced-geometry svg:viewBox="0 0 21600 21600" draw:type="rectangle" draw:enhanced-path="M 0 0 L 21600 0 21600 21600 0 21600 0 0 Z N"/>
          </draw:custom-shape>
          <draw:frame draw:style-name="gr74" draw:text-style-name="P16" draw:layer="layout" svg:width="1.601cm" svg:height="0.906cm" svg:x="8.799cm" svg:y="2.199cm">
            <draw:text-box>
              <text:p text:style-name="P4"><text:span text:style-name="T36">WT</text:span></text:p>
            </draw:text-box>
          </draw:frame>
          <draw:custom-shape draw:style-name="gr75" draw:text-style-name="P36" draw:layer="layout" svg:width="2.626cm" svg:height="1.103cm" svg:x="12.407cm" svg:y="2.051cm">
            <text:p/>
            <draw:enhanced-geometry svg:viewBox="0 0 21600 21600" draw:type="rectangle" draw:enhanced-path="M 0 0 L 21600 0 21600 21600 0 21600 0 0 Z N"/>
          </draw:custom-shape>
          <draw:frame draw:style-name="gr76" draw:text-style-name="P37" draw:layer="layout" svg:width="1.841cm" svg:height="0.806cm" svg:x="12.732cm" svg:y="2.279cm">
            <draw:text-box>
              <text:p text:style-name="P4"><text:span text:style-name="T37">SA</text:span></text:p>
            </draw:text-box>
          </draw:frame>
          <draw:custom-shape draw:style-name="gr77" draw:text-style-name="P38" draw:layer="layout" svg:width="2.625cm" svg:height="1.101cm" svg:x="16.459cm" svg:y="2.053cm">
            <text:p/>
            <draw:enhanced-geometry svg:viewBox="0 0 21600 21600" draw:type="rectangle" draw:enhanced-path="M 0 0 L 21600 0 21600 21600 0 21600 0 0 Z N"/>
          </draw:custom-shape>
          <draw:frame draw:style-name="gr78" draw:text-style-name="P39" draw:layer="layout" svg:width="2.204cm" svg:height="0.806cm" svg:x="16.709cm" svg:y="2.259cm">
            <draw:text-box>
              <text:p text:style-name="P4"><text:span text:style-name="T39">H</text:span></text:p>
            </draw:text-box>
          </draw:frame>
        </draw:g>
        <draw:frame presentation:style-name="pr3" draw:text-style-name="P1" draw:layer="layout" svg:width="3.3cm" svg:height="1.772cm" svg:x="0.1cm" svg:y="0.1cm" presentation:class="title" presentation:user-transformed="true">
          <draw:text-box>
            <text:p><text:span text:style-name="T1">GIT</text:span></text:p>
          </draw:text-box>
        </draw:frame>
        <draw:frame draw:style-name="gr126" draw:text-style-name="P54" draw:layer="layout" svg:width="9.612cm" svg:height="0.962cm" svg:x="9.194cm" svg:y="0.6cm">
          <draw:text-box>
            <text:p><text:span text:style-name="T2">Working in </text:span><text:span text:style-name="T2">“local </text:span><text:span text:style-name="T2">branch”</text:span></text:p>
          </draw:text-box>
        </draw:frame>
        <draw:frame draw:style-name="gr127" draw:text-style-name="P61" draw:layer="layout" svg:width="12.778cm" svg:height="0.962cm" svg:x="1.459cm" svg:y="4.5cm">
          <draw:text-box>
            <text:p><text:span text:style-name="T66">Useful git </text:span><text:span text:style-name="T66">command</text:span><text:span text:style-name="T66">s <text:s text:c="2"/>– <text:s/></text:span><text:span text:style-name="T67">https://</text:span><text:span text:style-name="T67">git-scm.com/</text:span></text:p>
          </draw:text-box>
        </draw:frame>
        <draw:frame draw:style-name="gr128" draw:text-style-name="P78" draw:layer="layout" svg:width="22.597cm" svg:height="8.813cm" svg:x="1.403cm" svg:y="5.388cm">
          <draw:text-box>
            <text:list text:style-name="L1">
              <text:list-item>
                <text:p text:style-name="P10"><text:span text:style-name="T50">git –version : </text:span></text:p>
              </text:list-item>
              <text:list-item>
                <text:p text:style-name="P10"><text:span text:style-name="T50">git init :</text:span><text:span text:style-name="T43"> </text:span><text:span text:style-name="T43">initialize a </text:span><text:span text:style-name="T43">new repo in a </text:span><text:span text:style-name="T43">directory</text:span></text:p>
              </text:list-item>
              <text:list-item>
                <text:p text:style-name="P10"><text:span text:style-name="T50">git clone : </text:span><text:span text:style-name="T68">download a </text:span><text:span text:style-name="T68">repo from git </text:span><text:span text:style-name="T68">server</text:span></text:p>
              </text:list-item>
              <text:list-item>
                <text:p text:style-name="P10"><text:span text:style-name="T50">git config <text:s/></text:span><text:span text:style-name="T68">( </text:span><text:span text:style-name="T69">https://git-</text:span><text:span text:style-name="T69">scm.com/docs</text:span><text:span text:style-name="T69">/git-config</text:span><text:span text:style-name="T68"> )</text:span></text:p>
              </text:list-item>
              <text:list-item>
                <text:p text:style-name="P76"><text:span text:style-name="T70">git </text:span><text:span text:style-name="T70">config </text:span><text:span text:style-name="T70">--</text:span><text:span text:style-name="T70">global </text:span><text:span text:style-name="T70">user.n</text:span><text:span text:style-name="T70">ame </text:span><text:span text:style-name="T70">"name</text:span><text:span text:style-name="T70">"</text:span><text:span text:style-name="T71"> </text:span><text:span text:style-name="T43">(or --</text:span><text:span text:style-name="T43">local </text:span><text:span text:style-name="T43">option </text:span><text:span text:style-name="T43">as </text:span><text:span text:style-name="T43">well)</text:span></text:p>
              </text:list-item>
              <text:list-item>
                <text:p text:style-name="P76"><text:span text:style-name="T50">git </text:span><text:span text:style-name="T50">config </text:span><text:span text:style-name="T50">--</text:span><text:span text:style-name="T50">global </text:span><text:span text:style-name="T50">user.e</text:span><text:span text:style-name="T50">mail </text:span><text:span text:style-name="T50">"email</text:span><text:span text:style-name="T50">" <text:s/></text:span><text:span text:style-name="T43">(or --</text:span><text:span text:style-name="T43">local </text:span><text:span text:style-name="T43">option </text:span><text:span text:style-name="T43">as </text:span><text:span text:style-name="T43">well)</text:span></text:p>
              </text:list-item>
              <text:list-item>
                <text:p text:style-name="P76"><text:span text:style-name="T50">git </text:span><text:span text:style-name="T50">config </text:span><text:span text:style-name="T50">--</text:span><text:span text:style-name="T50">global </text:span><text:span text:style-name="T50">color.u</text:span><text:span text:style-name="T50">i auto : </text:span></text:p>
              </text:list-item>
              <text:list-item>
                <text:p text:style-name="P76"><text:span text:style-name="T50">git </text:span><text:span text:style-name="T50">config </text:span><text:span text:style-name="T50">--</text:span><text:span text:style-name="T50">global </text:span><text:span text:style-name="T50">core.e</text:span><text:span text:style-name="T50">ditor </text:span><text:span text:style-name="T50">"</text:span><text:span text:style-name="T72">your </text:span><text:span text:style-name="T72">favorit</text:span><text:span text:style-name="T72">e </text:span><text:span text:style-name="T72">editor</text:span><text:span text:style-name="T50">" </text:span><text:span text:style-name="T50">: <text:s/></text:span></text:p>
              </text:list-item>
              <text:list-item>
                <text:p text:style-name="P76"><text:span text:style-name="T50">Alias </text:span><text:span text:style-name="T50">in git:</text:span></text:p>
                <text:list>
                  <text:list-item>
                    <text:p text:style-name="P76"><text:span text:style-name="T50">git </text:span><text:span text:style-name="T50">con</text:span><text:span text:style-name="T50">fig </text:span><text:span text:style-name="T50">--</text:span><text:span text:style-name="T50">glo</text:span><text:span text:style-name="T50">bal </text:span><text:span text:style-name="T50">alia</text:span><text:span text:style-name="T50">s.</text:span><text:span text:style-name="T50">[yo</text:span><text:span text:style-name="T50">ur-</text:span><text:span text:style-name="T50">alia</text:span><text:span text:style-name="T50">s] </text:span><text:span text:style-name="T50">'git </text:span><text:span text:style-name="T50">co</text:span><text:span text:style-name="T50">mm</text:span><text:span text:style-name="T50">and </text:span><text:span text:style-name="T50">det</text:span><text:span text:style-name="T50">ail'</text:span></text:p>
                  </text:list-item>
                </text:list>
              </text:list-item>
              <text:list-item>
                <text:p text:style-name="P76"><text:span text:style-name="T50">git </text:span><text:span text:style-name="T50">config </text:span><text:span text:style-name="T50">–list : </text:span><text:span text:style-name="T68">see </text:span><text:span text:style-name="T68">config </text:span><text:span text:style-name="T68">file </text:span><text:span text:style-name="T68">details</text:span></text:p>
              </text:list-item>
              <text:list-item>
                <text:p text:style-name="P76"><text:span text:style-name="T68"/></text:p>
              </text:list-item>
              <text:list-item>
                <text:p text:style-name="P77"><text:span text:style-name="T68"/></text:p>
              </text:list-item>
            </text:list>
          </draw:text-box>
        </draw:frame>
        <presentation:notes draw:style-name="dp2">
          <draw:page-thumbnail draw:style-name="gr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g>
          <draw:custom-shape draw:style-name="gr72" draw:text-style-name="P12" draw:layer="layout" svg:width="13.2cm" svg:height="1.8cm" svg:x="7.2cm" svg:y="1.7cm">
            <text:p/>
            <draw:enhanced-geometry svg:viewBox="0 0 21600 21600" draw:type="rectangle" draw:enhanced-path="M 0 0 L 21600 0 21600 21600 0 21600 0 0 Z N"/>
          </draw:custom-shape>
          <draw:custom-shape draw:style-name="gr73" draw:text-style-name="P13" draw:layer="layout" svg:width="2.647cm" svg:height="1.022cm" svg:x="8.271cm" svg:y="2.062cm">
            <text:p/>
            <draw:enhanced-geometry svg:viewBox="0 0 21600 21600" draw:type="rectangle" draw:enhanced-path="M 0 0 L 21600 0 21600 21600 0 21600 0 0 Z N"/>
          </draw:custom-shape>
          <draw:frame draw:style-name="gr74" draw:text-style-name="P16" draw:layer="layout" svg:width="1.601cm" svg:height="0.906cm" svg:x="8.799cm" svg:y="2.199cm">
            <draw:text-box>
              <text:p text:style-name="P4"><text:span text:style-name="T36">WT</text:span></text:p>
            </draw:text-box>
          </draw:frame>
          <draw:custom-shape draw:style-name="gr75" draw:text-style-name="P36" draw:layer="layout" svg:width="2.626cm" svg:height="1.103cm" svg:x="12.407cm" svg:y="2.051cm">
            <text:p/>
            <draw:enhanced-geometry svg:viewBox="0 0 21600 21600" draw:type="rectangle" draw:enhanced-path="M 0 0 L 21600 0 21600 21600 0 21600 0 0 Z N"/>
          </draw:custom-shape>
          <draw:frame draw:style-name="gr76" draw:text-style-name="P37" draw:layer="layout" svg:width="1.841cm" svg:height="0.806cm" svg:x="12.732cm" svg:y="2.279cm">
            <draw:text-box>
              <text:p text:style-name="P4"><text:span text:style-name="T37">SA</text:span></text:p>
            </draw:text-box>
          </draw:frame>
          <draw:custom-shape draw:style-name="gr77" draw:text-style-name="P38" draw:layer="layout" svg:width="2.625cm" svg:height="1.101cm" svg:x="16.459cm" svg:y="2.053cm">
            <text:p/>
            <draw:enhanced-geometry svg:viewBox="0 0 21600 21600" draw:type="rectangle" draw:enhanced-path="M 0 0 L 21600 0 21600 21600 0 21600 0 0 Z N"/>
          </draw:custom-shape>
          <draw:frame draw:style-name="gr78" draw:text-style-name="P39" draw:layer="layout" svg:width="2.204cm" svg:height="0.806cm" svg:x="16.709cm" svg:y="2.259cm">
            <draw:text-box>
              <text:p text:style-name="P4"><text:span text:style-name="T39">H</text:span></text:p>
            </draw:text-box>
          </draw:frame>
        </draw:g>
        <draw:frame presentation:style-name="pr3" draw:text-style-name="P1" draw:layer="layout" svg:width="3.3cm" svg:height="1.772cm" svg:x="0.1cm" svg:y="0.1cm" presentation:class="title" presentation:user-transformed="true">
          <draw:text-box>
            <text:p><text:span text:style-name="T1">GIT</text:span></text:p>
          </draw:text-box>
        </draw:frame>
        <draw:frame draw:style-name="gr126" draw:text-style-name="P54" draw:layer="layout" svg:width="9.612cm" svg:height="0.962cm" svg:x="9.294cm" svg:y="0.6cm">
          <draw:text-box>
            <text:p><text:span text:style-name="T2">Working in </text:span><text:span text:style-name="T2">local </text:span><text:span text:style-name="T2">“master </text:span><text:span text:style-name="T2">branch”</text:span></text:p>
          </draw:text-box>
        </draw:frame>
        <draw:frame draw:style-name="gr129" draw:text-style-name="P61" draw:layer="layout" svg:width="5.861cm" svg:height="0.962cm" svg:x="1.517cm" svg:y="4.5cm">
          <draw:text-box>
            <text:p><text:span text:style-name="T53">Useful git </text:span><text:span text:style-name="T53">commands</text:span></text:p>
          </draw:text-box>
        </draw:frame>
        <draw:frame draw:style-name="gr130" draw:text-style-name="P78" draw:layer="layout" svg:width="22.597cm" svg:height="4.095cm" svg:x="1.403cm" svg:y="5.388cm">
          <draw:text-box>
            <text:list text:style-name="L1">
              <text:list-item>
                <text:p text:style-name="P10"><text:span text:style-name="T50">git add :</text:span><text:span text:style-name="T43"> </text:span><text:span text:style-name="T43">move file(s) to </text:span><text:span text:style-name="T43">the SA</text:span></text:p>
              </text:list-item>
              <text:list-item>
                <text:p text:style-name="P10"><text:span text:style-name="T50">git rm :</text:span><text:span text:style-name="T43"> </text:span><text:span text:style-name="T43">remove a file </text:span><text:span text:style-name="T43">from the WT </text:span><text:span text:style-name="T43">and SA</text:span></text:p>
              </text:list-item>
              <text:list-item>
                <text:p text:style-name="P79"><text:span text:style-name="T50">git status :</text:span><text:span text:style-name="T43"> </text:span><text:span text:style-name="T43">see the state </text:span><text:span text:style-name="T43">of files in WT, </text:span><text:span text:style-name="T43">SA vs latest </text:span><text:span text:style-name="T43">commit in H</text:span></text:p>
              </text:list-item>
              <text:list-item>
                <text:p text:style-name="P79"><text:span text:style-name="T50">git status -s :</text:span><text:span text:style-name="T43"> </text:span></text:p>
              </text:list-item>
              <text:list-item>
                <text:p text:style-name="P79"><text:span text:style-name="T43"/></text:p>
              </text:list-item>
              <text:list-item>
                <text:p text:style-name="P10"><text:span text:style-name="T50">git ls-files : </text:span><text:span text:style-name="T68">Show </text:span><text:span text:style-name="T68">information </text:span><text:span text:style-name="T68">about files in </text:span><text:span text:style-name="T68">the SA and </text:span><text:span text:style-name="T68">the WT</text:span></text:p>
              </text:list-item>
            </text:list>
          </draw:text-box>
        </draw:frame>
        <presentation:notes draw:style-name="dp2">
          <draw:page-thumbnail draw:style-name="gr3"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131" draw:text-style-name="P81" draw:layer="layout" svg:width="28.497cm" svg:height="15.5cm" svg:x="-0.137cm" svg:y="0cm">
          <draw:text-box>
            <text:p text:style-name="P80"><text:span text:style-name="T73">git branch (branch-</text:span><text:span text:style-name="T73">name) = create a </text:span><text:span text:style-name="T73">branch</text:span></text:p>
            <text:p text:style-name="P80"><text:span text:style-name="T73">git checkout (branch-</text:span><text:span text:style-name="T73">name) = checkout a </text:span><text:span text:style-name="T73">branch/move head </text:span><text:span text:style-name="T73">pointer</text:span></text:p>
            <text:p text:style-name="P80"><text:span text:style-name="T73">git commit -a -m </text:span><text:span text:style-name="T73">"commit message" = </text:span><text:span text:style-name="T73">commit all modified </text:span><text:span text:style-name="T73">and tracked files in </text:span><text:span text:style-name="T73">on command </text:span><text:span text:style-name="T73">(bypass separate 'git </text:span><text:span text:style-name="T73">add' command)</text:span></text:p>
            <text:p text:style-name="P80"><text:span text:style-name="T73">git diff master..SDN </text:span><text:span text:style-name="T73">= diff between 2 </text:span><text:span text:style-name="T73">branches</text:span></text:p>
            <text:p text:style-name="P80"><text:span text:style-name="T73">git merge (branch-</text:span><text:span text:style-name="T73">name) = merge </text:span><text:span text:style-name="T73">branches (fast-</text:span><text:span text:style-name="T73">forward and 3-way </text:span><text:span text:style-name="T73">merges)</text:span></text:p>
            <text:p text:style-name="P80"><text:span text:style-name="T73">git branch --merged = </text:span><text:span text:style-name="T73">see branches </text:span><text:span text:style-name="T73">merged into the </text:span><text:span text:style-name="T73">current branch</text:span></text:p>
            <text:p text:style-name="P80"><text:span text:style-name="T73">git branch -d (branch-</text:span><text:span text:style-name="T73">name) = delete a </text:span><text:span text:style-name="T73">branch, only if </text:span><text:span text:style-name="T73">already merged</text:span></text:p>
            <text:p text:style-name="P80"><text:span text:style-name="T73">git branch -D </text:span><text:span text:style-name="T73">(branch-name) = </text:span><text:span text:style-name="T73">delete a branch, </text:span><text:span text:style-name="T73">including if not </text:span><text:span text:style-name="T73">already merged </text:span><text:span text:style-name="T73">(exercise caution </text:span><text:span text:style-name="T73">here)</text:span></text:p>
            <text:p text:style-name="P80"><text:span text:style-name="T73">git merge --abort = </text:span><text:span text:style-name="T73">abort a merge during </text:span><text:span text:style-name="T73">a merge conflict </text:span><text:span text:style-name="T73">situation</text:span></text:p>
            <text:p text:style-name="P80"><text:span text:style-name="T73">git checkout </text:span><text:span text:style-name="T73">(commit-hash) = </text:span><text:span text:style-name="T73">checkout a commit </text:span><text:span text:style-name="T73">directly, not through </text:span><text:span text:style-name="T73">a branch, results in a </text:span><text:span text:style-name="T73">detached HEAD </text:span><text:span text:style-name="T73">state</text:span></text:p>
            <text:p text:style-name="P80"><text:span text:style-name="T73"/></text:p>
            <text:p text:style-name="P80"><text:span text:style-name="T73">git stash = create a </text:span><text:span text:style-name="T73">stash point</text:span></text:p>
            <text:p text:style-name="P80"><text:span text:style-name="T73">git stash list = list </text:span><text:span text:style-name="T73">stash points</text:span></text:p>
            <text:p text:style-name="P80"><text:span text:style-name="T73">git stash list -p = list </text:span><text:span text:style-name="T73">stash points and </text:span><text:span text:style-name="T73">show diffs per stash</text:span></text:p>
            <text:p text:style-name="P80"><text:span text:style-name="T73">git stash apply = </text:span><text:span text:style-name="T73">apply most recent </text:span><text:span text:style-name="T73">stash</text:span></text:p>
            <text:p text:style-name="P80"><text:span text:style-name="T73">git stash pop = apply </text:span><text:span text:style-name="T73">most recent stash, </text:span><text:span text:style-name="T73">and remove it from </text:span><text:span text:style-name="T73">saved stashes</text:span></text:p>
            <text:p text:style-name="P80"><text:span text:style-name="T73">git stash apply </text:span><text:span text:style-name="T73">(stash reference) = </text:span><text:span text:style-name="T73">apply a specific </text:span><text:span text:style-name="T73">stash point</text:span></text:p>
            <text:p text:style-name="P80"><text:span text:style-name="T73">git stash save </text:span><text:span text:style-name="T73">"(description)" = </text:span><text:span text:style-name="T73">create a stash point, </text:span><text:span text:style-name="T73">be more descriptive</text:span></text:p>
          </draw:text-box>
        </draw:frame>
        <presentation:notes draw:style-name="dp2">
          <draw:page-thumbnail draw:style-name="gr3"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g>
          <draw:custom-shape draw:style-name="gr72" draw:text-style-name="P12" draw:layer="layout" svg:width="13.2cm" svg:height="1.8cm" svg:x="7.2cm" svg:y="1.7cm">
            <text:p/>
            <draw:enhanced-geometry svg:viewBox="0 0 21600 21600" draw:type="rectangle" draw:enhanced-path="M 0 0 L 21600 0 21600 21600 0 21600 0 0 Z N"/>
          </draw:custom-shape>
          <draw:custom-shape draw:style-name="gr73" draw:text-style-name="P13" draw:layer="layout" svg:width="2.647cm" svg:height="1.022cm" svg:x="8.271cm" svg:y="2.062cm">
            <text:p/>
            <draw:enhanced-geometry svg:viewBox="0 0 21600 21600" draw:type="rectangle" draw:enhanced-path="M 0 0 L 21600 0 21600 21600 0 21600 0 0 Z N"/>
          </draw:custom-shape>
          <draw:frame draw:style-name="gr74" draw:text-style-name="P16" draw:layer="layout" svg:width="1.601cm" svg:height="0.906cm" svg:x="8.799cm" svg:y="2.199cm">
            <draw:text-box>
              <text:p text:style-name="P4"><text:span text:style-name="T36">WT</text:span></text:p>
            </draw:text-box>
          </draw:frame>
          <draw:custom-shape draw:style-name="gr75" draw:text-style-name="P36" draw:layer="layout" svg:width="2.626cm" svg:height="1.103cm" svg:x="12.407cm" svg:y="2.051cm">
            <text:p/>
            <draw:enhanced-geometry svg:viewBox="0 0 21600 21600" draw:type="rectangle" draw:enhanced-path="M 0 0 L 21600 0 21600 21600 0 21600 0 0 Z N"/>
          </draw:custom-shape>
          <draw:frame draw:style-name="gr76" draw:text-style-name="P37" draw:layer="layout" svg:width="1.841cm" svg:height="0.806cm" svg:x="12.732cm" svg:y="2.279cm">
            <draw:text-box>
              <text:p text:style-name="P4"><text:span text:style-name="T37">SA</text:span></text:p>
            </draw:text-box>
          </draw:frame>
          <draw:custom-shape draw:style-name="gr77" draw:text-style-name="P38" draw:layer="layout" svg:width="2.625cm" svg:height="1.101cm" svg:x="16.459cm" svg:y="2.053cm">
            <text:p/>
            <draw:enhanced-geometry svg:viewBox="0 0 21600 21600" draw:type="rectangle" draw:enhanced-path="M 0 0 L 21600 0 21600 21600 0 21600 0 0 Z N"/>
          </draw:custom-shape>
          <draw:frame draw:style-name="gr78" draw:text-style-name="P39" draw:layer="layout" svg:width="2.204cm" svg:height="0.806cm" svg:x="16.709cm" svg:y="2.259cm">
            <draw:text-box>
              <text:p text:style-name="P4"><text:span text:style-name="T39">H</text:span></text:p>
            </draw:text-box>
          </draw:frame>
        </draw:g>
        <draw:frame presentation:style-name="pr3" draw:text-style-name="P1" draw:layer="layout" svg:width="3.3cm" svg:height="1.772cm" svg:x="0.1cm" svg:y="0.1cm" presentation:class="title" presentation:user-transformed="true">
          <draw:text-box>
            <text:p><text:span text:style-name="T1">GIT</text:span></text:p>
          </draw:text-box>
        </draw:frame>
        <draw:frame draw:style-name="gr126" draw:text-style-name="P54" draw:layer="layout" svg:width="9.612cm" svg:height="0.962cm" svg:x="9.294cm" svg:y="0.6cm">
          <draw:text-box>
            <text:p><text:span text:style-name="T2">Working in </text:span><text:span text:style-name="T2">local </text:span><text:span text:style-name="T2">“master </text:span><text:span text:style-name="T2">branch”</text:span></text:p>
          </draw:text-box>
        </draw:frame>
        <draw:frame draw:style-name="gr129" draw:text-style-name="P61" draw:layer="layout" svg:width="5.861cm" svg:height="0.962cm" svg:x="1.517cm" svg:y="4.5cm">
          <draw:text-box>
            <text:p><text:span text:style-name="T53">Useful git </text:span><text:span text:style-name="T53">commands</text:span></text:p>
          </draw:text-box>
        </draw:frame>
        <draw:frame draw:style-name="gr132" draw:text-style-name="P78" draw:layer="layout" svg:width="22.597cm" svg:height="8.139cm" svg:x="1.403cm" svg:y="5.388cm">
          <draw:text-box>
            <text:list text:style-name="L1">
              <text:list-item>
                <text:p text:style-name="P10"><text:span text:style-name="T50">git log : </text:span><text:span text:style-name="T43">view </text:span><text:span text:style-name="T43">the git commit </text:span><text:span text:style-name="T43">history / git </text:span><text:span text:style-name="T43">commit graph</text:span></text:p>
                <text:list>
                  <text:list-item>
                    <text:p text:style-name="P10"><text:span text:style-name="T50">git log, git </text:span><text:span text:style-name="T50">log </text:span><text:span text:style-name="T50">filename, </text:span></text:p>
                  </text:list-item>
                  <text:list-item>
                    <text:p text:style-name="P10"><text:span text:style-name="T50">git log --all </text:span><text:span text:style-name="T50">--decorate </text:span><text:span text:style-name="T50">--oneline –</text:span><text:span text:style-name="T50">graph</text:span></text:p>
                  </text:list-item>
                  <text:list-item>
                    <text:p text:style-name="P10"><text:span text:style-name="T12">with more </text:span><text:span text:style-name="T12">detail of </text:span><text:span text:style-name="T12">changes </text:span><text:span text:style-name="T12">in files : <text:s/></text:span><text:span text:style-name="T74">git log --</text:span><text:span text:style-name="T74">stat --all --</text:span><text:span text:style-name="T74">decorate </text:span><text:span text:style-name="T74">--oneline –</text:span><text:span text:style-name="T74">graph</text:span></text:p>
                  </text:list-item>
                  <text:list-item>
                    <text:p text:style-name="P10"><text:span text:style-name="T75">Alias for </text:span><text:span text:style-name="T75">last :</text:span><text:span text:style-name="T74"> git </text:span><text:span text:style-name="T74">config --</text:span><text:span text:style-name="T74">global </text:span><text:span text:style-name="T74">alias.logF</text:span><text:span text:style-name="T74">ullInfo 'log </text:span><text:span text:style-name="T74">--stat --all </text:span><text:span text:style-name="T74">--decorate </text:span><text:span text:style-name="T74">--oneline </text:span><text:span text:style-name="T74">--graph'</text:span></text:p>
                  </text:list-item>
                </text:list>
              </text:list-item>
              <text:list-item>
                <text:p text:style-name="P10"><text:span text:style-name="T50">git reflog :</text:span></text:p>
              </text:list-item>
              <text:list-item>
                <text:p text:style-name="P10"><text:span text:style-name="T50">git diff:</text:span><text:span text:style-name="T43"> see </text:span><text:span text:style-name="T43">differences </text:span><text:span text:style-name="T43">bteween WT </text:span><text:span text:style-name="T43">and SA (all </text:span><text:span text:style-name="T43">diff or for a </text:span><text:span text:style-name="T43">single file)</text:span></text:p>
                <text:list>
                  <text:list-item>
                    <text:p text:style-name="P10"><text:span text:style-name="T50">git diff –</text:span><text:span text:style-name="T50">cached:</text:span><text:span text:style-name="T43"> </text:span><text:span text:style-name="T43">diff of </text:span><text:span text:style-name="T43">staging </text:span><text:span text:style-name="T43">area and </text:span><text:span text:style-name="T43">latest </text:span><text:span text:style-name="T43">commit</text:span></text:p>
                  </text:list-item>
                  <text:list-item>
                    <text:p text:style-name="P10"><text:span text:style-name="T50"/></text:p>
                  </text:list-item>
                </text:list>
              </text:list-item>
              <text:list-item>
                <text:p text:style-name="P10"><text:span text:style-name="T50">git checkout </text:span><text:span text:style-name="T50">-- filename:</text:span><text:span text:style-name="T43"> </text:span><text:span text:style-name="T43">retrieve a file </text:span><text:span text:style-name="T43">from the </text:span><text:span text:style-name="T43">staging area </text:span><text:span text:style-name="T43">into the </text:span><text:span text:style-name="T43">working tree</text:span></text:p>
              </text:list-item>
              <text:list-item>
                <text:p text:style-name="P10"><text:span text:style-name="T50">git reset </text:span><text:span text:style-name="T50">HEAD </text:span><text:span text:style-name="T50">filename:</text:span><text:span text:style-name="T43"> </text:span><text:span text:style-name="T43">retrieve a file </text:span><text:span text:style-name="T43">from the latest </text:span><text:span text:style-name="T43">commit into </text:span><text:span text:style-name="T43">the staging </text:span><text:span text:style-name="T43">area</text:span></text:p>
              </text:list-item>
              <text:list-item>
                <text:p text:style-name="P10"><text:span text:style-name="T50">git checkout </text:span><text:span text:style-name="T50">(commit </text:span><text:span text:style-name="T50">hash) </text:span><text:span text:style-name="T50">filename:</text:span><text:span text:style-name="T43"> </text:span><text:span text:style-name="T43">retrieve a file </text:span><text:span text:style-name="T43">from a </text:span><text:span text:style-name="T43">previous </text:span><text:span text:style-name="T43">commit</text:span></text:p>
              </text:list-item>
            </text:list>
          </draw:text-box>
        </draw:frame>
        <presentation:notes draw:style-name="dp2">
          <draw:page-thumbnail draw:style-name="gr3"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custom-shape draw:style-name="gr103" draw:text-style-name="P12" draw:layer="layout" svg:width="27cm" svg:height="12.6cm" svg:x="0.5cm" svg:y="2.4cm">
          <text:p/>
          <draw:enhanced-geometry svg:viewBox="0 0 21600 21600" draw:type="rectangle" draw:enhanced-path="M 0 0 L 21600 0 21600 21600 0 21600 0 0 Z N"/>
        </draw:custom-shape>
        <draw:g>
          <draw:custom-shape draw:style-name="gr133" draw:text-style-name="P13" draw:layer="layout" svg:width="7.5cm" svg:height="11cm" svg:x="1.5cm" svg:y="3.402cm">
            <text:p/>
            <draw:enhanced-geometry svg:viewBox="0 0 21600 21600" draw:type="rectangle" draw:enhanced-path="M 0 0 L 21600 0 21600 21600 0 21600 0 0 Z N"/>
          </draw:custom-shape>
        </draw:g>
        <draw:g>
          <draw:custom-shape draw:style-name="gr105" draw:text-style-name="P36" draw:layer="layout" svg:width="7.5cm" svg:height="11cm" svg:x="10.2cm" svg:y="3.399cm">
            <text:p/>
            <draw:enhanced-geometry svg:viewBox="0 0 21600 21600" draw:type="rectangle" draw:enhanced-path="M 0 0 L 21600 0 21600 21600 0 21600 0 0 Z N"/>
          </draw:custom-shape>
        </draw:g>
        <draw:g>
          <draw:custom-shape draw:style-name="gr106" draw:text-style-name="P38" draw:layer="layout" svg:width="7.5cm" svg:height="11cm" svg:x="18.965cm" svg:y="3.402cm">
            <text:p/>
            <draw:enhanced-geometry svg:viewBox="0 0 21600 21600" draw:type="rectangle" draw:enhanced-path="M 0 0 L 21600 0 21600 21600 0 21600 0 0 Z N"/>
          </draw:custom-shape>
        </draw:g>
        <draw:frame draw:style-name="gr108" draw:text-style-name="P65" draw:layer="layout" svg:width="5.447cm" svg:height="0.763cm" svg:x="2.6cm" svg:y="2.6cm">
          <draw:text-box>
            <text:p><text:span text:style-name="T45">Working Tree -</text:span><text:span text:style-name="T54"> </text:span><text:span text:style-name="T48">Visible dir</text:span></text:p>
          </draw:text-box>
        </draw:frame>
        <draw:frame draw:style-name="gr109" draw:text-style-name="P65" draw:layer="layout" svg:width="5.201cm" svg:height="0.763cm" svg:x="11.201cm" svg:y="2.601cm">
          <draw:text-box>
            <text:p><text:span text:style-name="T41">Staging Area – </text:span><text:span text:style-name="T55">Hide dir</text:span></text:p>
          </draw:text-box>
        </draw:frame>
        <draw:frame draw:style-name="gr110" draw:text-style-name="P65" draw:layer="layout" svg:width="6.446cm" svg:height="0.763cm" svg:x="19.602cm" svg:y="2.602cm">
          <draw:text-box>
            <text:p><text:span text:style-name="T41">History of </text:span><text:span text:style-name="T41">Commits – </text:span><text:span text:style-name="T55">Hide </text:span><text:span text:style-name="T55">dir</text:span></text:p>
          </draw:text-box>
        </draw:frame>
        <draw:frame draw:style-name="gr116" draw:text-style-name="P67" draw:layer="layout" svg:width="6.323cm" svg:height="0.839cm" svg:x="2.1cm" svg:y="3.9cm">
          <draw:text-box>
            <text:p><text:span text:style-name="T40">Subdirs </text:span><text:span text:style-name="T40">&amp;Files of </text:span><text:span text:style-name="T40">Project</text:span></text:p>
          </draw:text-box>
        </draw:frame>
        <draw:frame draw:style-name="gr118" draw:text-style-name="P70" draw:layer="layout" svg:width="6.458cm" svg:height="1.427cm" svg:x="10.701cm" svg:y="3.7cm">
          <draw:text-box>
            <text:p text:style-name="P4"><text:span text:style-name="T40">Sub-dirs and </text:span><text:span text:style-name="T40">files </text:span></text:p>
            <text:p text:style-name="P4"><text:span text:style-name="T40">that have </text:span><text:span text:style-name="T40">been staged</text:span></text:p>
          </draw:text-box>
        </draw:frame>
        <draw:frame draw:style-name="gr124" draw:text-style-name="P75" draw:layer="layout" svg:width="6.458cm" svg:height="0.899cm" svg:x="19.601cm" svg:y="3.901cm">
          <draw:text-box>
            <text:p text:style-name="P4"><text:span text:style-name="T65">All </text:span><text:span text:style-name="T65">cronological </text:span><text:span text:style-name="T65">commits </text:span></text:p>
          </draw:text-box>
        </draw:frame>
        <draw:frame presentation:style-name="pr3" draw:text-style-name="P1" draw:layer="layout" svg:width="3.3cm" svg:height="1.772cm" svg:x="0.1cm" svg:y="0.1cm" presentation:class="title" presentation:user-transformed="true">
          <draw:text-box>
            <text:p><text:span text:style-name="T1">GIT</text:span></text:p>
          </draw:text-box>
        </draw:frame>
        <draw:frame draw:style-name="gr134" draw:text-style-name="P65" draw:layer="layout" svg:width="7.047cm" svg:height="0.962cm" svg:x="10.195cm" svg:y="0.6cm">
          <draw:text-box>
            <text:p>Branching and Merging</text:p>
          </draw:text-box>
        </draw:frame>
        <presentation:notes draw:style-name="dp2">
          <draw:page-thumbnail draw:style-name="gr3"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custom-shape draw:style-name="gr103" draw:text-style-name="P12" draw:layer="layout" svg:width="27cm" svg:height="12.6cm" svg:x="0.5cm" svg:y="2.4cm">
          <text:p/>
          <draw:enhanced-geometry svg:viewBox="0 0 21600 21600" draw:type="rectangle" draw:enhanced-path="M 0 0 L 21600 0 21600 21600 0 21600 0 0 Z N"/>
        </draw:custom-shape>
        <draw:g>
          <draw:custom-shape draw:style-name="gr133" draw:text-style-name="P13" draw:layer="layout" svg:width="7.5cm" svg:height="11cm" svg:x="1.5cm" svg:y="3.402cm">
            <text:p/>
            <draw:enhanced-geometry svg:viewBox="0 0 21600 21600" draw:type="rectangle" draw:enhanced-path="M 0 0 L 21600 0 21600 21600 0 21600 0 0 Z N"/>
          </draw:custom-shape>
        </draw:g>
        <draw:g>
          <draw:custom-shape draw:style-name="gr105" draw:text-style-name="P36" draw:layer="layout" svg:width="7.5cm" svg:height="11cm" svg:x="10.2cm" svg:y="3.399cm">
            <text:p/>
            <draw:enhanced-geometry svg:viewBox="0 0 21600 21600" draw:type="rectangle" draw:enhanced-path="M 0 0 L 21600 0 21600 21600 0 21600 0 0 Z N"/>
          </draw:custom-shape>
        </draw:g>
        <draw:g>
          <draw:custom-shape draw:style-name="gr106" draw:text-style-name="P38" draw:layer="layout" svg:width="7.5cm" svg:height="11cm" svg:x="18.965cm" svg:y="3.402cm">
            <text:p/>
            <draw:enhanced-geometry svg:viewBox="0 0 21600 21600" draw:type="rectangle" draw:enhanced-path="M 0 0 L 21600 0 21600 21600 0 21600 0 0 Z N"/>
          </draw:custom-shape>
        </draw:g>
        <draw:frame draw:style-name="gr108" draw:text-style-name="P65" draw:layer="layout" svg:width="5.447cm" svg:height="0.763cm" svg:x="2.6cm" svg:y="2.6cm">
          <draw:text-box>
            <text:p><text:span text:style-name="T45">Working Tree -</text:span><text:span text:style-name="T54"> </text:span><text:span text:style-name="T48">Visible dir</text:span></text:p>
          </draw:text-box>
        </draw:frame>
        <draw:frame draw:style-name="gr109" draw:text-style-name="P65" draw:layer="layout" svg:width="5.201cm" svg:height="0.763cm" svg:x="11.201cm" svg:y="2.601cm">
          <draw:text-box>
            <text:p><text:span text:style-name="T41">Staging Area – </text:span><text:span text:style-name="T55">Hide dir</text:span></text:p>
          </draw:text-box>
        </draw:frame>
        <draw:frame draw:style-name="gr110" draw:text-style-name="P65" draw:layer="layout" svg:width="6.446cm" svg:height="0.763cm" svg:x="19.602cm" svg:y="2.602cm">
          <draw:text-box>
            <text:p><text:span text:style-name="T41">History of </text:span><text:span text:style-name="T41">Commits – </text:span><text:span text:style-name="T55">Hide </text:span><text:span text:style-name="T55">dir</text:span></text:p>
          </draw:text-box>
        </draw:frame>
        <draw:frame draw:style-name="gr116" draw:text-style-name="P67" draw:layer="layout" svg:width="6.323cm" svg:height="0.839cm" svg:x="2.1cm" svg:y="3.9cm">
          <draw:text-box>
            <text:p><text:span text:style-name="T40">Subdirs </text:span><text:span text:style-name="T40">&amp;Files of </text:span><text:span text:style-name="T40">Project</text:span></text:p>
          </draw:text-box>
        </draw:frame>
        <draw:frame draw:style-name="gr118" draw:text-style-name="P70" draw:layer="layout" svg:width="6.458cm" svg:height="1.427cm" svg:x="10.701cm" svg:y="3.7cm">
          <draw:text-box>
            <text:p text:style-name="P4"><text:span text:style-name="T40">Sub-dirs and </text:span><text:span text:style-name="T40">files </text:span></text:p>
            <text:p text:style-name="P4"><text:span text:style-name="T40">that have </text:span><text:span text:style-name="T40">been staged</text:span></text:p>
          </draw:text-box>
        </draw:frame>
        <draw:frame draw:style-name="gr124" draw:text-style-name="P75" draw:layer="layout" svg:width="6.458cm" svg:height="0.899cm" svg:x="19.601cm" svg:y="3.901cm">
          <draw:text-box>
            <text:p text:style-name="P4"><text:span text:style-name="T65">All </text:span><text:span text:style-name="T65">cronological </text:span><text:span text:style-name="T65">commits </text:span></text:p>
          </draw:text-box>
        </draw:frame>
        <draw:frame presentation:style-name="pr3" draw:text-style-name="P1" draw:layer="layout" svg:width="3.3cm" svg:height="1.772cm" svg:x="0.1cm" svg:y="0.1cm" presentation:class="title" presentation:user-transformed="true">
          <draw:text-box>
            <text:p><text:span text:style-name="T1">GIT</text:span></text:p>
          </draw:text-box>
        </draw:frame>
        <draw:frame draw:style-name="gr135" draw:text-style-name="P65" draw:layer="layout" svg:width="9.477cm" svg:height="0.962cm" svg:x="9.395cm" svg:y="0.6cm">
          <draw:text-box>
            <text:p>Working with git server (remote)</text:p>
          </draw:text-box>
        </draw:frame>
        <presentation:notes draw:style-name="dp2">
          <draw:page-thumbnail draw:style-name="gr3"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1" draw:text-style-name="P1" draw:layer="layout" svg:width="5.1cm" svg:height="1.472cm" svg:x="11.4cm" svg:y="0.328cm" presentation:class="title" presentation:user-transformed="true">
          <draw:text-box>
            <text:p><text:span text:style-name="T1">GIT</text:span></text:p>
          </draw:text-box>
        </draw:frame>
        <draw:frame draw:style-name="gr4" draw:text-style-name="P7" draw:layer="layout" svg:width="8.524cm" svg:height="1.427cm" svg:x="9.7cm" svg:y="1.7cm">
          <draw:text-box>
            <text:p text:style-name="P4"><text:span text:style-name="T4">First </text:span><text:span text:style-name="T4">definitions</text:span><text:span text:style-name="T4"><text:line-break/></text:span><text:span text:style-name="T4">(working </text:span><text:span text:style-name="T4">with a git </text:span><text:span text:style-name="T4">server repo) </text:span></text:p>
          </draw:text-box>
        </draw:frame>
        <draw:frame draw:style-name="gr136" draw:text-style-name="P84" draw:layer="layout" svg:width="19.1cm" svg:height="8.972cm" svg:x="4.3cm" svg:y="4.9cm">
          <draw:text-box>
            <text:list text:style-name="L1">
              <text:list-item>
                <text:p text:style-name="P82"><text:span text:style-name="T29"><text:a xlink:href="https://www.hostinger.com/tutorials/basic-git-commands" xlink:type="simple">https://www.hostinger.com/tutorials/basic-git-commands</text:a></text:span></text:p>
              </text:list-item>
              <text:list-item>
                <text:p text:style-name="P83"><text:span text:style-name="T29">B</text:span></text:p>
              </text:list-item>
              <text:list-item>
                <text:p text:style-name="P83"><text:span text:style-name="T29">C</text:span></text:p>
              </text:list-item>
            </text:list>
          </draw:text-box>
        </draw:frame>
        <draw:frame draw:style-name="gr137" draw:text-style-name="P65" draw:layer="layout" svg:width="11.492cm" svg:height="0.962cm" svg:x="8.2cm" svg:y="3.5cm">
          <draw:text-box>
            <text:p><text:span text:style-name="T76">Tutorials </text:span><text:span text:style-name="T76">and Cheat </text:span><text:span text:style-name="T76">Shits </text:span><text:span text:style-name="T76">references</text:span></text:p>
          </draw:text-box>
        </draw:frame>
        <presentation:notes draw:style-name="dp2">
          <draw:page-thumbnail draw:style-name="gr3"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quare" svg:viewBox="0 0 10 10" svg:d="M0 0h10v10h-1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1-24T11:07:53.127477920</meta:creation-date>
    <dc:date>2022-11-29T18:28:43.807193580</dc:date>
    <meta:editing-duration>PT6H59M10S</meta:editing-duration>
    <meta:editing-cycles>87</meta:editing-cycles>
    <meta:generator>LibreOffice/6.0.7.3$Linux_X86_64 LibreOffice_project/00m0$Build-3</meta:generator>
    <meta:document-statistic meta:object-count="302"/>
  </office:meta>
</office:document-meta>
</file>